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sp-metrics" table:style-name="ta1">
        <table:table-column table:style-name="co1" table:number-columns-repeated="70" table:default-cell-style-name="Default"/>
        <table:table-row table:style-name="ro1">
          <table:table-cell office:value-type="string" calcext:value-type="string">
            <text:p>variation_name</text:p>
          </table:table-cell>
          <table:table-cell office:value-type="string" calcext:value-type="string">
            <text:p>position_offset_x</text:p>
          </table:table-cell>
          <table:table-cell office:value-type="string" calcext:value-type="string">
            <text:p>position_offset_y</text:p>
          </table:table-cell>
          <table:table-cell office:value-type="string" calcext:value-type="string">
            <text:p>position_offset_z</text:p>
          </table:table-cell>
          <table:table-cell office:value-type="string" calcext:value-type="string">
            <text:p>rotation_offset_deg_x</text:p>
          </table:table-cell>
          <table:table-cell office:value-type="string" calcext:value-type="string">
            <text:p>rotation_offset_deg_y</text:p>
          </table:table-cell>
          <table:table-cell office:value-type="string" calcext:value-type="string">
            <text:p>rotation_offset_deg_z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ist_COP_x</text:p>
          </table:table-cell>
          <table:table-cell office:value-type="string" calcext:value-type="string">
            <text:p>opt_COPx</text:p>
          </table:table-cell>
          <table:table-cell office:value-type="string" calcext:value-type="string">
            <text:p>CoP+ X</text:p>
          </table:table-cell>
          <table:table-cell office:value-type="string" calcext:value-type="string">
            <text:p>CoP+ Y</text:p>
          </table:table-cell>
          <table:table-cell office:value-type="string" calcext:value-type="string">
            <text:p>CoP+ Z</text:p>
          </table:table-cell>
          <table:table-cell office:value-type="string" calcext:value-type="string">
            <text:p>Taxel+ active</text:p>
          </table:table-cell>
          <table:table-cell office:value-type="string" calcext:value-type="string">
            <text:p>F_max+</text:p>
          </table:table-cell>
          <table:table-cell office:value-type="string" calcext:value-type="string">
            <text:p>F_min+</text:p>
          </table:table-cell>
          <table:table-cell office:value-type="string" calcext:value-type="string">
            <text:p>Dist+</text:p>
          </table:table-cell>
          <table:table-cell office:value-type="string" calcext:value-type="string">
            <text:p>F_mean10</text:p>
          </table:table-cell>
          <table:table-cell office:value-type="string" calcext:value-type="string">
            <text:p>Std_10</text:p>
          </table:table-cell>
          <table:table-cell office:value-type="string" calcext:value-type="string">
            <text:p>Mean_1-5</text:p>
          </table:table-cell>
          <table:table-cell office:value-type="string" calcext:value-type="string">
            <text:p>Mean_7-11</text:p>
          </table:table-cell>
          <table:table-cell office:value-type="string" calcext:value-type="string">
            <text:p>Diff_Means</text:p>
          </table:table-cell>
          <table:table-cell office:value-type="string" calcext:value-type="string">
            <text:p>1 force (N)</text:p>
          </table:table-cell>
          <table:table-cell office:value-type="string" calcext:value-type="string">
            <text:p>2 force (N)</text:p>
          </table:table-cell>
          <table:table-cell office:value-type="string" calcext:value-type="string">
            <text:p>3 force (N)</text:p>
          </table:table-cell>
          <table:table-cell office:value-type="string" calcext:value-type="string">
            <text:p>4 force (N)</text:p>
          </table:table-cell>
          <table:table-cell office:value-type="string" calcext:value-type="string">
            <text:p>5 force (N)</text:p>
          </table:table-cell>
          <table:table-cell office:value-type="string" calcext:value-type="string">
            <text:p>6 force (N)</text:p>
          </table:table-cell>
          <table:table-cell office:value-type="string" calcext:value-type="string">
            <text:p>7 force (N)</text:p>
          </table:table-cell>
          <table:table-cell office:value-type="string" calcext:value-type="string">
            <text:p>8 force (N)</text:p>
          </table:table-cell>
          <table:table-cell office:value-type="string" calcext:value-type="string">
            <text:p>9 force (N)</text:p>
          </table:table-cell>
          <table:table-cell office:value-type="string" calcext:value-type="string">
            <text:p>10 force (N)</text:p>
          </table:table-cell>
          <table:table-cell office:value-type="string" calcext:value-type="string">
            <text:p>11 force (N)</text:p>
          </table:table-cell>
          <table:table-cell office:value-type="string" calcext:value-type="string">
            <text:p>12 force (N)</text:p>
          </table:table-cell>
          <table:table-cell office:value-type="string" calcext:value-type="string">
            <text:p>1 X (world)</text:p>
          </table:table-cell>
          <table:table-cell office:value-type="string" calcext:value-type="string">
            <text:p>1 Y (world)</text:p>
          </table:table-cell>
          <table:table-cell office:value-type="string" calcext:value-type="string">
            <text:p>1 Z (world)</text:p>
          </table:table-cell>
          <table:table-cell office:value-type="string" calcext:value-type="string">
            <text:p>2 X (world)</text:p>
          </table:table-cell>
          <table:table-cell office:value-type="string" calcext:value-type="string">
            <text:p>2 Y (world)</text:p>
          </table:table-cell>
          <table:table-cell office:value-type="string" calcext:value-type="string">
            <text:p>2 Z (world)</text:p>
          </table:table-cell>
          <table:table-cell office:value-type="string" calcext:value-type="string">
            <text:p>3 X (world)</text:p>
          </table:table-cell>
          <table:table-cell office:value-type="string" calcext:value-type="string">
            <text:p>3 Y (world)</text:p>
          </table:table-cell>
          <table:table-cell office:value-type="string" calcext:value-type="string">
            <text:p>3 Z (world)</text:p>
          </table:table-cell>
          <table:table-cell office:value-type="string" calcext:value-type="string">
            <text:p>4 X (world)</text:p>
          </table:table-cell>
          <table:table-cell office:value-type="string" calcext:value-type="string">
            <text:p>4 Y (world)</text:p>
          </table:table-cell>
          <table:table-cell office:value-type="string" calcext:value-type="string">
            <text:p>4 Z (world)</text:p>
          </table:table-cell>
          <table:table-cell office:value-type="string" calcext:value-type="string">
            <text:p>5 X (world)</text:p>
          </table:table-cell>
          <table:table-cell office:value-type="string" calcext:value-type="string">
            <text:p>5 Y (world)</text:p>
          </table:table-cell>
          <table:table-cell office:value-type="string" calcext:value-type="string">
            <text:p>5 Z (world)</text:p>
          </table:table-cell>
          <table:table-cell office:value-type="string" calcext:value-type="string">
            <text:p>6 X (world)</text:p>
          </table:table-cell>
          <table:table-cell office:value-type="string" calcext:value-type="string">
            <text:p>6 Y (world)</text:p>
          </table:table-cell>
          <table:table-cell office:value-type="string" calcext:value-type="string">
            <text:p>6 Z (world)</text:p>
          </table:table-cell>
          <table:table-cell office:value-type="string" calcext:value-type="string">
            <text:p>7 X (world)</text:p>
          </table:table-cell>
          <table:table-cell office:value-type="string" calcext:value-type="string">
            <text:p>7 Y (world)</text:p>
          </table:table-cell>
          <table:table-cell office:value-type="string" calcext:value-type="string">
            <text:p>7 Z (world)</text:p>
          </table:table-cell>
          <table:table-cell office:value-type="string" calcext:value-type="string">
            <text:p>8 X (world)</text:p>
          </table:table-cell>
          <table:table-cell office:value-type="string" calcext:value-type="string">
            <text:p>8 Y (world)</text:p>
          </table:table-cell>
          <table:table-cell office:value-type="string" calcext:value-type="string">
            <text:p>8 Z (world)</text:p>
          </table:table-cell>
          <table:table-cell office:value-type="string" calcext:value-type="string">
            <text:p>9 X (world)</text:p>
          </table:table-cell>
          <table:table-cell office:value-type="string" calcext:value-type="string">
            <text:p>9 Y (world)</text:p>
          </table:table-cell>
          <table:table-cell office:value-type="string" calcext:value-type="string">
            <text:p>9 Z (world)</text:p>
          </table:table-cell>
          <table:table-cell office:value-type="string" calcext:value-type="string">
            <text:p>10 X (world)</text:p>
          </table:table-cell>
          <table:table-cell office:value-type="string" calcext:value-type="string">
            <text:p>10 Y (world)</text:p>
          </table:table-cell>
          <table:table-cell office:value-type="string" calcext:value-type="string">
            <text:p>10 Z (world)</text:p>
          </table:table-cell>
          <table:table-cell office:value-type="string" calcext:value-type="string">
            <text:p>11 X (world)</text:p>
          </table:table-cell>
          <table:table-cell office:value-type="string" calcext:value-type="string">
            <text:p>11 Y (world)</text:p>
          </table:table-cell>
          <table:table-cell office:value-type="string" calcext:value-type="string">
            <text:p>11 Z (world)</text:p>
          </table:table-cell>
          <table:table-cell office:value-type="string" calcext:value-type="string">
            <text:p>12 X (world)</text:p>
          </table:table-cell>
          <table:table-cell office:value-type="string" calcext:value-type="string">
            <text:p>12 Y (world)</text:p>
          </table:table-cell>
          <table:table-cell office:value-type="string" calcext:value-type="string">
            <text:p>12 Z (world)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025-07-09 12:57:53</text:p>
          </table:table-cell>
          <table:table-cell office:value-type="float" office:value="-0.0001858" calcext:value-type="float">
            <text:p>-0.0001858</text:p>
          </table:table-cell>
          <table:table-cell office:value-type="float" office:value="0.6920955" calcext:value-type="float">
            <text:p>0.6920955</text:p>
          </table:table-cell>
          <table:table-cell office:value-type="float" office:value="0.6919098" calcext:value-type="float">
            <text:p>0.6919098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383502" calcext:value-type="float">
            <text:p>0.0383502</text:p>
          </table:table-cell>
          <table:table-cell office:value-type="float" office:value="10" calcext:value-type="float">
            <text:p>10</text:p>
          </table:table-cell>
          <table:table-cell office:value-type="float" office:value="0.930601596832275" calcext:value-type="float">
            <text:p>0.930601596832275</text:p>
          </table:table-cell>
          <table:table-cell office:value-type="float" office:value="0.198415398597717" calcext:value-type="float">
            <text:p>0.198415398597717</text:p>
          </table:table-cell>
          <table:table-cell office:value-type="float" office:value="0.732186198234558" calcext:value-type="float">
            <text:p>0.732186198234558</text:p>
          </table:table-cell>
          <table:table-cell office:value-type="float" office:value="0.501981857419014" calcext:value-type="float">
            <text:p>0.501981857419014</text:p>
          </table:table-cell>
          <table:table-cell office:value-type="float" office:value="0.278260720538754" calcext:value-type="float">
            <text:p>0.278260720538754</text:p>
          </table:table-cell>
          <table:table-cell office:value-type="float" office:value="0.471900153160095" calcext:value-type="float">
            <text:p>0.471900153160095</text:p>
          </table:table-cell>
          <table:table-cell office:value-type="float" office:value="0.532063561677933" calcext:value-type="float">
            <text:p>0.532063561677933</text:p>
          </table:table-cell>
          <table:table-cell office:value-type="float" office:value="0.0601634085178376" calcext:value-type="float">
            <text:p>0.0601634085178376</text:p>
          </table:table-cell>
          <table:table-cell office:value-type="float" office:value="0.3432684" calcext:value-type="float">
            <text:p>0.3432684</text:p>
          </table:table-cell>
          <table:table-cell office:value-type="float" office:value="0.27183" calcext:value-type="float">
            <text:p>0.27183</text:p>
          </table:table-cell>
          <table:table-cell office:value-type="float" office:value="0.37392" calcext:value-type="float">
            <text:p>0.37392</text:p>
          </table:table-cell>
          <table:table-cell office:value-type="float" office:value="0.5972962" calcext:value-type="float">
            <text:p>0.5972962</text:p>
          </table:table-cell>
          <table:table-cell office:value-type="float" office:value="0.7731862" calcext:value-type="float">
            <text:p>0.7731862</text:p>
          </table:table-cell>
          <table:table-cell office:value-type="float" office:value="0.0250346" calcext:value-type="float">
            <text:p>0.0250346</text:p>
          </table:table-cell>
          <table:table-cell office:value-type="float" office:value="0.1984154" calcext:value-type="float">
            <text:p>0.1984154</text:p>
          </table:table-cell>
          <table:table-cell office:value-type="float" office:value="0.2553808" calcext:value-type="float">
            <text:p>0.2553808</text:p>
          </table:table-cell>
          <table:table-cell office:value-type="float" office:value="0.36777" calcext:value-type="float">
            <text:p>0.36777</text:p>
          </table:table-cell>
          <table:table-cell office:value-type="float" office:value="0.9306016" calcext:value-type="float">
            <text:p>0.9306016</text:p>
          </table:table-cell>
          <table:table-cell office:value-type="float" office:value="0.90815" calcext:value-type="float">
            <text:p>0.90815</text:p>
          </table:table-cell>
          <table:table-cell office:value-type="float" office:value="-0.0114308" calcext:value-type="float">
            <text:p>-0.0114308</text:p>
          </table:table-cell>
          <table:table-cell office:value-type="float" office:value="0.6951955" calcext:value-type="float">
            <text:p>0.6951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18991" calcext:value-type="float">
            <text:p>0.0218991</text:p>
          </table:table-cell>
          <table:table-cell office:value-type="float" office:value="0.6951955" calcext:value-type="float">
            <text:p>0.6951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80991" calcext:value-type="float">
            <text:p>0.0280991</text:p>
          </table:table-cell>
          <table:table-cell office:value-type="float" office:value="0.6951955" calcext:value-type="float">
            <text:p>0.6951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342991" calcext:value-type="float">
            <text:p>0.0342991</text:p>
          </table:table-cell>
          <table:table-cell office:value-type="float" office:value="0.6951955" calcext:value-type="float">
            <text:p>0.6951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404991" calcext:value-type="float">
            <text:p>0.0404991</text:p>
          </table:table-cell>
          <table:table-cell office:value-type="float" office:value="0.6951955" calcext:value-type="float">
            <text:p>0.6951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466991" calcext:value-type="float">
            <text:p>0.0466991</text:p>
          </table:table-cell>
          <table:table-cell office:value-type="float" office:value="0.6951956" calcext:value-type="float">
            <text:p>0.6951956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528991" calcext:value-type="float">
            <text:p>0.0528991</text:p>
          </table:table-cell>
          <table:table-cell office:value-type="float" office:value="0.6889955" calcext:value-type="float">
            <text:p>0.6889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18991" calcext:value-type="float">
            <text:p>0.0218991</text:p>
          </table:table-cell>
          <table:table-cell office:value-type="float" office:value="0.6889955" calcext:value-type="float">
            <text:p>0.6889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80991" calcext:value-type="float">
            <text:p>0.0280991</text:p>
          </table:table-cell>
          <table:table-cell office:value-type="float" office:value="0.6889955" calcext:value-type="float">
            <text:p>0.6889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342991" calcext:value-type="float">
            <text:p>0.0342991</text:p>
          </table:table-cell>
          <table:table-cell office:value-type="float" office:value="0.6889955" calcext:value-type="float">
            <text:p>0.6889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404991" calcext:value-type="float">
            <text:p>0.0404991</text:p>
          </table:table-cell>
          <table:table-cell office:value-type="float" office:value="0.6889955" calcext:value-type="float">
            <text:p>0.6889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466991" calcext:value-type="float">
            <text:p>0.0466991</text:p>
          </table:table-cell>
          <table:table-cell office:value-type="float" office:value="0.6889956" calcext:value-type="float">
            <text:p>0.6889956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528991" calcext:value-type="float">
            <text:p>0.0528991</text:p>
          </table:table-cell>
        </table:table-row>
        <table:table-row table:style-name="ro1">
          <table:table-cell office:value-type="string" calcext:value-type="string">
            <text:p>x_plus_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58:06</text:p>
          </table:table-cell>
          <table:table-cell office:value-type="float" office:value="-0.0002247" calcext:value-type="float">
            <text:p>-0.0002247</text:p>
          </table:table-cell>
          <table:table-cell office:value-type="float" office:value="0.6930978" calcext:value-type="float">
            <text:p>0.6930978</text:p>
          </table:table-cell>
          <table:table-cell office:value-type="float" office:value="0.6928731" calcext:value-type="float">
            <text:p>0.6928731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386161" calcext:value-type="float">
            <text:p>0.0386161</text:p>
          </table:table-cell>
          <table:table-cell office:value-type="float" office:value="10" calcext:value-type="float">
            <text:p>10</text:p>
          </table:table-cell>
          <table:table-cell office:value-type="float" office:value="1.00777995586395" calcext:value-type="float">
            <text:p>1.00777995586395</text:p>
          </table:table-cell>
          <table:table-cell office:value-type="float" office:value="0.194725394248962" calcext:value-type="float">
            <text:p>0.194725394248962</text:p>
          </table:table-cell>
          <table:table-cell office:value-type="float" office:value="0.81305456161499" calcext:value-type="float">
            <text:p>0.81305456161499</text:p>
          </table:table-cell>
          <table:table-cell office:value-type="float" office:value="0.513297855854034" calcext:value-type="float">
            <text:p>0.513297855854034</text:p>
          </table:table-cell>
          <table:table-cell office:value-type="float" office:value="0.302370562470268" calcext:value-type="float">
            <text:p>0.302370562470268</text:p>
          </table:table-cell>
          <table:table-cell office:value-type="float" office:value="0.476082158088684" calcext:value-type="float">
            <text:p>0.476082158088684</text:p>
          </table:table-cell>
          <table:table-cell office:value-type="float" office:value="0.550513553619385" calcext:value-type="float">
            <text:p>0.550513553619385</text:p>
          </table:table-cell>
          <table:table-cell office:value-type="float" office:value="0.0744313955307007" calcext:value-type="float">
            <text:p>0.0744313955307007</text:p>
          </table:table-cell>
          <table:table-cell office:value-type="float" office:value="0.3440884" calcext:value-type="float">
            <text:p>0.3440884</text:p>
          </table:table-cell>
          <table:table-cell office:value-type="float" office:value="0.26773" calcext:value-type="float">
            <text:p>0.26773</text:p>
          </table:table-cell>
          <table:table-cell office:value-type="float" office:value="0.36695" calcext:value-type="float">
            <text:p>0.36695</text:p>
          </table:table-cell>
          <table:table-cell office:value-type="float" office:value="0.5866362" calcext:value-type="float">
            <text:p>0.5866362</text:p>
          </table:table-cell>
          <table:table-cell office:value-type="float" office:value="0.8150062" calcext:value-type="float">
            <text:p>0.8150062</text:p>
          </table:table-cell>
          <table:table-cell office:value-type="float" office:value="0.0238046" calcext:value-type="float">
            <text:p>0.0238046</text:p>
          </table:table-cell>
          <table:table-cell office:value-type="float" office:value="0.1947254" calcext:value-type="float">
            <text:p>0.1947254</text:p>
          </table:table-cell>
          <table:table-cell office:value-type="float" office:value="0.2504608" calcext:value-type="float">
            <text:p>0.2504608</text:p>
          </table:table-cell>
          <table:table-cell office:value-type="float" office:value="0.36367" calcext:value-type="float">
            <text:p>0.36367</text:p>
          </table:table-cell>
          <table:table-cell office:value-type="float" office:value="0.9359316" calcext:value-type="float">
            <text:p>0.9359316</text:p>
          </table:table-cell>
          <table:table-cell office:value-type="float" office:value="1.00778" calcext:value-type="float">
            <text:p>1.00778</text:p>
          </table:table-cell>
          <table:table-cell office:value-type="float" office:value="-0.0126608" calcext:value-type="float">
            <text:p>-0.0126608</text:p>
          </table:table-cell>
          <table:table-cell office:value-type="float" office:value="0.6961977" calcext:value-type="float">
            <text:p>0.6961977</text:p>
          </table:table-cell>
          <table:table-cell office:value-type="float" office:value="0.2472025" calcext:value-type="float">
            <text:p>0.2472025</text:p>
          </table:table-cell>
          <table:table-cell office:value-type="float" office:value="0.0219011" calcext:value-type="float">
            <text:p>0.0219011</text:p>
          </table:table-cell>
          <table:table-cell office:value-type="float" office:value="0.6961977" calcext:value-type="float">
            <text:p>0.6961977</text:p>
          </table:table-cell>
          <table:table-cell office:value-type="float" office:value="0.2472025" calcext:value-type="float">
            <text:p>0.2472025</text:p>
          </table:table-cell>
          <table:table-cell office:value-type="float" office:value="0.0281011" calcext:value-type="float">
            <text:p>0.0281011</text:p>
          </table:table-cell>
          <table:table-cell office:value-type="float" office:value="0.6961978" calcext:value-type="float">
            <text:p>0.6961978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343011" calcext:value-type="float">
            <text:p>0.0343011</text:p>
          </table:table-cell>
          <table:table-cell office:value-type="float" office:value="0.6961979" calcext:value-type="float">
            <text:p>0.6961979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405011" calcext:value-type="float">
            <text:p>0.0405011</text:p>
          </table:table-cell>
          <table:table-cell office:value-type="float" office:value="0.6961979" calcext:value-type="float">
            <text:p>0.6961979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467011" calcext:value-type="float">
            <text:p>0.0467011</text:p>
          </table:table-cell>
          <table:table-cell office:value-type="float" office:value="0.696198" calcext:value-type="float">
            <text:p>0.696198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529011" calcext:value-type="float">
            <text:p>0.0529011</text:p>
          </table:table-cell>
          <table:table-cell office:value-type="float" office:value="0.6899977" calcext:value-type="float">
            <text:p>0.6899977</text:p>
          </table:table-cell>
          <table:table-cell office:value-type="float" office:value="0.2472025" calcext:value-type="float">
            <text:p>0.2472025</text:p>
          </table:table-cell>
          <table:table-cell office:value-type="float" office:value="0.0219012" calcext:value-type="float">
            <text:p>0.0219012</text:p>
          </table:table-cell>
          <table:table-cell office:value-type="float" office:value="0.6899977" calcext:value-type="float">
            <text:p>0.6899977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281012" calcext:value-type="float">
            <text:p>0.0281012</text:p>
          </table:table-cell>
          <table:table-cell office:value-type="float" office:value="0.6899978" calcext:value-type="float">
            <text:p>0.6899978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343012" calcext:value-type="float">
            <text:p>0.0343012</text:p>
          </table:table-cell>
          <table:table-cell office:value-type="float" office:value="0.6899979" calcext:value-type="float">
            <text:p>0.6899979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405012" calcext:value-type="float">
            <text:p>0.0405012</text:p>
          </table:table-cell>
          <table:table-cell office:value-type="float" office:value="0.6899979" calcext:value-type="float">
            <text:p>0.6899979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467012" calcext:value-type="float">
            <text:p>0.0467012</text:p>
          </table:table-cell>
          <table:table-cell office:value-type="float" office:value="0.689998" calcext:value-type="float">
            <text:p>0.689998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529012" calcext:value-type="float">
            <text:p>0.0529012</text:p>
          </table:table-cell>
        </table:table-row>
        <table:table-row table:style-name="ro1">
          <table:table-cell office:value-type="string" calcext:value-type="string">
            <text:p>x_plus_2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58:19</text:p>
          </table:table-cell>
          <table:table-cell office:value-type="float" office:value="-0.0003666" calcext:value-type="float">
            <text:p>-0.0003666</text:p>
          </table:table-cell>
          <table:table-cell office:value-type="float" office:value="0.694092" calcext:value-type="float">
            <text:p>0.694092</text:p>
          </table:table-cell>
          <table:table-cell office:value-type="float" office:value="0.6937255" calcext:value-type="float">
            <text:p>0.6937255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385864" calcext:value-type="float">
            <text:p>0.0385864</text:p>
          </table:table-cell>
          <table:table-cell office:value-type="float" office:value="10" calcext:value-type="float">
            <text:p>10</text:p>
          </table:table-cell>
          <table:table-cell office:value-type="float" office:value="1.04919004440308" calcext:value-type="float">
            <text:p>1.04919004440308</text:p>
          </table:table-cell>
          <table:table-cell office:value-type="float" office:value="0.212355405092239" calcext:value-type="float">
            <text:p>0.212355405092239</text:p>
          </table:table-cell>
          <table:table-cell office:value-type="float" office:value="0.836834639310837" calcext:value-type="float">
            <text:p>0.836834639310837</text:p>
          </table:table-cell>
          <table:table-cell office:value-type="float" office:value="0.514814865589142" calcext:value-type="float">
            <text:p>0.514814865589142</text:p>
          </table:table-cell>
          <table:table-cell office:value-type="float" office:value="0.309781782916596" calcext:value-type="float">
            <text:p>0.309781782916596</text:p>
          </table:table-cell>
          <table:table-cell office:value-type="float" office:value="0.453942161798477" calcext:value-type="float">
            <text:p>0.453942161798477</text:p>
          </table:table-cell>
          <table:table-cell office:value-type="float" office:value="0.575687569379806" calcext:value-type="float">
            <text:p>0.575687569379806</text:p>
          </table:table-cell>
          <table:table-cell office:value-type="float" office:value="0.121745407581329" calcext:value-type="float">
            <text:p>0.121745407581329</text:p>
          </table:table-cell>
          <table:table-cell office:value-type="float" office:value="0.3379384" calcext:value-type="float">
            <text:p>0.3379384</text:p>
          </table:table-cell>
          <table:table-cell office:value-type="float" office:value="0.25584" calcext:value-type="float">
            <text:p>0.25584</text:p>
          </table:table-cell>
          <table:table-cell office:value-type="float" office:value="0.34358" calcext:value-type="float">
            <text:p>0.34358</text:p>
          </table:table-cell>
          <table:table-cell office:value-type="float" office:value="0.5476862" calcext:value-type="float">
            <text:p>0.5476862</text:p>
          </table:table-cell>
          <table:table-cell office:value-type="float" office:value="0.7846662" calcext:value-type="float">
            <text:p>0.7846662</text:p>
          </table:table-cell>
          <table:table-cell office:value-type="float" office:value="0.0225746" calcext:value-type="float">
            <text:p>0.0225746</text:p>
          </table:table-cell>
          <table:table-cell office:value-type="float" office:value="0.2123554" calcext:value-type="float">
            <text:p>0.2123554</text:p>
          </table:table-cell>
          <table:table-cell office:value-type="float" office:value="0.2680908" calcext:value-type="float">
            <text:p>0.2680908</text:p>
          </table:table-cell>
          <table:table-cell office:value-type="float" office:value="0.38007" calcext:value-type="float">
            <text:p>0.38007</text:p>
          </table:table-cell>
          <table:table-cell office:value-type="float" office:value="0.9687316" calcext:value-type="float">
            <text:p>0.9687316</text:p>
          </table:table-cell>
          <table:table-cell office:value-type="float" office:value="1.04919" calcext:value-type="float">
            <text:p>1.04919</text:p>
          </table:table-cell>
          <table:table-cell office:value-type="float" office:value="-0.0143008" calcext:value-type="float">
            <text:p>-0.0143008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218996" calcext:value-type="float">
            <text:p>0.0218996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280996" calcext:value-type="float">
            <text:p>0.0280996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342996" calcext:value-type="float">
            <text:p>0.0342996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404996" calcext:value-type="float">
            <text:p>0.0404996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466996" calcext:value-type="float">
            <text:p>0.0466996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528996" calcext:value-type="float">
            <text:p>0.0528996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218995" calcext:value-type="float">
            <text:p>0.0218995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280995" calcext:value-type="float">
            <text:p>0.0280995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342995" calcext:value-type="float">
            <text:p>0.0342995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404995" calcext:value-type="float">
            <text:p>0.0404995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466995" calcext:value-type="float">
            <text:p>0.0466995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528995" calcext:value-type="float">
            <text:p>0.0528995</text:p>
          </table:table-cell>
        </table:table-row>
        <table:table-row table:style-name="ro1">
          <table:table-cell office:value-type="string" calcext:value-type="string">
            <text:p>x_plus_3</text:p>
          </table:table-cell>
          <table:table-cell office:value-type="float" office:value="0.003" calcext:value-type="float">
            <text:p>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58:31</text:p>
          </table:table-cell>
          <table:table-cell office:value-type="float" office:value="-0.0008016" calcext:value-type="float">
            <text:p>-0.0008016</text:p>
          </table:table-cell>
          <table:table-cell office:value-type="float" office:value="0.6950979" calcext:value-type="float">
            <text:p>0.6950979</text:p>
          </table:table-cell>
          <table:table-cell office:value-type="float" office:value="0.6942962" calcext:value-type="float">
            <text:p>0.6942962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380416" calcext:value-type="float">
            <text:p>0.0380416</text:p>
          </table:table-cell>
          <table:table-cell office:value-type="float" office:value="10" calcext:value-type="float">
            <text:p>10</text:p>
          </table:table-cell>
          <table:table-cell office:value-type="float" office:value="1.07779157161713" calcext:value-type="float">
            <text:p>1.07779157161713</text:p>
          </table:table-cell>
          <table:table-cell office:value-type="float" office:value="0.218119993805885" calcext:value-type="float">
            <text:p>0.218119993805885</text:p>
          </table:table-cell>
          <table:table-cell office:value-type="float" office:value="0.859671577811241" calcext:value-type="float">
            <text:p>0.859671577811241</text:p>
          </table:table-cell>
          <table:table-cell office:value-type="float" office:value="0.516372852027416" calcext:value-type="float">
            <text:p>0.516372852027416</text:p>
          </table:table-cell>
          <table:table-cell office:value-type="float" office:value="0.317030795504927" calcext:value-type="float">
            <text:p>0.317030795504927</text:p>
          </table:table-cell>
          <table:table-cell office:value-type="float" office:value="0.382848158478737" calcext:value-type="float">
            <text:p>0.382848158478737</text:p>
          </table:table-cell>
          <table:table-cell office:value-type="float" office:value="0.649897545576096" calcext:value-type="float">
            <text:p>0.649897545576096</text:p>
          </table:table-cell>
          <table:table-cell office:value-type="float" office:value="0.267049387097359" calcext:value-type="float">
            <text:p>0.267049387097359</text:p>
          </table:table-cell>
          <table:table-cell office:value-type="float" office:value="0.3350684" calcext:value-type="float">
            <text:p>0.3350684</text:p>
          </table:table-cell>
          <table:table-cell office:value-type="float" office:value="0.21812" calcext:value-type="float">
            <text:p>0.21812</text:p>
          </table:table-cell>
          <table:table-cell office:value-type="float" office:value="0.29069" calcext:value-type="float">
            <text:p>0.29069</text:p>
          </table:table-cell>
          <table:table-cell office:value-type="float" office:value="0.4246862" calcext:value-type="float">
            <text:p>0.4246862</text:p>
          </table:table-cell>
          <table:table-cell office:value-type="float" office:value="0.6456762" calcext:value-type="float">
            <text:p>0.6456762</text:p>
          </table:table-cell>
          <table:table-cell office:value-type="float" office:value="0.0213446" calcext:value-type="float">
            <text:p>0.0213446</text:p>
          </table:table-cell>
          <table:table-cell office:value-type="float" office:value="0.2890254" calcext:value-type="float">
            <text:p>0.2890254</text:p>
          </table:table-cell>
          <table:table-cell office:value-type="float" office:value="0.3517308" calcext:value-type="float">
            <text:p>0.3517308</text:p>
          </table:table-cell>
          <table:table-cell office:value-type="float" office:value="0.45838" calcext:value-type="float">
            <text:p>0.45838</text:p>
          </table:table-cell>
          <table:table-cell office:value-type="float" office:value="1.0777916" calcext:value-type="float">
            <text:p>1.0777916</text:p>
          </table:table-cell>
          <table:table-cell office:value-type="float" office:value="1.07256" calcext:value-type="float">
            <text:p>1.07256</text:p>
          </table:table-cell>
          <table:table-cell office:value-type="float" office:value="-0.0143008" calcext:value-type="float">
            <text:p>-0.0143008</text:p>
          </table:table-cell>
          <table:table-cell office:value-type="float" office:value="0.6981979" calcext:value-type="float">
            <text:p>0.6981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218944" calcext:value-type="float">
            <text:p>0.0218944</text:p>
          </table:table-cell>
          <table:table-cell office:value-type="float" office:value="0.6981979" calcext:value-type="float">
            <text:p>0.6981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280944" calcext:value-type="float">
            <text:p>0.0280944</text:p>
          </table:table-cell>
          <table:table-cell office:value-type="float" office:value="0.6981979" calcext:value-type="float">
            <text:p>0.6981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342944" calcext:value-type="float">
            <text:p>0.0342944</text:p>
          </table:table-cell>
          <table:table-cell office:value-type="float" office:value="0.6981978" calcext:value-type="float">
            <text:p>0.6981978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404944" calcext:value-type="float">
            <text:p>0.0404944</text:p>
          </table:table-cell>
          <table:table-cell office:value-type="float" office:value="0.6981978" calcext:value-type="float">
            <text:p>0.6981978</text:p>
          </table:table-cell>
          <table:table-cell office:value-type="float" office:value="0.2472325" calcext:value-type="float">
            <text:p>0.2472325</text:p>
          </table:table-cell>
          <table:table-cell office:value-type="float" office:value="0.0466944" calcext:value-type="float">
            <text:p>0.0466944</text:p>
          </table:table-cell>
          <table:table-cell office:value-type="float" office:value="0.6981978" calcext:value-type="float">
            <text:p>0.6981978</text:p>
          </table:table-cell>
          <table:table-cell office:value-type="float" office:value="0.2472325" calcext:value-type="float">
            <text:p>0.2472325</text:p>
          </table:table-cell>
          <table:table-cell office:value-type="float" office:value="0.0528944" calcext:value-type="float">
            <text:p>0.0528944</text:p>
          </table:table-cell>
          <table:table-cell office:value-type="float" office:value="0.6919979" calcext:value-type="float">
            <text:p>0.6919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218944" calcext:value-type="float">
            <text:p>0.0218944</text:p>
          </table:table-cell>
          <table:table-cell office:value-type="float" office:value="0.6919979" calcext:value-type="float">
            <text:p>0.6919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280944" calcext:value-type="float">
            <text:p>0.0280944</text:p>
          </table:table-cell>
          <table:table-cell office:value-type="float" office:value="0.6919979" calcext:value-type="float">
            <text:p>0.6919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342944" calcext:value-type="float">
            <text:p>0.0342944</text:p>
          </table:table-cell>
          <table:table-cell office:value-type="float" office:value="0.6919978" calcext:value-type="float">
            <text:p>0.6919978</text:p>
          </table:table-cell>
          <table:table-cell office:value-type="float" office:value="0.2472325" calcext:value-type="float">
            <text:p>0.2472325</text:p>
          </table:table-cell>
          <table:table-cell office:value-type="float" office:value="0.0404944" calcext:value-type="float">
            <text:p>0.0404944</text:p>
          </table:table-cell>
          <table:table-cell office:value-type="float" office:value="0.6919978" calcext:value-type="float">
            <text:p>0.6919978</text:p>
          </table:table-cell>
          <table:table-cell office:value-type="float" office:value="0.2472325" calcext:value-type="float">
            <text:p>0.2472325</text:p>
          </table:table-cell>
          <table:table-cell office:value-type="float" office:value="0.0466944" calcext:value-type="float">
            <text:p>0.0466944</text:p>
          </table:table-cell>
          <table:table-cell office:value-type="float" office:value="0.6919978" calcext:value-type="float">
            <text:p>0.6919978</text:p>
          </table:table-cell>
          <table:table-cell office:value-type="float" office:value="0.2472325" calcext:value-type="float">
            <text:p>0.2472325</text:p>
          </table:table-cell>
          <table:table-cell office:value-type="float" office:value="0.0528944" calcext:value-type="float">
            <text:p>0.0528944</text:p>
          </table:table-cell>
        </table:table-row>
        <table:table-row table:style-name="ro1">
          <table:table-cell office:value-type="string" calcext:value-type="string">
            <text:p>x_plus_4</text:p>
          </table:table-cell>
          <table:table-cell office:value-type="float" office:value="0.004" calcext:value-type="float">
            <text:p>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58:44</text:p>
          </table:table-cell>
          <table:table-cell office:value-type="float" office:value="-0.0012328" calcext:value-type="float">
            <text:p>-0.0012328</text:p>
          </table:table-cell>
          <table:table-cell office:value-type="float" office:value="0.6960968" calcext:value-type="float">
            <text:p>0.6960968</text:p>
          </table:table-cell>
          <table:table-cell office:value-type="float" office:value="0.6948641" calcext:value-type="float">
            <text:p>0.6948641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379197" calcext:value-type="float">
            <text:p>0.0379197</text:p>
          </table:table-cell>
          <table:table-cell office:value-type="float" office:value="10" calcext:value-type="float">
            <text:p>10</text:p>
          </table:table-cell>
          <table:table-cell office:value-type="float" office:value="1.1733216047287" calcext:value-type="float">
            <text:p>1.1733216047287</text:p>
          </table:table-cell>
          <table:table-cell office:value-type="float" office:value="0.177530005574226" calcext:value-type="float">
            <text:p>0.177530005574226</text:p>
          </table:table-cell>
          <table:table-cell office:value-type="float" office:value="0.995791599154472" calcext:value-type="float">
            <text:p>0.995791599154472</text:p>
          </table:table-cell>
          <table:table-cell office:value-type="float" office:value="0.504646854102612" calcext:value-type="float">
            <text:p>0.504646854102612</text:p>
          </table:table-cell>
          <table:table-cell office:value-type="float" office:value="0.355069961879064" calcext:value-type="float">
            <text:p>0.355069961879064</text:p>
          </table:table-cell>
          <table:table-cell office:value-type="float" office:value="0.303964158892631" calcext:value-type="float">
            <text:p>0.303964158892631</text:p>
          </table:table-cell>
          <table:table-cell office:value-type="float" office:value="0.705329549312591" calcext:value-type="float">
            <text:p>0.705329549312591</text:p>
          </table:table-cell>
          <table:table-cell office:value-type="float" office:value="0.40136539041996" calcext:value-type="float">
            <text:p>0.40136539041996</text:p>
          </table:table-cell>
          <table:table-cell office:value-type="float" office:value="0.2850484" calcext:value-type="float">
            <text:p>0.2850484</text:p>
          </table:table-cell>
          <table:table-cell office:value-type="float" office:value="0.17753" calcext:value-type="float">
            <text:p>0.17753</text:p>
          </table:table-cell>
          <table:table-cell office:value-type="float" office:value="0.23821" calcext:value-type="float">
            <text:p>0.23821</text:p>
          </table:table-cell>
          <table:table-cell office:value-type="float" office:value="0.3078362" calcext:value-type="float">
            <text:p>0.3078362</text:p>
          </table:table-cell>
          <table:table-cell office:value-type="float" office:value="0.5111962" calcext:value-type="float">
            <text:p>0.5111962</text:p>
          </table:table-cell>
          <table:table-cell office:value-type="float" office:value="0.0221646" calcext:value-type="float">
            <text:p>0.0221646</text:p>
          </table:table-cell>
          <table:table-cell office:value-type="float" office:value="0.3287954" calcext:value-type="float">
            <text:p>0.3287954</text:p>
          </table:table-cell>
          <table:table-cell office:value-type="float" office:value="0.3960108" calcext:value-type="float">
            <text:p>0.3960108</text:p>
          </table:table-cell>
          <table:table-cell office:value-type="float" office:value="0.50758" calcext:value-type="float">
            <text:p>0.50758</text:p>
          </table:table-cell>
          <table:table-cell office:value-type="float" office:value="1.1733216" calcext:value-type="float">
            <text:p>1.1733216</text:p>
          </table:table-cell>
          <table:table-cell office:value-type="float" office:value="1.12094" calcext:value-type="float">
            <text:p>1.12094</text:p>
          </table:table-cell>
          <table:table-cell office:value-type="float" office:value="-0.0134808" calcext:value-type="float">
            <text:p>-0.0134808</text:p>
          </table:table-cell>
          <table:table-cell office:value-type="float" office:value="0.6991968" calcext:value-type="float">
            <text:p>0.6991968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19025" calcext:value-type="float">
            <text:p>0.0219025</text:p>
          </table:table-cell>
          <table:table-cell office:value-type="float" office:value="0.6991968" calcext:value-type="float">
            <text:p>0.6991968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81025" calcext:value-type="float">
            <text:p>0.0281025</text:p>
          </table:table-cell>
          <table:table-cell office:value-type="float" office:value="0.6991968" calcext:value-type="float">
            <text:p>0.6991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343025" calcext:value-type="float">
            <text:p>0.0343025</text:p>
          </table:table-cell>
          <table:table-cell office:value-type="float" office:value="0.6991968" calcext:value-type="float">
            <text:p>0.6991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405025" calcext:value-type="float">
            <text:p>0.0405025</text:p>
          </table:table-cell>
          <table:table-cell office:value-type="float" office:value="0.6991969" calcext:value-type="float">
            <text:p>0.6991969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467025" calcext:value-type="float">
            <text:p>0.0467025</text:p>
          </table:table-cell>
          <table:table-cell office:value-type="float" office:value="0.6991969" calcext:value-type="float">
            <text:p>0.6991969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529025" calcext:value-type="float">
            <text:p>0.0529025</text:p>
          </table:table-cell>
          <table:table-cell office:value-type="float" office:value="0.6929968" calcext:value-type="float">
            <text:p>0.6929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219025" calcext:value-type="float">
            <text:p>0.0219025</text:p>
          </table:table-cell>
          <table:table-cell office:value-type="float" office:value="0.6929968" calcext:value-type="float">
            <text:p>0.6929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281025" calcext:value-type="float">
            <text:p>0.0281025</text:p>
          </table:table-cell>
          <table:table-cell office:value-type="float" office:value="0.6929968" calcext:value-type="float">
            <text:p>0.6929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343025" calcext:value-type="float">
            <text:p>0.0343025</text:p>
          </table:table-cell>
          <table:table-cell office:value-type="float" office:value="0.6929968" calcext:value-type="float">
            <text:p>0.6929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405025" calcext:value-type="float">
            <text:p>0.0405025</text:p>
          </table:table-cell>
          <table:table-cell office:value-type="float" office:value="0.6929969" calcext:value-type="float">
            <text:p>0.6929969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467025" calcext:value-type="float">
            <text:p>0.0467025</text:p>
          </table:table-cell>
          <table:table-cell office:value-type="float" office:value="0.6929969" calcext:value-type="float">
            <text:p>0.6929969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529025" calcext:value-type="float">
            <text:p>0.0529025</text:p>
          </table:table-cell>
        </table:table-row>
        <table:table-row table:style-name="ro1">
          <table:table-cell office:value-type="string" calcext:value-type="string">
            <text:p>x_plus_5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58:57</text:p>
          </table:table-cell>
          <table:table-cell office:value-type="float" office:value="-0.0016137" calcext:value-type="float">
            <text:p>-0.0016137</text:p>
          </table:table-cell>
          <table:table-cell office:value-type="float" office:value="0.6970985" calcext:value-type="float">
            <text:p>0.6970985</text:p>
          </table:table-cell>
          <table:table-cell office:value-type="float" office:value="0.6954848" calcext:value-type="float">
            <text:p>0.6954848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377429" calcext:value-type="float">
            <text:p>0.0377429</text:p>
          </table:table-cell>
          <table:table-cell office:value-type="float" office:value="10" calcext:value-type="float">
            <text:p>10</text:p>
          </table:table-cell>
          <table:table-cell office:value-type="float" office:value="1.26762163639069" calcext:value-type="float">
            <text:p>1.26762163639069</text:p>
          </table:table-cell>
          <table:table-cell office:value-type="float" office:value="0.157030001282692" calcext:value-type="float">
            <text:p>0.157030001282692</text:p>
          </table:table-cell>
          <table:table-cell office:value-type="float" office:value="1.11059163510799" calcext:value-type="float">
            <text:p>1.11059163510799</text:p>
          </table:table-cell>
          <table:table-cell office:value-type="float" office:value="0.492879867553711" calcext:value-type="float">
            <text:p>0.492879867553711</text:p>
          </table:table-cell>
          <table:table-cell office:value-type="float" office:value="0.398419877143512" calcext:value-type="float">
            <text:p>0.398419877143512</text:p>
          </table:table-cell>
          <table:table-cell office:value-type="float" office:value="0.236314159631729" calcext:value-type="float">
            <text:p>0.236314159631729</text:p>
          </table:table-cell>
          <table:table-cell office:value-type="float" office:value="0.749445575475693" calcext:value-type="float">
            <text:p>0.749445575475693</text:p>
          </table:table-cell>
          <table:table-cell office:value-type="float" office:value="0.513131415843964" calcext:value-type="float">
            <text:p>0.513131415843964</text:p>
          </table:table-cell>
          <table:table-cell office:value-type="float" office:value="0.2555284" calcext:value-type="float">
            <text:p>0.2555284</text:p>
          </table:table-cell>
          <table:table-cell office:value-type="float" office:value="0.15703" calcext:value-type="float">
            <text:p>0.15703</text:p>
          </table:table-cell>
          <table:table-cell office:value-type="float" office:value="0.19516" calcext:value-type="float">
            <text:p>0.19516</text:p>
          </table:table-cell>
          <table:table-cell office:value-type="float" office:value="0.2028762" calcext:value-type="float">
            <text:p>0.2028762</text:p>
          </table:table-cell>
          <table:table-cell office:value-type="float" office:value="0.3709762" calcext:value-type="float">
            <text:p>0.3709762</text:p>
          </table:table-cell>
          <table:table-cell office:value-type="float" office:value="0.0225746" calcext:value-type="float">
            <text:p>0.0225746</text:p>
          </table:table-cell>
          <table:table-cell office:value-type="float" office:value="0.3525754" calcext:value-type="float">
            <text:p>0.3525754</text:p>
          </table:table-cell>
          <table:table-cell office:value-type="float" office:value="0.4247108" calcext:value-type="float">
            <text:p>0.4247108</text:p>
          </table:table-cell>
          <table:table-cell office:value-type="float" office:value="0.54243" calcext:value-type="float">
            <text:p>0.54243</text:p>
          </table:table-cell>
          <table:table-cell office:value-type="float" office:value="1.2676216" calcext:value-type="float">
            <text:p>1.2676216</text:p>
          </table:table-cell>
          <table:table-cell office:value-type="float" office:value="1.1598901" calcext:value-type="float">
            <text:p>1.1598901</text:p>
          </table:table-cell>
          <table:table-cell office:value-type="float" office:value="-0.0130708" calcext:value-type="float">
            <text:p>-0.0130708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9" calcext:value-type="float">
            <text:p>0.2472029</text:p>
          </table:table-cell>
          <table:table-cell office:value-type="float" office:value="0.0219034" calcext:value-type="float">
            <text:p>0.0219034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9" calcext:value-type="float">
            <text:p>0.2472029</text:p>
          </table:table-cell>
          <table:table-cell office:value-type="float" office:value="0.0281034" calcext:value-type="float">
            <text:p>0.0281034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343034" calcext:value-type="float">
            <text:p>0.0343034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405034" calcext:value-type="float">
            <text:p>0.0405034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7" calcext:value-type="float">
            <text:p>0.2472027</text:p>
          </table:table-cell>
          <table:table-cell office:value-type="float" office:value="0.0467034" calcext:value-type="float">
            <text:p>0.0467034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7" calcext:value-type="float">
            <text:p>0.2472027</text:p>
          </table:table-cell>
          <table:table-cell office:value-type="float" office:value="0.0529034" calcext:value-type="float">
            <text:p>0.0529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9" calcext:value-type="float">
            <text:p>0.2472029</text:p>
          </table:table-cell>
          <table:table-cell office:value-type="float" office:value="0.0219034" calcext:value-type="float">
            <text:p>0.0219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9" calcext:value-type="float">
            <text:p>0.2472029</text:p>
          </table:table-cell>
          <table:table-cell office:value-type="float" office:value="0.0281034" calcext:value-type="float">
            <text:p>0.0281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343034" calcext:value-type="float">
            <text:p>0.0343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405034" calcext:value-type="float">
            <text:p>0.0405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7" calcext:value-type="float">
            <text:p>0.2472027</text:p>
          </table:table-cell>
          <table:table-cell office:value-type="float" office:value="0.0467034" calcext:value-type="float">
            <text:p>0.0467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7" calcext:value-type="float">
            <text:p>0.2472027</text:p>
          </table:table-cell>
          <table:table-cell office:value-type="float" office:value="0.0529034" calcext:value-type="float">
            <text:p>0.0529034</text:p>
          </table:table-cell>
        </table:table-row>
        <table:table-row table:style-name="ro1">
          <table:table-cell office:value-type="string" calcext:value-type="string">
            <text:p>x_plus_6</text:p>
          </table:table-cell>
          <table:table-cell office:value-type="float" office:value="0.006" calcext:value-type="float">
            <text:p>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59:10</text:p>
          </table:table-cell>
          <table:table-cell office:value-type="float" office:value="-0.0019023" calcext:value-type="float">
            <text:p>-0.0019023</text:p>
          </table:table-cell>
          <table:table-cell office:value-type="float" office:value="0.6980925" calcext:value-type="float">
            <text:p>0.6980925</text:p>
          </table:table-cell>
          <table:table-cell office:value-type="float" office:value="0.6961901" calcext:value-type="float">
            <text:p>0.6961901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78835" calcext:value-type="float">
            <text:p>0.0378835</text:p>
          </table:table-cell>
          <table:table-cell office:value-type="float" office:value="10" calcext:value-type="float">
            <text:p>10</text:p>
          </table:table-cell>
          <table:table-cell office:value-type="float" office:value="1.36561155319214" calcext:value-type="float">
            <text:p>1.36561155319214</text:p>
          </table:table-cell>
          <table:table-cell office:value-type="float" office:value="0.118079997599125" calcext:value-type="float">
            <text:p>0.118079997599125</text:p>
          </table:table-cell>
          <table:table-cell office:value-type="float" office:value="1.24753155559301" calcext:value-type="float">
            <text:p>1.24753155559301</text:p>
          </table:table-cell>
          <table:table-cell office:value-type="float" office:value="0.4790218539536" calcext:value-type="float">
            <text:p>0.4790218539536</text:p>
          </table:table-cell>
          <table:table-cell office:value-type="float" office:value="0.443463734965632" calcext:value-type="float">
            <text:p>0.443463734965632</text:p>
          </table:table-cell>
          <table:table-cell office:value-type="float" office:value="0.185064156353474" calcext:value-type="float">
            <text:p>0.185064156353474</text:p>
          </table:table-cell>
          <table:table-cell office:value-type="float" office:value="0.772979551553726" calcext:value-type="float">
            <text:p>0.772979551553726</text:p>
          </table:table-cell>
          <table:table-cell office:value-type="float" office:value="0.587915395200252" calcext:value-type="float">
            <text:p>0.587915395200252</text:p>
          </table:table-cell>
          <table:table-cell office:value-type="float" office:value="0.2292884" calcext:value-type="float">
            <text:p>0.2292884</text:p>
          </table:table-cell>
          <table:table-cell office:value-type="float" office:value="0.11808" calcext:value-type="float">
            <text:p>0.11808</text:p>
          </table:table-cell>
          <table:table-cell office:value-type="float" office:value="0.15047" calcext:value-type="float">
            <text:p>0.15047</text:p>
          </table:table-cell>
          <table:table-cell office:value-type="float" office:value="0.1421962" calcext:value-type="float">
            <text:p>0.1421962</text:p>
          </table:table-cell>
          <table:table-cell office:value-type="float" office:value="0.2852862" calcext:value-type="float">
            <text:p>0.2852862</text:p>
          </table:table-cell>
          <table:table-cell office:value-type="float" office:value="0.0229846" calcext:value-type="float">
            <text:p>0.0229846</text:p>
          </table:table-cell>
          <table:table-cell office:value-type="float" office:value="0.3497054" calcext:value-type="float">
            <text:p>0.3497054</text:p>
          </table:table-cell>
          <table:table-cell office:value-type="float" office:value="0.4156908" calcext:value-type="float">
            <text:p>0.4156908</text:p>
          </table:table-cell>
          <table:table-cell office:value-type="float" office:value="0.54243" calcext:value-type="float">
            <text:p>0.54243</text:p>
          </table:table-cell>
          <table:table-cell office:value-type="float" office:value="1.3656116" calcext:value-type="float">
            <text:p>1.3656116</text:p>
          </table:table-cell>
          <table:table-cell office:value-type="float" office:value="1.19146" calcext:value-type="float">
            <text:p>1.19146</text:p>
          </table:table-cell>
          <table:table-cell office:value-type="float" office:value="-0.0122508" calcext:value-type="float">
            <text:p>-0.0122508</text:p>
          </table:table-cell>
          <table:table-cell office:value-type="float" office:value="0.7011924" calcext:value-type="float">
            <text:p>0.701192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18988" calcext:value-type="float">
            <text:p>0.0218988</text:p>
          </table:table-cell>
          <table:table-cell office:value-type="float" office:value="0.7011925" calcext:value-type="float">
            <text:p>0.7011925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80988" calcext:value-type="float">
            <text:p>0.0280988</text:p>
          </table:table-cell>
          <table:table-cell office:value-type="float" office:value="0.7011925" calcext:value-type="float">
            <text:p>0.7011925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342988" calcext:value-type="float">
            <text:p>0.0342988</text:p>
          </table:table-cell>
          <table:table-cell office:value-type="float" office:value="0.7011925" calcext:value-type="float">
            <text:p>0.7011925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404988" calcext:value-type="float">
            <text:p>0.0404988</text:p>
          </table:table-cell>
          <table:table-cell office:value-type="float" office:value="0.7011925" calcext:value-type="float">
            <text:p>0.7011925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466988" calcext:value-type="float">
            <text:p>0.0466988</text:p>
          </table:table-cell>
          <table:table-cell office:value-type="float" office:value="0.7011926" calcext:value-type="float">
            <text:p>0.7011926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528988" calcext:value-type="float">
            <text:p>0.0528988</text:p>
          </table:table-cell>
          <table:table-cell office:value-type="float" office:value="0.6949924" calcext:value-type="float">
            <text:p>0.694992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18988" calcext:value-type="float">
            <text:p>0.0218988</text:p>
          </table:table-cell>
          <table:table-cell office:value-type="float" office:value="0.6949925" calcext:value-type="float">
            <text:p>0.6949925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80988" calcext:value-type="float">
            <text:p>0.0280988</text:p>
          </table:table-cell>
          <table:table-cell office:value-type="float" office:value="0.6949925" calcext:value-type="float">
            <text:p>0.6949925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42988" calcext:value-type="float">
            <text:p>0.0342988</text:p>
          </table:table-cell>
          <table:table-cell office:value-type="float" office:value="0.6949925" calcext:value-type="float">
            <text:p>0.6949925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404988" calcext:value-type="float">
            <text:p>0.0404988</text:p>
          </table:table-cell>
          <table:table-cell office:value-type="float" office:value="0.6949925" calcext:value-type="float">
            <text:p>0.6949925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466988" calcext:value-type="float">
            <text:p>0.0466988</text:p>
          </table:table-cell>
          <table:table-cell office:value-type="float" office:value="0.6949926" calcext:value-type="float">
            <text:p>0.6949926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528988" calcext:value-type="float">
            <text:p>0.0528988</text:p>
          </table:table-cell>
        </table:table-row>
        <table:table-row table:style-name="ro1">
          <table:table-cell office:value-type="string" calcext:value-type="string">
            <text:p>x_plus_7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59:24</text:p>
          </table:table-cell>
          <table:table-cell office:value-type="float" office:value="-0.0019079" calcext:value-type="float">
            <text:p>-0.0019079</text:p>
          </table:table-cell>
          <table:table-cell office:value-type="float" office:value="0.6991054" calcext:value-type="float">
            <text:p>0.6991054</text:p>
          </table:table-cell>
          <table:table-cell office:value-type="float" office:value="0.6971975" calcext:value-type="float">
            <text:p>0.6971975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377226" calcext:value-type="float">
            <text:p>0.0377226</text:p>
          </table:table-cell>
          <table:table-cell office:value-type="float" office:value="10" calcext:value-type="float">
            <text:p>10</text:p>
          </table:table-cell>
          <table:table-cell office:value-type="float" office:value="1.33896160125732" calcext:value-type="float">
            <text:p>1.33896160125732</text:p>
          </table:table-cell>
          <table:table-cell office:value-type="float" office:value="0.112750001251698" calcext:value-type="float">
            <text:p>0.112750001251698</text:p>
          </table:table-cell>
          <table:table-cell office:value-type="float" office:value="1.22621160000563" calcext:value-type="float">
            <text:p>1.22621160000563</text:p>
          </table:table-cell>
          <table:table-cell office:value-type="float" office:value="0.479554859548807" calcext:value-type="float">
            <text:p>0.479554859548807</text:p>
          </table:table-cell>
          <table:table-cell office:value-type="float" office:value="0.432471092508116" calcext:value-type="float">
            <text:p>0.432471092508116</text:p>
          </table:table-cell>
          <table:table-cell office:value-type="float" office:value="0.184408159554005" calcext:value-type="float">
            <text:p>0.184408159554005</text:p>
          </table:table-cell>
          <table:table-cell office:value-type="float" office:value="0.77470155954361" calcext:value-type="float">
            <text:p>0.77470155954361</text:p>
          </table:table-cell>
          <table:table-cell office:value-type="float" office:value="0.590293399989605" calcext:value-type="float">
            <text:p>0.590293399989605</text:p>
          </table:table-cell>
          <table:table-cell office:value-type="float" office:value="0.2231384" calcext:value-type="float">
            <text:p>0.2231384</text:p>
          </table:table-cell>
          <table:table-cell office:value-type="float" office:value="0.11275" calcext:value-type="float">
            <text:p>0.11275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0.1426062" calcext:value-type="float">
            <text:p>0.1426062</text:p>
          </table:table-cell>
          <table:table-cell office:value-type="float" office:value="0.2938962" calcext:value-type="float">
            <text:p>0.2938962</text:p>
          </table:table-cell>
          <table:table-cell office:value-type="float" office:value="0.0279046" calcext:value-type="float">
            <text:p>0.0279046</text:p>
          </table:table-cell>
          <table:table-cell office:value-type="float" office:value="0.3779954" calcext:value-type="float">
            <text:p>0.3779954</text:p>
          </table:table-cell>
          <table:table-cell office:value-type="float" office:value="0.4382408" calcext:value-type="float">
            <text:p>0.4382408</text:p>
          </table:table-cell>
          <table:table-cell office:value-type="float" office:value="0.55309" calcext:value-type="float">
            <text:p>0.55309</text:p>
          </table:table-cell>
          <table:table-cell office:value-type="float" office:value="1.3389616" calcext:value-type="float">
            <text:p>1.3389616</text:p>
          </table:table-cell>
          <table:table-cell office:value-type="float" office:value="1.16522" calcext:value-type="float">
            <text:p>1.16522</text:p>
          </table:table-cell>
          <table:table-cell office:value-type="float" office:value="-0.0069208" calcext:value-type="float">
            <text:p>-0.0069208</text:p>
          </table:table-cell>
          <table:table-cell office:value-type="float" office:value="0.7022053" calcext:value-type="float">
            <text:p>0.7022053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21901" calcext:value-type="float">
            <text:p>0.021901</text:p>
          </table:table-cell>
          <table:table-cell office:value-type="float" office:value="0.7022053" calcext:value-type="float">
            <text:p>0.7022053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28101" calcext:value-type="float">
            <text:p>0.028101</text:p>
          </table:table-cell>
          <table:table-cell office:value-type="float" office:value="0.7022054" calcext:value-type="float">
            <text:p>0.7022054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34301" calcext:value-type="float">
            <text:p>0.034301</text:p>
          </table:table-cell>
          <table:table-cell office:value-type="float" office:value="0.7022054" calcext:value-type="float">
            <text:p>0.7022054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40501" calcext:value-type="float">
            <text:p>0.040501</text:p>
          </table:table-cell>
          <table:table-cell office:value-type="float" office:value="0.7022055" calcext:value-type="float">
            <text:p>0.7022055</text:p>
          </table:table-cell>
          <table:table-cell office:value-type="float" office:value="0.2472127" calcext:value-type="float">
            <text:p>0.2472127</text:p>
          </table:table-cell>
          <table:table-cell office:value-type="float" office:value="0.046701" calcext:value-type="float">
            <text:p>0.046701</text:p>
          </table:table-cell>
          <table:table-cell office:value-type="float" office:value="0.7022055" calcext:value-type="float">
            <text:p>0.7022055</text:p>
          </table:table-cell>
          <table:table-cell office:value-type="float" office:value="0.2472127" calcext:value-type="float">
            <text:p>0.2472127</text:p>
          </table:table-cell>
          <table:table-cell office:value-type="float" office:value="0.052901" calcext:value-type="float">
            <text:p>0.052901</text:p>
          </table:table-cell>
          <table:table-cell office:value-type="float" office:value="0.6960053" calcext:value-type="float">
            <text:p>0.6960053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21901" calcext:value-type="float">
            <text:p>0.021901</text:p>
          </table:table-cell>
          <table:table-cell office:value-type="float" office:value="0.6960053" calcext:value-type="float">
            <text:p>0.6960053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28101" calcext:value-type="float">
            <text:p>0.028101</text:p>
          </table:table-cell>
          <table:table-cell office:value-type="float" office:value="0.6960054" calcext:value-type="float">
            <text:p>0.6960054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34301" calcext:value-type="float">
            <text:p>0.034301</text:p>
          </table:table-cell>
          <table:table-cell office:value-type="float" office:value="0.6960054" calcext:value-type="float">
            <text:p>0.6960054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40501" calcext:value-type="float">
            <text:p>0.040501</text:p>
          </table:table-cell>
          <table:table-cell office:value-type="float" office:value="0.6960055" calcext:value-type="float">
            <text:p>0.6960055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46701" calcext:value-type="float">
            <text:p>0.046701</text:p>
          </table:table-cell>
          <table:table-cell office:value-type="float" office:value="0.6960055" calcext:value-type="float">
            <text:p>0.6960055</text:p>
          </table:table-cell>
          <table:table-cell office:value-type="float" office:value="0.2472127" calcext:value-type="float">
            <text:p>0.2472127</text:p>
          </table:table-cell>
          <table:table-cell office:value-type="float" office:value="0.052901" calcext:value-type="float">
            <text:p>0.052901</text:p>
          </table:table-cell>
        </table:table-row>
        <table:table-row table:style-name="ro1">
          <table:table-cell office:value-type="string" calcext:value-type="string">
            <text:p>x_plus_8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59:37</text:p>
          </table:table-cell>
          <table:table-cell office:value-type="float" office:value="-0.0026461" calcext:value-type="float">
            <text:p>-0.0026461</text:p>
          </table:table-cell>
          <table:table-cell office:value-type="float" office:value="0.7000994" calcext:value-type="float">
            <text:p>0.7000994</text:p>
          </table:table-cell>
          <table:table-cell office:value-type="float" office:value="0.6974534" calcext:value-type="float">
            <text:p>0.697453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7279" calcext:value-type="float">
            <text:p>0.037279</text:p>
          </table:table-cell>
          <table:table-cell office:value-type="float" office:value="7" calcext:value-type="float">
            <text:p>7</text:p>
          </table:table-cell>
          <table:table-cell office:value-type="float" office:value="1.33732163906097" calcext:value-type="float">
            <text:p>1.33732163906097</text:p>
          </table:table-cell>
          <table:table-cell office:value-type="float" office:value="-0.00164000003132969" calcext:value-type="float">
            <text:p>-0.00164000003132969</text:p>
          </table:table-cell>
          <table:table-cell office:value-type="float" office:value="1.3389616390923" calcext:value-type="float">
            <text:p>1.3389616390923</text:p>
          </table:table-cell>
          <table:table-cell office:value-type="float" office:value="0.4161688606604" calcext:value-type="float">
            <text:p>0.4161688606604</text:p>
          </table:table-cell>
          <table:table-cell office:value-type="float" office:value="0.44294014583215" calcext:value-type="float">
            <text:p>0.44294014583215</text:p>
          </table:table-cell>
          <table:table-cell office:value-type="float" office:value="0.0755941590992734" calcext:value-type="float">
            <text:p>0.0755941590992734</text:p>
          </table:table-cell>
          <table:table-cell office:value-type="float" office:value="0.756743562221527" calcext:value-type="float">
            <text:p>0.756743562221527</text:p>
          </table:table-cell>
          <table:table-cell office:value-type="float" office:value="0.681149403122254" calcext:value-type="float">
            <text:p>0.681149403122254</text:p>
          </table:table-cell>
          <table:table-cell office:value-type="float" office:value="0.1276084" calcext:value-type="float">
            <text:p>0.1276084</text:p>
          </table:table-cell>
          <table:table-cell office:value-type="float" office:value="-0.00164" calcext:value-type="float">
            <text:p>-0.00164</text:p>
          </table:table-cell>
          <table:table-cell office:value-type="float" office:value="0.03977" calcext:value-type="float">
            <text:p>0.03977</text:p>
          </table:table-cell>
          <table:table-cell office:value-type="float" office:value="0.0409262" calcext:value-type="float">
            <text:p>0.0409262</text:p>
          </table:table-cell>
          <table:table-cell office:value-type="float" office:value="0.1713062" calcext:value-type="float">
            <text:p>0.1713062</text:p>
          </table:table-cell>
          <table:table-cell office:value-type="float" office:value="0.0233946" calcext:value-type="float">
            <text:p>0.0233946</text:p>
          </table:table-cell>
          <table:table-cell office:value-type="float" office:value="0.4431854" calcext:value-type="float">
            <text:p>0.4431854</text:p>
          </table:table-cell>
          <table:table-cell office:value-type="float" office:value="0.4833408" calcext:value-type="float">
            <text:p>0.4833408</text:p>
          </table:table-cell>
          <table:table-cell office:value-type="float" office:value="0.5658" calcext:value-type="float">
            <text:p>0.5658</text:p>
          </table:table-cell>
          <table:table-cell office:value-type="float" office:value="1.3373216" calcext:value-type="float">
            <text:p>1.3373216</text:p>
          </table:table-cell>
          <table:table-cell office:value-type="float" office:value="0.95407" calcext:value-type="float">
            <text:p>0.95407</text:p>
          </table:table-cell>
          <table:table-cell office:value-type="float" office:value="-0.0110208" calcext:value-type="float">
            <text:p>-0.0110208</text:p>
          </table:table-cell>
          <table:table-cell office:value-type="float" office:value="0.7031994" calcext:value-type="float">
            <text:p>0.7031994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218977" calcext:value-type="float">
            <text:p>0.0218977</text:p>
          </table:table-cell>
          <table:table-cell office:value-type="float" office:value="0.7031994" calcext:value-type="float">
            <text:p>0.703199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80977" calcext:value-type="float">
            <text:p>0.0280977</text:p>
          </table:table-cell>
          <table:table-cell office:value-type="float" office:value="0.7031994" calcext:value-type="float">
            <text:p>0.703199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42977" calcext:value-type="float">
            <text:p>0.0342977</text:p>
          </table:table-cell>
          <table:table-cell office:value-type="float" office:value="0.7031994" calcext:value-type="float">
            <text:p>0.7031994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404977" calcext:value-type="float">
            <text:p>0.0404977</text:p>
          </table:table-cell>
          <table:table-cell office:value-type="float" office:value="0.7031995" calcext:value-type="float">
            <text:p>0.7031995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466977" calcext:value-type="float">
            <text:p>0.0466977</text:p>
          </table:table-cell>
          <table:table-cell office:value-type="float" office:value="0.7031995" calcext:value-type="float">
            <text:p>0.7031995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528977" calcext:value-type="float">
            <text:p>0.0528977</text:p>
          </table:table-cell>
          <table:table-cell office:value-type="float" office:value="0.6969994" calcext:value-type="float">
            <text:p>0.6969994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218977" calcext:value-type="float">
            <text:p>0.0218977</text:p>
          </table:table-cell>
          <table:table-cell office:value-type="float" office:value="0.6969994" calcext:value-type="float">
            <text:p>0.696999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80977" calcext:value-type="float">
            <text:p>0.0280977</text:p>
          </table:table-cell>
          <table:table-cell office:value-type="float" office:value="0.6969994" calcext:value-type="float">
            <text:p>0.696999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42977" calcext:value-type="float">
            <text:p>0.0342977</text:p>
          </table:table-cell>
          <table:table-cell office:value-type="float" office:value="0.6969994" calcext:value-type="float">
            <text:p>0.6969994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404977" calcext:value-type="float">
            <text:p>0.0404977</text:p>
          </table:table-cell>
          <table:table-cell office:value-type="float" office:value="0.6969995" calcext:value-type="float">
            <text:p>0.6969995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466977" calcext:value-type="float">
            <text:p>0.0466977</text:p>
          </table:table-cell>
          <table:table-cell office:value-type="float" office:value="0.6969995" calcext:value-type="float">
            <text:p>0.6969995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528977" calcext:value-type="float">
            <text:p>0.0528977</text:p>
          </table:table-cell>
        </table:table-row>
        <table:table-row table:style-name="ro1">
          <table:table-cell office:value-type="string" calcext:value-type="string">
            <text:p>x_plus_9</text:p>
          </table:table-cell>
          <table:table-cell office:value-type="float" office:value="0.009" calcext:value-type="float">
            <text:p>0.0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59:50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0.7010999" calcext:value-type="float">
            <text:p>0.7010999</text:p>
          </table:table-cell>
          <table:table-cell office:value-type="float" office:value="0.6979999" calcext:value-type="float">
            <text:p>0.6979999</text:p>
          </table:table-cell>
          <table:table-cell office:value-type="float" office:value="0.2472035" calcext:value-type="float">
            <text:p>0.2472035</text:p>
          </table:table-cell>
          <table:table-cell office:value-type="float" office:value="0.035673" calcext:value-type="float">
            <text:p>0.035673</text:p>
          </table:table-cell>
          <table:table-cell office:value-type="float" office:value="5" calcext:value-type="float">
            <text:p>5</text:p>
          </table:table-cell>
          <table:table-cell office:value-type="float" office:value="0.847781598567963" calcext:value-type="float">
            <text:p>0.847781598567963</text:p>
          </table:table-cell>
          <table:table-cell office:value-type="float" office:value="-0.0832300037145615" calcext:value-type="float">
            <text:p>-0.0832300037145615</text:p>
          </table:table-cell>
          <table:table-cell office:value-type="float" office:value="0.931011602282524" calcext:value-type="float">
            <text:p>0.931011602282524</text:p>
          </table:table-cell>
          <table:table-cell office:value-type="float" office:value="0.278777861967683" calcext:value-type="float">
            <text:p>0.278777861967683</text:p>
          </table:table-cell>
          <table:table-cell office:value-type="float" office:value="0.300548882731342" calcext:value-type="float">
            <text:p>0.300548882731342</text:p>
          </table:table-cell>
          <table:table-cell office:value-type="float" office:value="0.0212281592190266" calcext:value-type="float">
            <text:p>0.0212281592190266</text:p>
          </table:table-cell>
          <table:table-cell office:value-type="float" office:value="0.536327564716339" calcext:value-type="float">
            <text:p>0.536327564716339</text:p>
          </table:table-cell>
          <table:table-cell office:value-type="float" office:value="0.515099405497313" calcext:value-type="float">
            <text:p>0.515099405497313</text:p>
          </table:table-cell>
          <table:table-cell office:value-type="float" office:value="0.0702084" calcext:value-type="float">
            <text:p>0.0702084</text:p>
          </table:table-cell>
          <table:table-cell office:value-type="float" office:value="-0.08323" calcext:value-type="float">
            <text:p>-0.08323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224762" calcext:value-type="float">
            <text:p>0.0224762</text:p>
          </table:table-cell>
          <table:table-cell office:value-type="float" office:value="0.0905362" calcext:value-type="float">
            <text:p>0.0905362</text:p>
          </table:table-cell>
          <table:table-cell office:value-type="float" office:value="0.0184746" calcext:value-type="float">
            <text:p>0.0184746</text:p>
          </table:table-cell>
          <table:table-cell office:value-type="float" office:value="0.4546654" calcext:value-type="float">
            <text:p>0.4546654</text:p>
          </table:table-cell>
          <table:table-cell office:value-type="float" office:value="0.3808408" calcext:value-type="float">
            <text:p>0.3808408</text:p>
          </table:table-cell>
          <table:table-cell office:value-type="float" office:value="0.48052" calcext:value-type="float">
            <text:p>0.48052</text:p>
          </table:table-cell>
          <table:table-cell office:value-type="float" office:value="0.8477816" calcext:value-type="float">
            <text:p>0.8477816</text:p>
          </table:table-cell>
          <table:table-cell office:value-type="float" office:value="0.51783" calcext:value-type="float">
            <text:p>0.51783</text:p>
          </table:table-cell>
          <table:table-cell office:value-type="float" office:value="-0.0093808" calcext:value-type="float">
            <text:p>-0.0093808</text:p>
          </table:table-cell>
          <table:table-cell office:value-type="float" office:value="0.7041999" calcext:value-type="float">
            <text:p>0.7041999</text:p>
          </table:table-cell>
          <table:table-cell office:value-type="float" office:value="0.2472039" calcext:value-type="float">
            <text:p>0.2472039</text:p>
          </table:table-cell>
          <table:table-cell office:value-type="float" office:value="0.0219014" calcext:value-type="float">
            <text:p>0.0219014</text:p>
          </table:table-cell>
          <table:table-cell office:value-type="float" office:value="0.7041999" calcext:value-type="float">
            <text:p>0.7041999</text:p>
          </table:table-cell>
          <table:table-cell office:value-type="float" office:value="0.2472038" calcext:value-type="float">
            <text:p>0.2472038</text:p>
          </table:table-cell>
          <table:table-cell office:value-type="float" office:value="0.0281014" calcext:value-type="float">
            <text:p>0.0281014</text:p>
          </table:table-cell>
          <table:table-cell office:value-type="float" office:value="0.7041999" calcext:value-type="float">
            <text:p>0.7041999</text:p>
          </table:table-cell>
          <table:table-cell office:value-type="float" office:value="0.2472037" calcext:value-type="float">
            <text:p>0.2472037</text:p>
          </table:table-cell>
          <table:table-cell office:value-type="float" office:value="0.0343014" calcext:value-type="float">
            <text:p>0.0343014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2472036" calcext:value-type="float">
            <text:p>0.2472036</text:p>
          </table:table-cell>
          <table:table-cell office:value-type="float" office:value="0.0405014" calcext:value-type="float">
            <text:p>0.0405014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2472035" calcext:value-type="float">
            <text:p>0.2472035</text:p>
          </table:table-cell>
          <table:table-cell office:value-type="float" office:value="0.0467014" calcext:value-type="float">
            <text:p>0.0467014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529014" calcext:value-type="float">
            <text:p>0.0529014</text:p>
          </table:table-cell>
          <table:table-cell office:value-type="float" office:value="0.6979999" calcext:value-type="float">
            <text:p>0.6979999</text:p>
          </table:table-cell>
          <table:table-cell office:value-type="float" office:value="0.2472038" calcext:value-type="float">
            <text:p>0.2472038</text:p>
          </table:table-cell>
          <table:table-cell office:value-type="float" office:value="0.0219014" calcext:value-type="float">
            <text:p>0.0219014</text:p>
          </table:table-cell>
          <table:table-cell office:value-type="float" office:value="0.6979999" calcext:value-type="float">
            <text:p>0.6979999</text:p>
          </table:table-cell>
          <table:table-cell office:value-type="float" office:value="0.2472037" calcext:value-type="float">
            <text:p>0.2472037</text:p>
          </table:table-cell>
          <table:table-cell office:value-type="float" office:value="0.0281014" calcext:value-type="float">
            <text:p>0.0281014</text:p>
          </table:table-cell>
          <table:table-cell office:value-type="float" office:value="0.6979999" calcext:value-type="float">
            <text:p>0.6979999</text:p>
          </table:table-cell>
          <table:table-cell office:value-type="float" office:value="0.2472036" calcext:value-type="float">
            <text:p>0.2472036</text:p>
          </table:table-cell>
          <table:table-cell office:value-type="float" office:value="0.0343014" calcext:value-type="float">
            <text:p>0.0343014</text:p>
          </table:table-cell>
          <table:table-cell office:value-type="float" office:value="0.698" calcext:value-type="float">
            <text:p>0.698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405014" calcext:value-type="float">
            <text:p>0.0405014</text:p>
          </table:table-cell>
          <table:table-cell office:value-type="float" office:value="0.698" calcext:value-type="float">
            <text:p>0.698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467014" calcext:value-type="float">
            <text:p>0.0467014</text:p>
          </table:table-cell>
          <table:table-cell office:value-type="float" office:value="0.698" calcext:value-type="float">
            <text:p>0.698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529014" calcext:value-type="float">
            <text:p>0.0529014</text:p>
          </table:table-cell>
        </table:table-row>
        <table:table-row table:style-name="ro1">
          <table:table-cell office:value-type="string" calcext:value-type="string">
            <text:p>x_plus_1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11:50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0.7020935" calcext:value-type="float">
            <text:p>0.7020935</text:p>
          </table:table-cell>
          <table:table-cell office:value-type="float" office:value="0.6989935" calcext:value-type="float">
            <text:p>0.6989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332372" calcext:value-type="float">
            <text:p>0.0332372</text:p>
          </table:table-cell>
          <table:table-cell office:value-type="float" office:value="5" calcext:value-type="float">
            <text:p>5</text:p>
          </table:table-cell>
          <table:table-cell office:value-type="float" office:value="0.394395411014557" calcext:value-type="float">
            <text:p>0.394395411014557</text:p>
          </table:table-cell>
          <table:table-cell office:value-type="float" office:value="-0.107830002903938" calcext:value-type="float">
            <text:p>-0.107830002903938</text:p>
          </table:table-cell>
          <table:table-cell office:value-type="float" office:value="0.502225413918495" calcext:value-type="float">
            <text:p>0.502225413918495</text:p>
          </table:table-cell>
          <table:table-cell office:value-type="float" office:value="0.148848860291764" calcext:value-type="float">
            <text:p>0.148848860291764</text:p>
          </table:table-cell>
          <table:table-cell office:value-type="float" office:value="0.175632183141893" calcext:value-type="float">
            <text:p>0.175632183141893</text:p>
          </table:table-cell>
          <table:table-cell office:value-type="float" office:value="-0.00615984136238694" calcext:value-type="float">
            <text:p>-0.00615984136238694</text:p>
          </table:table-cell>
          <table:table-cell office:value-type="float" office:value="0.303857561945915" calcext:value-type="float">
            <text:p>0.303857561945915</text:p>
          </table:table-cell>
          <table:table-cell office:value-type="float" office:value="0.310017403308302" calcext:value-type="float">
            <text:p>0.310017403308302</text:p>
          </table:table-cell>
          <table:table-cell office:value-type="float" office:value="0.0398684" calcext:value-type="float">
            <text:p>0.0398684</text:p>
          </table:table-cell>
          <table:table-cell office:value-type="float" office:value="-0.10783" calcext:value-type="float">
            <text:p>-0.10783</text:p>
          </table:table-cell>
          <table:table-cell office:value-type="float" office:value="-0.02009" calcext:value-type="float">
            <text:p>-0.02009</text:p>
          </table:table-cell>
          <table:table-cell office:value-type="float" office:value="-0.0062238" calcext:value-type="float">
            <text:p>-0.0062238</text:p>
          </table:table-cell>
          <table:table-cell office:value-type="float" office:value="0.0634762" calcext:value-type="float">
            <text:p>0.0634762</text:p>
          </table:table-cell>
          <table:table-cell office:value-type="float" office:value="0.0160146" calcext:value-type="float">
            <text:p>0.0160146</text:p>
          </table:table-cell>
          <table:table-cell office:value-type="float" office:value="0.3943954" calcext:value-type="float">
            <text:p>0.3943954</text:p>
          </table:table-cell>
          <table:table-cell office:value-type="float" office:value="0.2664508" calcext:value-type="float">
            <text:p>0.2664508</text:p>
          </table:table-cell>
          <table:table-cell office:value-type="float" office:value="0.28577" calcext:value-type="float">
            <text:p>0.28577</text:p>
          </table:table-cell>
          <table:table-cell office:value-type="float" office:value="0.3545516" calcext:value-type="float">
            <text:p>0.3545516</text:p>
          </table:table-cell>
          <table:table-cell office:value-type="float" office:value="0.21812" calcext:value-type="float">
            <text:p>0.21812</text:p>
          </table:table-cell>
          <table:table-cell office:value-type="float" office:value="-0.0102008" calcext:value-type="float">
            <text:p>-0.0102008</text:p>
          </table:table-cell>
          <table:table-cell office:value-type="float" office:value="0.7051936" calcext:value-type="float">
            <text:p>0.7051936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219164" calcext:value-type="float">
            <text:p>0.0219164</text:p>
          </table:table-cell>
          <table:table-cell office:value-type="float" office:value="0.7051935" calcext:value-type="float">
            <text:p>0.7051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281164" calcext:value-type="float">
            <text:p>0.0281164</text:p>
          </table:table-cell>
          <table:table-cell office:value-type="float" office:value="0.7051935" calcext:value-type="float">
            <text:p>0.7051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343164" calcext:value-type="float">
            <text:p>0.0343164</text:p>
          </table:table-cell>
          <table:table-cell office:value-type="float" office:value="0.7051935" calcext:value-type="float">
            <text:p>0.7051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405164" calcext:value-type="float">
            <text:p>0.0405164</text:p>
          </table:table-cell>
          <table:table-cell office:value-type="float" office:value="0.7051935" calcext:value-type="float">
            <text:p>0.7051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467164" calcext:value-type="float">
            <text:p>0.0467164</text:p>
          </table:table-cell>
          <table:table-cell office:value-type="float" office:value="0.7051934" calcext:value-type="float">
            <text:p>0.7051934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529164" calcext:value-type="float">
            <text:p>0.0529164</text:p>
          </table:table-cell>
          <table:table-cell office:value-type="float" office:value="0.6989936" calcext:value-type="float">
            <text:p>0.6989936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219164" calcext:value-type="float">
            <text:p>0.0219164</text:p>
          </table:table-cell>
          <table:table-cell office:value-type="float" office:value="0.6989935" calcext:value-type="float">
            <text:p>0.6989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281164" calcext:value-type="float">
            <text:p>0.0281164</text:p>
          </table:table-cell>
          <table:table-cell office:value-type="float" office:value="0.6989935" calcext:value-type="float">
            <text:p>0.6989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343164" calcext:value-type="float">
            <text:p>0.0343164</text:p>
          </table:table-cell>
          <table:table-cell office:value-type="float" office:value="0.6989935" calcext:value-type="float">
            <text:p>0.6989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405164" calcext:value-type="float">
            <text:p>0.0405164</text:p>
          </table:table-cell>
          <table:table-cell office:value-type="float" office:value="0.6989935" calcext:value-type="float">
            <text:p>0.6989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467164" calcext:value-type="float">
            <text:p>0.0467164</text:p>
          </table:table-cell>
          <table:table-cell office:value-type="float" office:value="0.6989934" calcext:value-type="float">
            <text:p>0.6989934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529164" calcext:value-type="float">
            <text:p>0.0529164</text:p>
          </table:table-cell>
        </table:table-row>
        <table:table-row table:style-name="ro1">
          <table:table-cell office:value-type="string" calcext:value-type="string">
            <text:p>x_minus_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00:16</text:p>
          </table:table-cell>
          <table:table-cell office:value-type="float" office:value="0.0001372" calcext:value-type="float">
            <text:p>0.0001372</text:p>
          </table:table-cell>
          <table:table-cell office:value-type="float" office:value="0.6910961" calcext:value-type="float">
            <text:p>0.6910961</text:p>
          </table:table-cell>
          <table:table-cell office:value-type="float" office:value="0.6912333" calcext:value-type="float">
            <text:p>0.6912333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85495" calcext:value-type="float">
            <text:p>0.0385495</text:p>
          </table:table-cell>
          <table:table-cell office:value-type="float" office:value="10" calcext:value-type="float">
            <text:p>10</text:p>
          </table:table-cell>
          <table:table-cell office:value-type="float" office:value="0.977776229381561" calcext:value-type="float">
            <text:p>0.977776229381561</text:p>
          </table:table-cell>
          <table:table-cell office:value-type="float" office:value="0.17627540230751" calcext:value-type="float">
            <text:p>0.17627540230751</text:p>
          </table:table-cell>
          <table:table-cell office:value-type="float" office:value="0.801500827074051" calcext:value-type="float">
            <text:p>0.801500827074051</text:p>
          </table:table-cell>
          <table:table-cell office:value-type="float" office:value="0.513379864394665" calcext:value-type="float">
            <text:p>0.513379864394665</text:p>
          </table:table-cell>
          <table:table-cell office:value-type="float" office:value="0.294423776386243" calcext:value-type="float">
            <text:p>0.294423776386243</text:p>
          </table:table-cell>
          <table:table-cell office:value-type="float" office:value="0.536106169223785" calcext:value-type="float">
            <text:p>0.536106169223785</text:p>
          </table:table-cell>
          <table:table-cell office:value-type="float" office:value="0.490653559565544" calcext:value-type="float">
            <text:p>0.490653559565544</text:p>
          </table:table-cell>
          <table:table-cell office:value-type="float" office:value="0.0454526096582413" calcext:value-type="float">
            <text:p>0.0454526096582413</text:p>
          </table:table-cell>
          <table:table-cell office:value-type="float" office:value="0.3891884" calcext:value-type="float">
            <text:p>0.3891884</text:p>
          </table:table-cell>
          <table:table-cell office:value-type="float" office:value="0.29807" calcext:value-type="float">
            <text:p>0.29807</text:p>
          </table:table-cell>
          <table:table-cell office:value-type="float" office:value="0.37966" calcext:value-type="float">
            <text:p>0.37966</text:p>
          </table:table-cell>
          <table:table-cell office:value-type="float" office:value="0.6358362" calcext:value-type="float">
            <text:p>0.6358362</text:p>
          </table:table-cell>
          <table:table-cell office:value-type="float" office:value="0.9777762" calcext:value-type="float">
            <text:p>0.9777762</text:p>
          </table:table-cell>
          <table:table-cell office:value-type="float" office:value="0.0242146" calcext:value-type="float">
            <text:p>0.0242146</text:p>
          </table:table-cell>
          <table:table-cell office:value-type="float" office:value="0.1762754" calcext:value-type="float">
            <text:p>0.1762754</text:p>
          </table:table-cell>
          <table:table-cell office:value-type="float" office:value="0.2229908" calcext:value-type="float">
            <text:p>0.2229908</text:p>
          </table:table-cell>
          <table:table-cell office:value-type="float" office:value="0.33456" calcext:value-type="float">
            <text:p>0.33456</text:p>
          </table:table-cell>
          <table:table-cell office:value-type="float" office:value="0.8596716" calcext:value-type="float">
            <text:p>0.8596716</text:p>
          </table:table-cell>
          <table:table-cell office:value-type="float" office:value="0.85977" calcext:value-type="float">
            <text:p>0.85977</text:p>
          </table:table-cell>
          <table:table-cell office:value-type="float" office:value="-0.0093808" calcext:value-type="float">
            <text:p>-0.0093808</text:p>
          </table:table-cell>
          <table:table-cell office:value-type="float" office:value="0.6941961" calcext:value-type="float">
            <text:p>0.6941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219001" calcext:value-type="float">
            <text:p>0.0219001</text:p>
          </table:table-cell>
          <table:table-cell office:value-type="float" office:value="0.6941961" calcext:value-type="float">
            <text:p>0.6941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281001" calcext:value-type="float">
            <text:p>0.0281001</text:p>
          </table:table-cell>
          <table:table-cell office:value-type="float" office:value="0.6941961" calcext:value-type="float">
            <text:p>0.6941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43001" calcext:value-type="float">
            <text:p>0.0343001</text:p>
          </table:table-cell>
          <table:table-cell office:value-type="float" office:value="0.6941961" calcext:value-type="float">
            <text:p>0.6941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05001" calcext:value-type="float">
            <text:p>0.0405001</text:p>
          </table:table-cell>
          <table:table-cell office:value-type="float" office:value="0.6941961" calcext:value-type="float">
            <text:p>0.6941961</text:p>
          </table:table-cell>
          <table:table-cell office:value-type="float" office:value="0.2472065" calcext:value-type="float">
            <text:p>0.2472065</text:p>
          </table:table-cell>
          <table:table-cell office:value-type="float" office:value="0.0467001" calcext:value-type="float">
            <text:p>0.0467001</text:p>
          </table:table-cell>
          <table:table-cell office:value-type="float" office:value="0.694196" calcext:value-type="float">
            <text:p>0.694196</text:p>
          </table:table-cell>
          <table:table-cell office:value-type="float" office:value="0.2472065" calcext:value-type="float">
            <text:p>0.2472065</text:p>
          </table:table-cell>
          <table:table-cell office:value-type="float" office:value="0.0529001" calcext:value-type="float">
            <text:p>0.0529001</text:p>
          </table:table-cell>
          <table:table-cell office:value-type="float" office:value="0.6879961" calcext:value-type="float">
            <text:p>0.6879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219001" calcext:value-type="float">
            <text:p>0.0219001</text:p>
          </table:table-cell>
          <table:table-cell office:value-type="float" office:value="0.6879961" calcext:value-type="float">
            <text:p>0.6879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281001" calcext:value-type="float">
            <text:p>0.0281001</text:p>
          </table:table-cell>
          <table:table-cell office:value-type="float" office:value="0.6879961" calcext:value-type="float">
            <text:p>0.6879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43001" calcext:value-type="float">
            <text:p>0.0343001</text:p>
          </table:table-cell>
          <table:table-cell office:value-type="float" office:value="0.6879961" calcext:value-type="float">
            <text:p>0.6879961</text:p>
          </table:table-cell>
          <table:table-cell office:value-type="float" office:value="0.2472065" calcext:value-type="float">
            <text:p>0.2472065</text:p>
          </table:table-cell>
          <table:table-cell office:value-type="float" office:value="0.0405001" calcext:value-type="float">
            <text:p>0.0405001</text:p>
          </table:table-cell>
          <table:table-cell office:value-type="float" office:value="0.6879961" calcext:value-type="float">
            <text:p>0.6879961</text:p>
          </table:table-cell>
          <table:table-cell office:value-type="float" office:value="0.2472065" calcext:value-type="float">
            <text:p>0.2472065</text:p>
          </table:table-cell>
          <table:table-cell office:value-type="float" office:value="0.0467001" calcext:value-type="float">
            <text:p>0.0467001</text:p>
          </table:table-cell>
          <table:table-cell office:value-type="float" office:value="0.687996" calcext:value-type="float">
            <text:p>0.687996</text:p>
          </table:table-cell>
          <table:table-cell office:value-type="float" office:value="0.2472065" calcext:value-type="float">
            <text:p>0.2472065</text:p>
          </table:table-cell>
          <table:table-cell office:value-type="float" office:value="0.0529001" calcext:value-type="float">
            <text:p>0.0529001</text:p>
          </table:table-cell>
        </table:table-row>
        <table:table-row table:style-name="ro1">
          <table:table-cell office:value-type="string" calcext:value-type="string">
            <text:p>x_minus_2</text:p>
          </table:table-cell>
          <table:table-cell office:value-type="float" office:value="-0.002" calcext:value-type="float">
            <text:p>-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00:29</text:p>
          </table:table-cell>
          <table:table-cell office:value-type="float" office:value="0.0002286" calcext:value-type="float">
            <text:p>0.0002286</text:p>
          </table:table-cell>
          <table:table-cell office:value-type="float" office:value="0.6900985" calcext:value-type="float">
            <text:p>0.6900985</text:p>
          </table:table-cell>
          <table:table-cell office:value-type="float" office:value="0.6903272" calcext:value-type="float">
            <text:p>0.6903272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380667" calcext:value-type="float">
            <text:p>0.0380667</text:p>
          </table:table-cell>
          <table:table-cell office:value-type="float" office:value="10" calcext:value-type="float">
            <text:p>10</text:p>
          </table:table-cell>
          <table:table-cell office:value-type="float" office:value="0.952766180038452" calcext:value-type="float">
            <text:p>0.952766180038452</text:p>
          </table:table-cell>
          <table:table-cell office:value-type="float" office:value="0.191445395350456" calcext:value-type="float">
            <text:p>0.191445395350456</text:p>
          </table:table-cell>
          <table:table-cell office:value-type="float" office:value="0.761320784687996" calcext:value-type="float">
            <text:p>0.761320784687996</text:p>
          </table:table-cell>
          <table:table-cell office:value-type="float" office:value="0.512108854949474" calcext:value-type="float">
            <text:p>0.512108854949474</text:p>
          </table:table-cell>
          <table:table-cell office:value-type="float" office:value="0.266116526283157" calcext:value-type="float">
            <text:p>0.266116526283157</text:p>
          </table:table-cell>
          <table:table-cell office:value-type="float" office:value="0.549882155656815" calcext:value-type="float">
            <text:p>0.549882155656815</text:p>
          </table:table-cell>
          <table:table-cell office:value-type="float" office:value="0.474335554242134" calcext:value-type="float">
            <text:p>0.474335554242134</text:p>
          </table:table-cell>
          <table:table-cell office:value-type="float" office:value="0.0755466014146804" calcext:value-type="float">
            <text:p>0.0755466014146804</text:p>
          </table:table-cell>
          <table:table-cell office:value-type="float" office:value="0.3904184" calcext:value-type="float">
            <text:p>0.3904184</text:p>
          </table:table-cell>
          <table:table-cell office:value-type="float" office:value="0.32267" calcext:value-type="float">
            <text:p>0.32267</text:p>
          </table:table-cell>
          <table:table-cell office:value-type="float" office:value="0.4141" calcext:value-type="float">
            <text:p>0.4141</text:p>
          </table:table-cell>
          <table:table-cell office:value-type="float" office:value="0.6694562" calcext:value-type="float">
            <text:p>0.6694562</text:p>
          </table:table-cell>
          <table:table-cell office:value-type="float" office:value="0.9527662" calcext:value-type="float">
            <text:p>0.9527662</text:p>
          </table:table-cell>
          <table:table-cell office:value-type="float" office:value="0.0221646" calcext:value-type="float">
            <text:p>0.0221646</text:p>
          </table:table-cell>
          <table:table-cell office:value-type="float" office:value="0.1914454" calcext:value-type="float">
            <text:p>0.1914454</text:p>
          </table:table-cell>
          <table:table-cell office:value-type="float" office:value="0.2525108" calcext:value-type="float">
            <text:p>0.2525108</text:p>
          </table:table-cell>
          <table:table-cell office:value-type="float" office:value="0.35629" calcext:value-type="float">
            <text:p>0.35629</text:p>
          </table:table-cell>
          <table:table-cell office:value-type="float" office:value="0.8691016" calcext:value-type="float">
            <text:p>0.8691016</text:p>
          </table:table-cell>
          <table:table-cell office:value-type="float" office:value="0.70233" calcext:value-type="float">
            <text:p>0.70233</text:p>
          </table:table-cell>
          <table:table-cell office:value-type="float" office:value="-0.0106108" calcext:value-type="float">
            <text:p>-0.0106108</text:p>
          </table:table-cell>
          <table:table-cell office:value-type="float" office:value="0.6931986" calcext:value-type="float">
            <text:p>0.6931986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219017" calcext:value-type="float">
            <text:p>0.0219017</text:p>
          </table:table-cell>
          <table:table-cell office:value-type="float" office:value="0.6931986" calcext:value-type="float">
            <text:p>0.6931986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281017" calcext:value-type="float">
            <text:p>0.0281017</text:p>
          </table:table-cell>
          <table:table-cell office:value-type="float" office:value="0.6931985" calcext:value-type="float">
            <text:p>0.6931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343017" calcext:value-type="float">
            <text:p>0.0343017</text:p>
          </table:table-cell>
          <table:table-cell office:value-type="float" office:value="0.6931985" calcext:value-type="float">
            <text:p>0.6931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405017" calcext:value-type="float">
            <text:p>0.0405017</text:p>
          </table:table-cell>
          <table:table-cell office:value-type="float" office:value="0.6931985" calcext:value-type="float">
            <text:p>0.6931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467017" calcext:value-type="float">
            <text:p>0.0467017</text:p>
          </table:table-cell>
          <table:table-cell office:value-type="float" office:value="0.6931985" calcext:value-type="float">
            <text:p>0.6931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529017" calcext:value-type="float">
            <text:p>0.0529017</text:p>
          </table:table-cell>
          <table:table-cell office:value-type="float" office:value="0.6869986" calcext:value-type="float">
            <text:p>0.6869986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219017" calcext:value-type="float">
            <text:p>0.0219017</text:p>
          </table:table-cell>
          <table:table-cell office:value-type="float" office:value="0.6869986" calcext:value-type="float">
            <text:p>0.6869986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281017" calcext:value-type="float">
            <text:p>0.0281017</text:p>
          </table:table-cell>
          <table:table-cell office:value-type="float" office:value="0.6869985" calcext:value-type="float">
            <text:p>0.6869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343017" calcext:value-type="float">
            <text:p>0.0343017</text:p>
          </table:table-cell>
          <table:table-cell office:value-type="float" office:value="0.6869985" calcext:value-type="float">
            <text:p>0.6869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405017" calcext:value-type="float">
            <text:p>0.0405017</text:p>
          </table:table-cell>
          <table:table-cell office:value-type="float" office:value="0.6869985" calcext:value-type="float">
            <text:p>0.6869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467017" calcext:value-type="float">
            <text:p>0.0467017</text:p>
          </table:table-cell>
          <table:table-cell office:value-type="float" office:value="0.6869985" calcext:value-type="float">
            <text:p>0.6869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529017" calcext:value-type="float">
            <text:p>0.0529017</text:p>
          </table:table-cell>
        </table:table-row>
        <table:table-row table:style-name="ro1">
          <table:table-cell office:value-type="string" calcext:value-type="string">
            <text:p>x_minus_3</text:p>
          </table:table-cell>
          <table:table-cell office:value-type="float" office:value="-0.003" calcext:value-type="float">
            <text:p>-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00:41</text:p>
          </table:table-cell>
          <table:table-cell office:value-type="float" office:value="0.0009096" calcext:value-type="float">
            <text:p>0.0009096</text:p>
          </table:table-cell>
          <table:table-cell office:value-type="float" office:value="0.6890938" calcext:value-type="float">
            <text:p>0.6890938</text:p>
          </table:table-cell>
          <table:table-cell office:value-type="float" office:value="0.6900033" calcext:value-type="float">
            <text:p>0.6900033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372221" calcext:value-type="float">
            <text:p>0.0372221</text:p>
          </table:table-cell>
          <table:table-cell office:value-type="float" office:value="10" calcext:value-type="float">
            <text:p>10</text:p>
          </table:table-cell>
          <table:table-cell office:value-type="float" office:value="1.00032615661621" calcext:value-type="float">
            <text:p>1.00032615661621</text:p>
          </table:table-cell>
          <table:table-cell office:value-type="float" office:value="0.169305399060249" calcext:value-type="float">
            <text:p>0.169305399060249</text:p>
          </table:table-cell>
          <table:table-cell office:value-type="float" office:value="0.831020757555962" calcext:value-type="float">
            <text:p>0.831020757555962</text:p>
          </table:table-cell>
          <table:table-cell office:value-type="float" office:value="0.471108861267567" calcext:value-type="float">
            <text:p>0.471108861267567</text:p>
          </table:table-cell>
          <table:table-cell office:value-type="float" office:value="0.249698281853753" calcext:value-type="float">
            <text:p>0.249698281853753</text:p>
          </table:table-cell>
          <table:table-cell office:value-type="float" office:value="0.609332156181335" calcext:value-type="float">
            <text:p>0.609332156181335</text:p>
          </table:table-cell>
          <table:table-cell office:value-type="float" office:value="0.332885566353798" calcext:value-type="float">
            <text:p>0.332885566353798</text:p>
          </table:table-cell>
          <table:table-cell office:value-type="float" office:value="0.276446589827537" calcext:value-type="float">
            <text:p>0.276446589827537</text:p>
          </table:table-cell>
          <table:table-cell office:value-type="float" office:value="0.4519184" calcext:value-type="float">
            <text:p>0.4519184</text:p>
          </table:table-cell>
          <table:table-cell office:value-type="float" office:value="0.38048" calcext:value-type="float">
            <text:p>0.38048</text:p>
          </table:table-cell>
          <table:table-cell office:value-type="float" office:value="0.47273" calcext:value-type="float">
            <text:p>0.47273</text:p>
          </table:table-cell>
          <table:table-cell office:value-type="float" office:value="0.7412062" calcext:value-type="float">
            <text:p>0.7412062</text:p>
          </table:table-cell>
          <table:table-cell office:value-type="float" office:value="1.0003262" calcext:value-type="float">
            <text:p>1.0003262</text:p>
          </table:table-cell>
          <table:table-cell office:value-type="float" office:value="0.0221646" calcext:value-type="float">
            <text:p>0.0221646</text:p>
          </table:table-cell>
          <table:table-cell office:value-type="float" office:value="0.1693054" calcext:value-type="float">
            <text:p>0.1693054</text:p>
          </table:table-cell>
          <table:table-cell office:value-type="float" office:value="0.2352908" calcext:value-type="float">
            <text:p>0.2352908</text:p>
          </table:table-cell>
          <table:table-cell office:value-type="float" office:value="0.29807" calcext:value-type="float">
            <text:p>0.29807</text:p>
          </table:table-cell>
          <table:table-cell office:value-type="float" office:value="0.5874316" calcext:value-type="float">
            <text:p>0.5874316</text:p>
          </table:table-cell>
          <table:table-cell office:value-type="float" office:value="0.37433" calcext:value-type="float">
            <text:p>0.37433</text:p>
          </table:table-cell>
          <table:table-cell office:value-type="float" office:value="-0.0114308" calcext:value-type="float">
            <text:p>-0.0114308</text:p>
          </table:table-cell>
          <table:table-cell office:value-type="float" office:value="0.6921937" calcext:value-type="float">
            <text:p>0.6921937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219008" calcext:value-type="float">
            <text:p>0.0219008</text:p>
          </table:table-cell>
          <table:table-cell office:value-type="float" office:value="0.6921937" calcext:value-type="float">
            <text:p>0.6921937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281008" calcext:value-type="float">
            <text:p>0.0281008</text:p>
          </table:table-cell>
          <table:table-cell office:value-type="float" office:value="0.6921938" calcext:value-type="float">
            <text:p>0.6921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343008" calcext:value-type="float">
            <text:p>0.0343008</text:p>
          </table:table-cell>
          <table:table-cell office:value-type="float" office:value="0.6921938" calcext:value-type="float">
            <text:p>0.6921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405008" calcext:value-type="float">
            <text:p>0.0405008</text:p>
          </table:table-cell>
          <table:table-cell office:value-type="float" office:value="0.6921938" calcext:value-type="float">
            <text:p>0.6921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467008" calcext:value-type="float">
            <text:p>0.0467008</text:p>
          </table:table-cell>
          <table:table-cell office:value-type="float" office:value="0.6921938" calcext:value-type="float">
            <text:p>0.6921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529008" calcext:value-type="float">
            <text:p>0.0529008</text:p>
          </table:table-cell>
          <table:table-cell office:value-type="float" office:value="0.6859937" calcext:value-type="float">
            <text:p>0.6859937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219008" calcext:value-type="float">
            <text:p>0.0219008</text:p>
          </table:table-cell>
          <table:table-cell office:value-type="float" office:value="0.6859937" calcext:value-type="float">
            <text:p>0.6859937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281008" calcext:value-type="float">
            <text:p>0.0281008</text:p>
          </table:table-cell>
          <table:table-cell office:value-type="float" office:value="0.6859938" calcext:value-type="float">
            <text:p>0.6859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343008" calcext:value-type="float">
            <text:p>0.0343008</text:p>
          </table:table-cell>
          <table:table-cell office:value-type="float" office:value="0.6859938" calcext:value-type="float">
            <text:p>0.6859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405008" calcext:value-type="float">
            <text:p>0.0405008</text:p>
          </table:table-cell>
          <table:table-cell office:value-type="float" office:value="0.6859938" calcext:value-type="float">
            <text:p>0.6859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467008" calcext:value-type="float">
            <text:p>0.0467008</text:p>
          </table:table-cell>
          <table:table-cell office:value-type="float" office:value="0.6859938" calcext:value-type="float">
            <text:p>0.6859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529008" calcext:value-type="float">
            <text:p>0.0529008</text:p>
          </table:table-cell>
        </table:table-row>
        <table:table-row table:style-name="ro1">
          <table:table-cell office:value-type="string" calcext:value-type="string">
            <text:p>x_minus_4</text:p>
          </table:table-cell>
          <table:table-cell office:value-type="float" office:value="-0.004" calcext:value-type="float">
            <text:p>-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00:54</text:p>
          </table:table-cell>
          <table:table-cell office:value-type="float" office:value="0.0013804" calcext:value-type="float">
            <text:p>0.0013804</text:p>
          </table:table-cell>
          <table:table-cell office:value-type="float" office:value="0.6880934" calcext:value-type="float">
            <text:p>0.6880934</text:p>
          </table:table-cell>
          <table:table-cell office:value-type="float" office:value="0.6894738" calcext:value-type="float">
            <text:p>0.6894738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369486" calcext:value-type="float">
            <text:p>0.0369486</text:p>
          </table:table-cell>
          <table:table-cell office:value-type="float" office:value="10" calcext:value-type="float">
            <text:p>10</text:p>
          </table:table-cell>
          <table:table-cell office:value-type="float" office:value="0.992536187171936" calcext:value-type="float">
            <text:p>0.992536187171936</text:p>
          </table:table-cell>
          <table:table-cell office:value-type="float" office:value="0.118875399231911" calcext:value-type="float">
            <text:p>0.118875399231911</text:p>
          </table:table-cell>
          <table:table-cell office:value-type="float" office:value="0.873660787940025" calcext:value-type="float">
            <text:p>0.873660787940025</text:p>
          </table:table-cell>
          <table:table-cell office:value-type="float" office:value="0.439866854250431" calcext:value-type="float">
            <text:p>0.439866854250431</text:p>
          </table:table-cell>
          <table:table-cell office:value-type="float" office:value="0.274329877274299" calcext:value-type="float">
            <text:p>0.274329877274299</text:p>
          </table:table-cell>
          <table:table-cell office:value-type="float" office:value="0.635736149549484" calcext:value-type="float">
            <text:p>0.635736149549484</text:p>
          </table:table-cell>
          <table:table-cell office:value-type="float" office:value="0.243997558951378" calcext:value-type="float">
            <text:p>0.243997558951378</text:p>
          </table:table-cell>
          <table:table-cell office:value-type="float" office:value="0.391738590598106" calcext:value-type="float">
            <text:p>0.391738590598106</text:p>
          </table:table-cell>
          <table:table-cell office:value-type="float" office:value="0.4785684" calcext:value-type="float">
            <text:p>0.4785684</text:p>
          </table:table-cell>
          <table:table-cell office:value-type="float" office:value="0.4141" calcext:value-type="float">
            <text:p>0.4141</text:p>
          </table:table-cell>
          <table:table-cell office:value-type="float" office:value="0.50635" calcext:value-type="float">
            <text:p>0.50635</text:p>
          </table:table-cell>
          <table:table-cell office:value-type="float" office:value="0.7871262" calcext:value-type="float">
            <text:p>0.7871262</text:p>
          </table:table-cell>
          <table:table-cell office:value-type="float" office:value="0.9925362" calcext:value-type="float">
            <text:p>0.9925362</text:p>
          </table:table-cell>
          <table:table-cell office:value-type="float" office:value="0.0229846" calcext:value-type="float">
            <text:p>0.0229846</text:p>
          </table:table-cell>
          <table:table-cell office:value-type="float" office:value="0.1188754" calcext:value-type="float">
            <text:p>0.1188754</text:p>
          </table:table-cell>
          <table:table-cell office:value-type="float" office:value="0.1901908" calcext:value-type="float">
            <text:p>0.1901908</text:p>
          </table:table-cell>
          <table:table-cell office:value-type="float" office:value="0.24354" calcext:value-type="float">
            <text:p>0.24354</text:p>
          </table:table-cell>
          <table:table-cell office:value-type="float" office:value="0.4291716" calcext:value-type="float">
            <text:p>0.4291716</text:p>
          </table:table-cell>
          <table:table-cell office:value-type="float" office:value="0.23821" calcext:value-type="float">
            <text:p>0.23821</text:p>
          </table:table-cell>
          <table:table-cell office:value-type="float" office:value="-0.0114308" calcext:value-type="float">
            <text:p>-0.0114308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219006" calcext:value-type="float">
            <text:p>0.0219006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281006" calcext:value-type="float">
            <text:p>0.0281006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343006" calcext:value-type="float">
            <text:p>0.0343006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405006" calcext:value-type="float">
            <text:p>0.0405006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467006" calcext:value-type="float">
            <text:p>0.0467006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529006" calcext:value-type="float">
            <text:p>0.0529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219006" calcext:value-type="float">
            <text:p>0.0219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281006" calcext:value-type="float">
            <text:p>0.0281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343006" calcext:value-type="float">
            <text:p>0.0343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405006" calcext:value-type="float">
            <text:p>0.0405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467006" calcext:value-type="float">
            <text:p>0.0467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529006" calcext:value-type="float">
            <text:p>0.0529006</text:p>
          </table:table-cell>
        </table:table-row>
        <table:table-row table:style-name="ro1">
          <table:table-cell office:value-type="string" calcext:value-type="string">
            <text:p>x_minus_5</text:p>
          </table:table-cell>
          <table:table-cell office:value-type="float" office:value="-0.005" calcext:value-type="float">
            <text:p>-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01:07</text:p>
          </table:table-cell>
          <table:table-cell office:value-type="float" office:value="0.0019705" calcext:value-type="float">
            <text:p>0.0019705</text:p>
          </table:table-cell>
          <table:table-cell office:value-type="float" office:value="0.6870968" calcext:value-type="float">
            <text:p>0.6870968</text:p>
          </table:table-cell>
          <table:table-cell office:value-type="float" office:value="0.6890674" calcext:value-type="float">
            <text:p>0.6890674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368851" calcext:value-type="float">
            <text:p>0.0368851</text:p>
          </table:table-cell>
          <table:table-cell office:value-type="float" office:value="9" calcext:value-type="float">
            <text:p>9</text:p>
          </table:table-cell>
          <table:table-cell office:value-type="float" office:value="0.983926177024841" calcext:value-type="float">
            <text:p>0.983926177024841</text:p>
          </table:table-cell>
          <table:table-cell office:value-type="float" office:value="0.0856653973460197" calcext:value-type="float">
            <text:p>0.0856653973460197</text:p>
          </table:table-cell>
          <table:table-cell office:value-type="float" office:value="0.898260779678822" calcext:value-type="float">
            <text:p>0.898260779678822</text:p>
          </table:table-cell>
          <table:table-cell office:value-type="float" office:value="0.412929856032133" calcext:value-type="float">
            <text:p>0.412929856032133</text:p>
          </table:table-cell>
          <table:table-cell office:value-type="float" office:value="0.308824488136135" calcext:value-type="float">
            <text:p>0.308824488136135</text:p>
          </table:table-cell>
          <table:table-cell office:value-type="float" office:value="0.661402153968811" calcext:value-type="float">
            <text:p>0.661402153968811</text:p>
          </table:table-cell>
          <table:table-cell office:value-type="float" office:value="0.164457558095455" calcext:value-type="float">
            <text:p>0.164457558095455</text:p>
          </table:table-cell>
          <table:table-cell office:value-type="float" office:value="0.496944595873356" calcext:value-type="float">
            <text:p>0.496944595873356</text:p>
          </table:table-cell>
          <table:table-cell office:value-type="float" office:value="0.5113684" calcext:value-type="float">
            <text:p>0.5113684</text:p>
          </table:table-cell>
          <table:table-cell office:value-type="float" office:value="0.43829" calcext:value-type="float">
            <text:p>0.43829</text:p>
          </table:table-cell>
          <table:table-cell office:value-type="float" office:value="0.54038" calcext:value-type="float">
            <text:p>0.54038</text:p>
          </table:table-cell>
          <table:table-cell office:value-type="float" office:value="0.8330462" calcext:value-type="float">
            <text:p>0.8330462</text:p>
          </table:table-cell>
          <table:table-cell office:value-type="float" office:value="0.9839262" calcext:value-type="float">
            <text:p>0.9839262</text:p>
          </table:table-cell>
          <table:table-cell office:value-type="float" office:value="0.0229846" calcext:value-type="float">
            <text:p>0.0229846</text:p>
          </table:table-cell>
          <table:table-cell office:value-type="float" office:value="0.0856654" calcext:value-type="float">
            <text:p>0.0856654</text:p>
          </table:table-cell>
          <table:table-cell office:value-type="float" office:value="0.1569808" calcext:value-type="float">
            <text:p>0.1569808</text:p>
          </table:table-cell>
          <table:table-cell office:value-type="float" office:value="0.19311" calcext:value-type="float">
            <text:p>0.19311</text:p>
          </table:table-cell>
          <table:table-cell office:value-type="float" office:value="0.2700916" calcext:value-type="float">
            <text:p>0.2700916</text:p>
          </table:table-cell>
          <table:table-cell office:value-type="float" office:value="0.11644" calcext:value-type="float">
            <text:p>0.11644</text:p>
          </table:table-cell>
          <table:table-cell office:value-type="float" office:value="-0.0118408" calcext:value-type="float">
            <text:p>-0.0118408</text:p>
          </table:table-cell>
          <table:table-cell office:value-type="float" office:value="0.6901969" calcext:value-type="float">
            <text:p>0.6901969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219002" calcext:value-type="float">
            <text:p>0.0219002</text:p>
          </table:table-cell>
          <table:table-cell office:value-type="float" office:value="0.6901969" calcext:value-type="float">
            <text:p>0.6901969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281002" calcext:value-type="float">
            <text:p>0.0281002</text:p>
          </table:table-cell>
          <table:table-cell office:value-type="float" office:value="0.6901968" calcext:value-type="float">
            <text:p>0.6901968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343002" calcext:value-type="float">
            <text:p>0.0343002</text:p>
          </table:table-cell>
          <table:table-cell office:value-type="float" office:value="0.6901968" calcext:value-type="float">
            <text:p>0.6901968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405002" calcext:value-type="float">
            <text:p>0.0405002</text:p>
          </table:table-cell>
          <table:table-cell office:value-type="float" office:value="0.6901968" calcext:value-type="float">
            <text:p>0.6901968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467002" calcext:value-type="float">
            <text:p>0.0467002</text:p>
          </table:table-cell>
          <table:table-cell office:value-type="float" office:value="0.6901967" calcext:value-type="float">
            <text:p>0.6901967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529002" calcext:value-type="float">
            <text:p>0.0529002</text:p>
          </table:table-cell>
          <table:table-cell office:value-type="float" office:value="0.6839969" calcext:value-type="float">
            <text:p>0.6839969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219002" calcext:value-type="float">
            <text:p>0.0219002</text:p>
          </table:table-cell>
          <table:table-cell office:value-type="float" office:value="0.6839969" calcext:value-type="float">
            <text:p>0.6839969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281002" calcext:value-type="float">
            <text:p>0.0281002</text:p>
          </table:table-cell>
          <table:table-cell office:value-type="float" office:value="0.6839968" calcext:value-type="float">
            <text:p>0.6839968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343002" calcext:value-type="float">
            <text:p>0.0343002</text:p>
          </table:table-cell>
          <table:table-cell office:value-type="float" office:value="0.6839968" calcext:value-type="float">
            <text:p>0.6839968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405002" calcext:value-type="float">
            <text:p>0.0405002</text:p>
          </table:table-cell>
          <table:table-cell office:value-type="float" office:value="0.6839968" calcext:value-type="float">
            <text:p>0.6839968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467002" calcext:value-type="float">
            <text:p>0.0467002</text:p>
          </table:table-cell>
          <table:table-cell office:value-type="float" office:value="0.6839967" calcext:value-type="float">
            <text:p>0.6839967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529002" calcext:value-type="float">
            <text:p>0.0529002</text:p>
          </table:table-cell>
        </table:table-row>
        <table:table-row table:style-name="ro1">
          <table:table-cell office:value-type="string" calcext:value-type="string">
            <text:p>x_minus_6</text:p>
          </table:table-cell>
          <table:table-cell office:value-type="float" office:value="-0.006" calcext:value-type="float">
            <text:p>-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01:20</text:p>
          </table:table-cell>
          <table:table-cell office:value-type="float" office:value="0.0026276" calcext:value-type="float">
            <text:p>0.0026276</text:p>
          </table:table-cell>
          <table:table-cell office:value-type="float" office:value="0.6860883" calcext:value-type="float">
            <text:p>0.6860883</text:p>
          </table:table-cell>
          <table:table-cell office:value-type="float" office:value="0.6887159" calcext:value-type="float">
            <text:p>0.6887159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365791" calcext:value-type="float">
            <text:p>0.0365791</text:p>
          </table:table-cell>
          <table:table-cell office:value-type="float" office:value="7" calcext:value-type="float">
            <text:p>7</text:p>
          </table:table-cell>
          <table:table-cell office:value-type="float" office:value="0.960966229438782" calcext:value-type="float">
            <text:p>0.960966229438782</text:p>
          </table:table-cell>
          <table:table-cell office:value-type="float" office:value="0.0335954017937183" calcext:value-type="float">
            <text:p>0.0335954017937183</text:p>
          </table:table-cell>
          <table:table-cell office:value-type="float" office:value="0.927370827645063" calcext:value-type="float">
            <text:p>0.927370827645063</text:p>
          </table:table-cell>
          <table:table-cell office:value-type="float" office:value="0.386894860491157" calcext:value-type="float">
            <text:p>0.386894860491157</text:p>
          </table:table-cell>
          <table:table-cell office:value-type="float" office:value="0.351091274533355" calcext:value-type="float">
            <text:p>0.351091274533355</text:p>
          </table:table-cell>
          <table:table-cell office:value-type="float" office:value="0.687724161148071" calcext:value-type="float">
            <text:p>0.687724161148071</text:p>
          </table:table-cell>
          <table:table-cell office:value-type="float" office:value="0.0860655598342419" calcext:value-type="float">
            <text:p>0.0860655598342419</text:p>
          </table:table-cell>
          <table:table-cell office:value-type="float" office:value="0.601658601313829" calcext:value-type="float">
            <text:p>0.601658601313829</text:p>
          </table:table-cell>
          <table:table-cell office:value-type="float" office:value="0.5679484" calcext:value-type="float">
            <text:p>0.5679484</text:p>
          </table:table-cell>
          <table:table-cell office:value-type="float" office:value="0.4633" calcext:value-type="float">
            <text:p>0.4633</text:p>
          </table:table-cell>
          <table:table-cell office:value-type="float" office:value="0.56539" calcext:value-type="float">
            <text:p>0.56539</text:p>
          </table:table-cell>
          <table:table-cell office:value-type="float" office:value="0.8810162" calcext:value-type="float">
            <text:p>0.8810162</text:p>
          </table:table-cell>
          <table:table-cell office:value-type="float" office:value="0.9609662" calcext:value-type="float">
            <text:p>0.9609662</text:p>
          </table:table-cell>
          <table:table-cell office:value-type="float" office:value="0.0229846" calcext:value-type="float">
            <text:p>0.0229846</text:p>
          </table:table-cell>
          <table:table-cell office:value-type="float" office:value="0.0335954" calcext:value-type="float">
            <text:p>0.0335954</text:p>
          </table:table-cell>
          <table:table-cell office:value-type="float" office:value="0.0782608" calcext:value-type="float">
            <text:p>0.0782608</text:p>
          </table:table-cell>
          <table:table-cell office:value-type="float" office:value="0.1189" calcext:value-type="float">
            <text:p>0.1189</text:p>
          </table:table-cell>
          <table:table-cell office:value-type="float" office:value="0.1647216" calcext:value-type="float">
            <text:p>0.1647216</text:p>
          </table:table-cell>
          <table:table-cell office:value-type="float" office:value="0.03485" calcext:value-type="float">
            <text:p>0.03485</text:p>
          </table:table-cell>
          <table:table-cell office:value-type="float" office:value="-0.0122508" calcext:value-type="float">
            <text:p>-0.0122508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218997" calcext:value-type="float">
            <text:p>0.0218997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280997" calcext:value-type="float">
            <text:p>0.0280997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342997" calcext:value-type="float">
            <text:p>0.0342997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404997" calcext:value-type="float">
            <text:p>0.0404997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466997" calcext:value-type="float">
            <text:p>0.0466997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528997" calcext:value-type="float">
            <text:p>0.0528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218997" calcext:value-type="float">
            <text:p>0.0218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280997" calcext:value-type="float">
            <text:p>0.0280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342997" calcext:value-type="float">
            <text:p>0.0342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404997" calcext:value-type="float">
            <text:p>0.0404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466997" calcext:value-type="float">
            <text:p>0.0466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528997" calcext:value-type="float">
            <text:p>0.0528997</text:p>
          </table:table-cell>
        </table:table-row>
        <table:table-row table:style-name="ro1">
          <table:table-cell office:value-type="string" calcext:value-type="string">
            <text:p>x_minus_7</text:p>
          </table:table-cell>
          <table:table-cell office:value-type="float" office:value="-0.007" calcext:value-type="float">
            <text:p>-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01:3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6850996" calcext:value-type="float">
            <text:p>0.6850996</text:p>
          </table:table-cell>
          <table:table-cell office:value-type="float" office:value="0.6881996" calcext:value-type="float">
            <text:p>0.6881996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36002" calcext:value-type="float">
            <text:p>0.036002</text:p>
          </table:table-cell>
          <table:table-cell office:value-type="float" office:value="5" calcext:value-type="float">
            <text:p>5</text:p>
          </table:table-cell>
          <table:table-cell office:value-type="float" office:value="0.917916178703308" calcext:value-type="float">
            <text:p>0.917916178703308</text:p>
          </table:table-cell>
          <table:table-cell office:value-type="float" office:value="-0.0135300001129508" calcext:value-type="float">
            <text:p>-0.0135300001129508</text:p>
          </table:table-cell>
          <table:table-cell office:value-type="float" office:value="0.931446178816259" calcext:value-type="float">
            <text:p>0.931446178816259</text:p>
          </table:table-cell>
          <table:table-cell office:value-type="float" office:value="0.368567855423316" calcext:value-type="float">
            <text:p>0.368567855423316</text:p>
          </table:table-cell>
          <table:table-cell office:value-type="float" office:value="0.381018195073965" calcext:value-type="float">
            <text:p>0.381018195073965</text:p>
          </table:table-cell>
          <table:table-cell office:value-type="float" office:value="0.708634150028229" calcext:value-type="float">
            <text:p>0.708634150028229</text:p>
          </table:table-cell>
          <table:table-cell office:value-type="float" office:value="0.028501560818404" calcext:value-type="float">
            <text:p>0.028501560818404</text:p>
          </table:table-cell>
          <table:table-cell office:value-type="float" office:value="0.680132589209825" calcext:value-type="float">
            <text:p>0.680132589209825</text:p>
          </table:table-cell>
          <table:table-cell office:value-type="float" office:value="0.6220684" calcext:value-type="float">
            <text:p>0.6220684</text:p>
          </table:table-cell>
          <table:table-cell office:value-type="float" office:value="0.50348" calcext:value-type="float">
            <text:p>0.50348</text:p>
          </table:table-cell>
          <table:table-cell office:value-type="float" office:value="0.5986" calcext:value-type="float">
            <text:p>0.5986</text:p>
          </table:table-cell>
          <table:table-cell office:value-type="float" office:value="0.9179162" calcext:value-type="float">
            <text:p>0.9179162</text:p>
          </table:table-cell>
          <table:table-cell office:value-type="float" office:value="0.9011062" calcext:value-type="float">
            <text:p>0.9011062</text:p>
          </table:table-cell>
          <table:table-cell office:value-type="float" office:value="0.0238046" calcext:value-type="float">
            <text:p>0.0238046</text:p>
          </table:table-cell>
          <table:table-cell office:value-type="float" office:value="-0.0045346" calcext:value-type="float">
            <text:p>-0.0045346</text:p>
          </table:table-cell>
          <table:table-cell office:value-type="float" office:value="0.0171708" calcext:value-type="float">
            <text:p>0.0171708</text:p>
          </table:table-cell>
          <table:table-cell office:value-type="float" office:value="0.05084" calcext:value-type="float">
            <text:p>0.05084</text:p>
          </table:table-cell>
          <table:table-cell office:value-type="float" office:value="0.0925616" calcext:value-type="float">
            <text:p>0.0925616</text:p>
          </table:table-cell>
          <table:table-cell office:value-type="float" office:value="-0.01353" calcext:value-type="float">
            <text:p>-0.01353</text:p>
          </table:table-cell>
          <table:table-cell office:value-type="float" office:value="-0.0122508" calcext:value-type="float">
            <text:p>-0.0122508</text:p>
          </table:table-cell>
          <table:table-cell office:value-type="float" office:value="0.6881995" calcext:value-type="float">
            <text:p>0.6881995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219003" calcext:value-type="float">
            <text:p>0.0219003</text:p>
          </table:table-cell>
          <table:table-cell office:value-type="float" office:value="0.6881996" calcext:value-type="float">
            <text:p>0.6881996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281003" calcext:value-type="float">
            <text:p>0.0281003</text:p>
          </table:table-cell>
          <table:table-cell office:value-type="float" office:value="0.6881996" calcext:value-type="float">
            <text:p>0.6881996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343003" calcext:value-type="float">
            <text:p>0.0343003</text:p>
          </table:table-cell>
          <table:table-cell office:value-type="float" office:value="0.6881996" calcext:value-type="float">
            <text:p>0.6881996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405003" calcext:value-type="float">
            <text:p>0.0405003</text:p>
          </table:table-cell>
          <table:table-cell office:value-type="float" office:value="0.6881997" calcext:value-type="float">
            <text:p>0.6881997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467003" calcext:value-type="float">
            <text:p>0.0467003</text:p>
          </table:table-cell>
          <table:table-cell office:value-type="float" office:value="0.6881997" calcext:value-type="float">
            <text:p>0.6881997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529003" calcext:value-type="float">
            <text:p>0.0529003</text:p>
          </table:table-cell>
          <table:table-cell office:value-type="float" office:value="0.6819995" calcext:value-type="float">
            <text:p>0.6819995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219003" calcext:value-type="float">
            <text:p>0.0219003</text:p>
          </table:table-cell>
          <table:table-cell office:value-type="float" office:value="0.6819996" calcext:value-type="float">
            <text:p>0.6819996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281003" calcext:value-type="float">
            <text:p>0.0281003</text:p>
          </table:table-cell>
          <table:table-cell office:value-type="float" office:value="0.6819996" calcext:value-type="float">
            <text:p>0.6819996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343003" calcext:value-type="float">
            <text:p>0.0343003</text:p>
          </table:table-cell>
          <table:table-cell office:value-type="float" office:value="0.6819996" calcext:value-type="float">
            <text:p>0.6819996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405003" calcext:value-type="float">
            <text:p>0.0405003</text:p>
          </table:table-cell>
          <table:table-cell office:value-type="float" office:value="0.6819997" calcext:value-type="float">
            <text:p>0.6819997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467003" calcext:value-type="float">
            <text:p>0.0467003</text:p>
          </table:table-cell>
          <table:table-cell office:value-type="float" office:value="0.6819997" calcext:value-type="float">
            <text:p>0.6819997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529003" calcext:value-type="float">
            <text:p>0.0529003</text:p>
          </table:table-cell>
        </table:table-row>
        <table:table-row table:style-name="ro1">
          <table:table-cell office:value-type="string" calcext:value-type="string">
            <text:p>x_minus_8</text:p>
          </table:table-cell>
          <table:table-cell office:value-type="float" office:value="-0.008" calcext:value-type="float">
            <text:p>-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01:4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684097" calcext:value-type="float">
            <text:p>0.684097</text:p>
          </table:table-cell>
          <table:table-cell office:value-type="float" office:value="0.687197" calcext:value-type="float">
            <text:p>0.6871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35507" calcext:value-type="float">
            <text:p>0.035507</text:p>
          </table:table-cell>
          <table:table-cell office:value-type="float" office:value="5" calcext:value-type="float">
            <text:p>5</text:p>
          </table:table-cell>
          <table:table-cell office:value-type="float" office:value="0.902746200561523" calcext:value-type="float">
            <text:p>0.902746200561523</text:p>
          </table:table-cell>
          <table:table-cell office:value-type="float" office:value="-0.0684700012207031" calcext:value-type="float">
            <text:p>-0.0684700012207031</text:p>
          </table:table-cell>
          <table:table-cell office:value-type="float" office:value="0.971216201782227" calcext:value-type="float">
            <text:p>0.971216201782227</text:p>
          </table:table-cell>
          <table:table-cell office:value-type="float" office:value="0.323303867009235" calcext:value-type="float">
            <text:p>0.323303867009235</text:p>
          </table:table-cell>
          <table:table-cell office:value-type="float" office:value="0.381980846547879" calcext:value-type="float">
            <text:p>0.381980846547879</text:p>
          </table:table-cell>
          <table:table-cell office:value-type="float" office:value="0.671406173706055" calcext:value-type="float">
            <text:p>0.671406173706055</text:p>
          </table:table-cell>
          <table:table-cell office:value-type="float" office:value="-0.0247984396875836" calcext:value-type="float">
            <text:p>-0.0247984396875836</text:p>
          </table:table-cell>
          <table:table-cell office:value-type="float" office:value="0.696204613393638" calcext:value-type="float">
            <text:p>0.696204613393638</text:p>
          </table:table-cell>
          <table:table-cell office:value-type="float" office:value="0.6187884" calcext:value-type="float">
            <text:p>0.6187884</text:p>
          </table:table-cell>
          <table:table-cell office:value-type="float" office:value="0.49979" calcext:value-type="float">
            <text:p>0.49979</text:p>
          </table:table-cell>
          <table:table-cell office:value-type="float" office:value="0.59245" calcext:value-type="float">
            <text:p>0.59245</text:p>
          </table:table-cell>
          <table:table-cell office:value-type="float" office:value="0.9027462" calcext:value-type="float">
            <text:p>0.9027462</text:p>
          </table:table-cell>
          <table:table-cell office:value-type="float" office:value="0.7432562" calcext:value-type="float">
            <text:p>0.7432562</text:p>
          </table:table-cell>
          <table:table-cell office:value-type="float" office:value="0.0242146" calcext:value-type="float">
            <text:p>0.0242146</text:p>
          </table:table-cell>
          <table:table-cell office:value-type="float" office:value="-0.0381546" calcext:value-type="float">
            <text:p>-0.0381546</text:p>
          </table:table-cell>
          <table:table-cell office:value-type="float" office:value="-0.0316192" calcext:value-type="float">
            <text:p>-0.0316192</text:p>
          </table:table-cell>
          <table:table-cell office:value-type="float" office:value="-0.00082" calcext:value-type="float">
            <text:p>-0.00082</text:p>
          </table:table-cell>
          <table:table-cell office:value-type="float" office:value="0.0150716" calcext:value-type="float">
            <text:p>0.0150716</text:p>
          </table:table-cell>
          <table:table-cell office:value-type="float" office:value="-0.06847" calcext:value-type="float">
            <text:p>-0.06847</text:p>
          </table:table-cell>
          <table:table-cell office:value-type="float" office:value="-0.0114308" calcext:value-type="float">
            <text:p>-0.0114308</text:p>
          </table:table-cell>
          <table:table-cell office:value-type="float" office:value="0.6871969" calcext:value-type="float">
            <text:p>0.6871969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21903" calcext:value-type="float">
            <text:p>0.021903</text:p>
          </table:table-cell>
          <table:table-cell office:value-type="float" office:value="0.6871969" calcext:value-type="float">
            <text:p>0.6871969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28103" calcext:value-type="float">
            <text:p>0.028103</text:p>
          </table:table-cell>
          <table:table-cell office:value-type="float" office:value="0.687197" calcext:value-type="float">
            <text:p>0.6871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34303" calcext:value-type="float">
            <text:p>0.034303</text:p>
          </table:table-cell>
          <table:table-cell office:value-type="float" office:value="0.687197" calcext:value-type="float">
            <text:p>0.6871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40503" calcext:value-type="float">
            <text:p>0.040503</text:p>
          </table:table-cell>
          <table:table-cell office:value-type="float" office:value="0.687197" calcext:value-type="float">
            <text:p>0.6871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46703" calcext:value-type="float">
            <text:p>0.046703</text:p>
          </table:table-cell>
          <table:table-cell office:value-type="float" office:value="0.687197" calcext:value-type="float">
            <text:p>0.687197</text:p>
          </table:table-cell>
          <table:table-cell office:value-type="float" office:value="0.2472072" calcext:value-type="float">
            <text:p>0.2472072</text:p>
          </table:table-cell>
          <table:table-cell office:value-type="float" office:value="0.052903" calcext:value-type="float">
            <text:p>0.052903</text:p>
          </table:table-cell>
          <table:table-cell office:value-type="float" office:value="0.6809969" calcext:value-type="float">
            <text:p>0.6809969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21903" calcext:value-type="float">
            <text:p>0.021903</text:p>
          </table:table-cell>
          <table:table-cell office:value-type="float" office:value="0.6809969" calcext:value-type="float">
            <text:p>0.6809969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28103" calcext:value-type="float">
            <text:p>0.028103</text:p>
          </table:table-cell>
          <table:table-cell office:value-type="float" office:value="0.680997" calcext:value-type="float">
            <text:p>0.6809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34303" calcext:value-type="float">
            <text:p>0.034303</text:p>
          </table:table-cell>
          <table:table-cell office:value-type="float" office:value="0.680997" calcext:value-type="float">
            <text:p>0.6809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40503" calcext:value-type="float">
            <text:p>0.040503</text:p>
          </table:table-cell>
          <table:table-cell office:value-type="float" office:value="0.680997" calcext:value-type="float">
            <text:p>0.6809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46703" calcext:value-type="float">
            <text:p>0.046703</text:p>
          </table:table-cell>
          <table:table-cell office:value-type="float" office:value="0.680997" calcext:value-type="float">
            <text:p>0.680997</text:p>
          </table:table-cell>
          <table:table-cell office:value-type="float" office:value="0.2472072" calcext:value-type="float">
            <text:p>0.2472072</text:p>
          </table:table-cell>
          <table:table-cell office:value-type="float" office:value="0.052903" calcext:value-type="float">
            <text:p>0.052903</text:p>
          </table:table-cell>
        </table:table-row>
        <table:table-row table:style-name="ro1">
          <table:table-cell office:value-type="string" calcext:value-type="string">
            <text:p>x_minus_9</text:p>
          </table:table-cell>
          <table:table-cell office:value-type="float" office:value="-0.009" calcext:value-type="float">
            <text:p>-0.0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01:58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6830934" calcext:value-type="float">
            <text:p>0.6830934</text:p>
          </table:table-cell>
          <table:table-cell office:value-type="float" office:value="0.6861934" calcext:value-type="float">
            <text:p>0.6861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335507" calcext:value-type="float">
            <text:p>0.0335507</text:p>
          </table:table-cell>
          <table:table-cell office:value-type="float" office:value="5" calcext:value-type="float">
            <text:p>5</text:p>
          </table:table-cell>
          <table:table-cell office:value-type="float" office:value="0.576558411121368" calcext:value-type="float">
            <text:p>0.576558411121368</text:p>
          </table:table-cell>
          <table:table-cell office:value-type="float" office:value="-0.118490003049374" calcext:value-type="float">
            <text:p>-0.118490003049374</text:p>
          </table:table-cell>
          <table:table-cell office:value-type="float" office:value="0.695048414170742" calcext:value-type="float">
            <text:p>0.695048414170742</text:p>
          </table:table-cell>
          <table:table-cell office:value-type="float" office:value="0.204895858839154" calcext:value-type="float">
            <text:p>0.204895858839154</text:p>
          </table:table-cell>
          <table:table-cell office:value-type="float" office:value="0.303216773782457" calcext:value-type="float">
            <text:p>0.303216773782457</text:p>
          </table:table-cell>
          <table:table-cell office:value-type="float" office:value="0.486414158344269" calcext:value-type="float">
            <text:p>0.486414158344269</text:p>
          </table:table-cell>
          <table:table-cell office:value-type="float" office:value="-0.0766224406659603" calcext:value-type="float">
            <text:p>-0.0766224406659603</text:p>
          </table:table-cell>
          <table:table-cell office:value-type="float" office:value="0.563036599010229" calcext:value-type="float">
            <text:p>0.563036599010229</text:p>
          </table:table-cell>
          <table:table-cell office:value-type="float" office:value="0.5765584" calcext:value-type="float">
            <text:p>0.5765584</text:p>
          </table:table-cell>
          <table:table-cell office:value-type="float" office:value="0.4387" calcext:value-type="float">
            <text:p>0.4387</text:p>
          </table:table-cell>
          <table:table-cell office:value-type="float" office:value="0.48339" calcext:value-type="float">
            <text:p>0.48339</text:p>
          </table:table-cell>
          <table:table-cell office:value-type="float" office:value="0.5698262" calcext:value-type="float">
            <text:p>0.5698262</text:p>
          </table:table-cell>
          <table:table-cell office:value-type="float" office:value="0.3635962" calcext:value-type="float">
            <text:p>0.3635962</text:p>
          </table:table-cell>
          <table:table-cell office:value-type="float" office:value="0.0246246" calcext:value-type="float">
            <text:p>0.0246246</text:p>
          </table:table-cell>
          <table:table-cell office:value-type="float" office:value="-0.0664446" calcext:value-type="float">
            <text:p>-0.0664446</text:p>
          </table:table-cell>
          <table:table-cell office:value-type="float" office:value="-0.0767192" calcext:value-type="float">
            <text:p>-0.0767192</text:p>
          </table:table-cell>
          <table:table-cell office:value-type="float" office:value="-0.05289" calcext:value-type="float">
            <text:p>-0.05289</text:p>
          </table:table-cell>
          <table:table-cell office:value-type="float" office:value="-0.0685684" calcext:value-type="float">
            <text:p>-0.0685684</text:p>
          </table:table-cell>
          <table:table-cell office:value-type="float" office:value="-0.11849" calcext:value-type="float">
            <text:p>-0.11849</text:p>
          </table:table-cell>
          <table:table-cell office:value-type="float" office:value="-0.0122508" calcext:value-type="float">
            <text:p>-0.0122508</text:p>
          </table:table-cell>
          <table:table-cell office:value-type="float" office:value="0.6861934" calcext:value-type="float">
            <text:p>0.6861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219023" calcext:value-type="float">
            <text:p>0.0219023</text:p>
          </table:table-cell>
          <table:table-cell office:value-type="float" office:value="0.6861934" calcext:value-type="float">
            <text:p>0.6861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281023" calcext:value-type="float">
            <text:p>0.0281023</text:p>
          </table:table-cell>
          <table:table-cell office:value-type="float" office:value="0.6861934" calcext:value-type="float">
            <text:p>0.6861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343023" calcext:value-type="float">
            <text:p>0.0343023</text:p>
          </table:table-cell>
          <table:table-cell office:value-type="float" office:value="0.6861934" calcext:value-type="float">
            <text:p>0.6861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405023" calcext:value-type="float">
            <text:p>0.0405023</text:p>
          </table:table-cell>
          <table:table-cell office:value-type="float" office:value="0.6861935" calcext:value-type="float">
            <text:p>0.6861935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467023" calcext:value-type="float">
            <text:p>0.0467023</text:p>
          </table:table-cell>
          <table:table-cell office:value-type="float" office:value="0.6861935" calcext:value-type="float">
            <text:p>0.6861935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529023" calcext:value-type="float">
            <text:p>0.0529023</text:p>
          </table:table-cell>
          <table:table-cell office:value-type="float" office:value="0.6799934" calcext:value-type="float">
            <text:p>0.6799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219023" calcext:value-type="float">
            <text:p>0.0219023</text:p>
          </table:table-cell>
          <table:table-cell office:value-type="float" office:value="0.6799934" calcext:value-type="float">
            <text:p>0.6799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281023" calcext:value-type="float">
            <text:p>0.0281023</text:p>
          </table:table-cell>
          <table:table-cell office:value-type="float" office:value="0.6799934" calcext:value-type="float">
            <text:p>0.6799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343023" calcext:value-type="float">
            <text:p>0.0343023</text:p>
          </table:table-cell>
          <table:table-cell office:value-type="float" office:value="0.6799934" calcext:value-type="float">
            <text:p>0.6799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405023" calcext:value-type="float">
            <text:p>0.0405023</text:p>
          </table:table-cell>
          <table:table-cell office:value-type="float" office:value="0.6799935" calcext:value-type="float">
            <text:p>0.6799935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467023" calcext:value-type="float">
            <text:p>0.0467023</text:p>
          </table:table-cell>
          <table:table-cell office:value-type="float" office:value="0.6799935" calcext:value-type="float">
            <text:p>0.6799935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529023" calcext:value-type="float">
            <text:p>0.0529023</text:p>
          </table:table-cell>
        </table:table-row>
        <table:table-row table:style-name="ro1">
          <table:table-cell office:value-type="string" calcext:value-type="string">
            <text:p>x_minus_10</text:p>
          </table:table-cell>
          <table:table-cell office:value-type="float" office:value="-0.01" calcext:value-type="float">
            <text:p>-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02:11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6820973" calcext:value-type="float">
            <text:p>0.6820973</text:p>
          </table:table-cell>
          <table:table-cell office:value-type="float" office:value="0.6851973" calcext:value-type="float">
            <text:p>0.6851973</text:p>
          </table:table-cell>
          <table:table-cell office:value-type="float" office:value="0.2472052" calcext:value-type="float">
            <text:p>0.2472052</text:p>
          </table:table-cell>
          <table:table-cell office:value-type="float" office:value="0.0346337" calcext:value-type="float">
            <text:p>0.0346337</text:p>
          </table:table-cell>
          <table:table-cell office:value-type="float" office:value="5" calcext:value-type="float">
            <text:p>5</text:p>
          </table:table-cell>
          <table:table-cell office:value-type="float" office:value="0.579256176948547" calcext:value-type="float">
            <text:p>0.579256176948547</text:p>
          </table:table-cell>
          <table:table-cell office:value-type="float" office:value="-0.118490003049374" calcext:value-type="float">
            <text:p>-0.118490003049374</text:p>
          </table:table-cell>
          <table:table-cell office:value-type="float" office:value="0.697746179997921" calcext:value-type="float">
            <text:p>0.697746179997921</text:p>
          </table:table-cell>
          <table:table-cell office:value-type="float" office:value="0.177015854790807" calcext:value-type="float">
            <text:p>0.177015854790807</text:p>
          </table:table-cell>
          <table:table-cell office:value-type="float" office:value="0.274981828439423" calcext:value-type="float">
            <text:p>0.274981828439423</text:p>
          </table:table-cell>
          <table:table-cell office:value-type="float" office:value="0.43016214966774" calcext:value-type="float">
            <text:p>0.43016214966774</text:p>
          </table:table-cell>
          <table:table-cell office:value-type="float" office:value="-0.0761304400861263" calcext:value-type="float">
            <text:p>-0.0761304400861263</text:p>
          </table:table-cell>
          <table:table-cell office:value-type="float" office:value="0.506292589753866" calcext:value-type="float">
            <text:p>0.506292589753866</text:p>
          </table:table-cell>
          <table:table-cell office:value-type="float" office:value="0.4223984" calcext:value-type="float">
            <text:p>0.4223984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45387" calcext:value-type="float">
            <text:p>0.45387</text:p>
          </table:table-cell>
          <table:table-cell office:value-type="float" office:value="0.5792562" calcext:value-type="float">
            <text:p>0.5792562</text:p>
          </table:table-cell>
          <table:table-cell office:value-type="float" office:value="0.3590862" calcext:value-type="float">
            <text:p>0.3590862</text:p>
          </table:table-cell>
          <table:table-cell office:value-type="float" office:value="0.0250346" calcext:value-type="float">
            <text:p>0.0250346</text:p>
          </table:table-cell>
          <table:table-cell office:value-type="float" office:value="-0.0738246" calcext:value-type="float">
            <text:p>-0.0738246</text:p>
          </table:table-cell>
          <table:table-cell office:value-type="float" office:value="-0.0808192" calcext:value-type="float">
            <text:p>-0.0808192</text:p>
          </table:table-cell>
          <table:table-cell office:value-type="float" office:value="-0.0451" calcext:value-type="float">
            <text:p>-0.0451</text:p>
          </table:table-cell>
          <table:table-cell office:value-type="float" office:value="-0.0624184" calcext:value-type="float">
            <text:p>-0.0624184</text:p>
          </table:table-cell>
          <table:table-cell office:value-type="float" office:value="-0.11849" calcext:value-type="float">
            <text:p>-0.11849</text:p>
          </table:table-cell>
          <table:table-cell office:value-type="float" office:value="-0.0126608" calcext:value-type="float">
            <text:p>-0.0126608</text:p>
          </table:table-cell>
          <table:table-cell office:value-type="float" office:value="0.6851973" calcext:value-type="float">
            <text:p>0.6851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18981" calcext:value-type="float">
            <text:p>0.0218981</text:p>
          </table:table-cell>
          <table:table-cell office:value-type="float" office:value="0.6851973" calcext:value-type="float">
            <text:p>0.6851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80981" calcext:value-type="float">
            <text:p>0.0280981</text:p>
          </table:table-cell>
          <table:table-cell office:value-type="float" office:value="0.6851973" calcext:value-type="float">
            <text:p>0.6851973</text:p>
          </table:table-cell>
          <table:table-cell office:value-type="float" office:value="0.2472052" calcext:value-type="float">
            <text:p>0.2472052</text:p>
          </table:table-cell>
          <table:table-cell office:value-type="float" office:value="0.0342981" calcext:value-type="float">
            <text:p>0.0342981</text:p>
          </table:table-cell>
          <table:table-cell office:value-type="float" office:value="0.6851972" calcext:value-type="float">
            <text:p>0.6851972</text:p>
          </table:table-cell>
          <table:table-cell office:value-type="float" office:value="0.2472052" calcext:value-type="float">
            <text:p>0.2472052</text:p>
          </table:table-cell>
          <table:table-cell office:value-type="float" office:value="0.0404981" calcext:value-type="float">
            <text:p>0.0404981</text:p>
          </table:table-cell>
          <table:table-cell office:value-type="float" office:value="0.6851972" calcext:value-type="float">
            <text:p>0.6851972</text:p>
          </table:table-cell>
          <table:table-cell office:value-type="float" office:value="0.2472053" calcext:value-type="float">
            <text:p>0.2472053</text:p>
          </table:table-cell>
          <table:table-cell office:value-type="float" office:value="0.0466981" calcext:value-type="float">
            <text:p>0.0466981</text:p>
          </table:table-cell>
          <table:table-cell office:value-type="float" office:value="0.6851972" calcext:value-type="float">
            <text:p>0.6851972</text:p>
          </table:table-cell>
          <table:table-cell office:value-type="float" office:value="0.2472053" calcext:value-type="float">
            <text:p>0.2472053</text:p>
          </table:table-cell>
          <table:table-cell office:value-type="float" office:value="0.0528981" calcext:value-type="float">
            <text:p>0.0528981</text:p>
          </table:table-cell>
          <table:table-cell office:value-type="float" office:value="0.6789973" calcext:value-type="float">
            <text:p>0.6789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18981" calcext:value-type="float">
            <text:p>0.0218981</text:p>
          </table:table-cell>
          <table:table-cell office:value-type="float" office:value="0.6789973" calcext:value-type="float">
            <text:p>0.6789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80981" calcext:value-type="float">
            <text:p>0.0280981</text:p>
          </table:table-cell>
          <table:table-cell office:value-type="float" office:value="0.6789973" calcext:value-type="float">
            <text:p>0.6789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342981" calcext:value-type="float">
            <text:p>0.0342981</text:p>
          </table:table-cell>
          <table:table-cell office:value-type="float" office:value="0.6789972" calcext:value-type="float">
            <text:p>0.6789972</text:p>
          </table:table-cell>
          <table:table-cell office:value-type="float" office:value="0.2472052" calcext:value-type="float">
            <text:p>0.2472052</text:p>
          </table:table-cell>
          <table:table-cell office:value-type="float" office:value="0.0404981" calcext:value-type="float">
            <text:p>0.0404981</text:p>
          </table:table-cell>
          <table:table-cell office:value-type="float" office:value="0.6789972" calcext:value-type="float">
            <text:p>0.6789972</text:p>
          </table:table-cell>
          <table:table-cell office:value-type="float" office:value="0.2472052" calcext:value-type="float">
            <text:p>0.2472052</text:p>
          </table:table-cell>
          <table:table-cell office:value-type="float" office:value="0.0466981" calcext:value-type="float">
            <text:p>0.0466981</text:p>
          </table:table-cell>
          <table:table-cell office:value-type="float" office:value="0.6789972" calcext:value-type="float">
            <text:p>0.6789972</text:p>
          </table:table-cell>
          <table:table-cell office:value-type="float" office:value="0.2472053" calcext:value-type="float">
            <text:p>0.2472053</text:p>
          </table:table-cell>
          <table:table-cell office:value-type="float" office:value="0.0528981" calcext:value-type="float">
            <text:p>0.0528981</text:p>
          </table:table-cell>
        </table:table-row>
        <table:table-row table:style-name="ro1">
          <table:table-cell office:value-type="string" calcext:value-type="string">
            <text:p>y_plus_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3:02:24</text:p>
          </table:table-cell>
          <table:table-cell office:value-type="float" office:value="-0.0000249" calcext:value-type="float">
            <text:p>-0.0000249</text:p>
          </table:table-cell>
          <table:table-cell office:value-type="float" office:value="0.6920778" calcext:value-type="float">
            <text:p>0.6920778</text:p>
          </table:table-cell>
          <table:table-cell office:value-type="float" office:value="0.6920529" calcext:value-type="float">
            <text:p>0.6920529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383821" calcext:value-type="float">
            <text:p>0.0383821</text:p>
          </table:table-cell>
          <table:table-cell office:value-type="float" office:value="10" calcext:value-type="float">
            <text:p>10</text:p>
          </table:table-cell>
          <table:table-cell office:value-type="float" office:value="0.962679982185364" calcext:value-type="float">
            <text:p>0.962679982185364</text:p>
          </table:table-cell>
          <table:table-cell office:value-type="float" office:value="0.207845404744148" calcext:value-type="float">
            <text:p>0.207845404744148</text:p>
          </table:table-cell>
          <table:table-cell office:value-type="float" office:value="0.754834577441216" calcext:value-type="float">
            <text:p>0.754834577441216</text:p>
          </table:table-cell>
          <table:table-cell office:value-type="float" office:value="0.524654860794544" calcext:value-type="float">
            <text:p>0.524654860794544</text:p>
          </table:table-cell>
          <table:table-cell office:value-type="float" office:value="0.286526911833526" calcext:value-type="float">
            <text:p>0.286526911833526</text:p>
          </table:table-cell>
          <table:table-cell office:value-type="float" office:value="0.520444160699844" calcext:value-type="float">
            <text:p>0.520444160699844</text:p>
          </table:table-cell>
          <table:table-cell office:value-type="float" office:value="0.528865560889244" calcext:value-type="float">
            <text:p>0.528865560889244</text:p>
          </table:table-cell>
          <table:table-cell office:value-type="float" office:value="0.00842140018939974" calcext:value-type="float">
            <text:p>0.00842140018939974</text:p>
          </table:table-cell>
          <table:table-cell office:value-type="float" office:value="0.3879584" calcext:value-type="float">
            <text:p>0.3879584</text:p>
          </table:table-cell>
          <table:table-cell office:value-type="float" office:value="0.30914" calcext:value-type="float">
            <text:p>0.30914</text:p>
          </table:table-cell>
          <table:table-cell office:value-type="float" office:value="0.39401" calcext:value-type="float">
            <text:p>0.39401</text:p>
          </table:table-cell>
          <table:table-cell office:value-type="float" office:value="0.6214862" calcext:value-type="float">
            <text:p>0.6214862</text:p>
          </table:table-cell>
          <table:table-cell office:value-type="float" office:value="0.8896262" calcext:value-type="float">
            <text:p>0.8896262</text:p>
          </table:table-cell>
          <table:table-cell office:value-type="float" office:value="0.0250346" calcext:value-type="float">
            <text:p>0.0250346</text:p>
          </table:table-cell>
          <table:table-cell office:value-type="float" office:value="0.2078454" calcext:value-type="float">
            <text:p>0.2078454</text:p>
          </table:table-cell>
          <table:table-cell office:value-type="float" office:value="0.2533308" calcext:value-type="float">
            <text:p>0.2533308</text:p>
          </table:table-cell>
          <table:table-cell office:value-type="float" office:value="0.35178" calcext:value-type="float">
            <text:p>0.35178</text:p>
          </table:table-cell>
          <table:table-cell office:value-type="float" office:value="0.8686916" calcext:value-type="float">
            <text:p>0.8686916</text:p>
          </table:table-cell>
          <table:table-cell office:value-type="float" office:value="0.96268" calcext:value-type="float">
            <text:p>0.96268</text:p>
          </table:table-cell>
          <table:table-cell office:value-type="float" office:value="-0.0130708" calcext:value-type="float">
            <text:p>-0.0130708</text:p>
          </table:table-cell>
          <table:table-cell office:value-type="float" office:value="0.6951777" calcext:value-type="float">
            <text:p>0.6951777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219161" calcext:value-type="float">
            <text:p>0.0219161</text:p>
          </table:table-cell>
          <table:table-cell office:value-type="float" office:value="0.6951777" calcext:value-type="float">
            <text:p>0.6951777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281161" calcext:value-type="float">
            <text:p>0.0281161</text:p>
          </table:table-cell>
          <table:table-cell office:value-type="float" office:value="0.6951778" calcext:value-type="float">
            <text:p>0.6951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343161" calcext:value-type="float">
            <text:p>0.0343161</text:p>
          </table:table-cell>
          <table:table-cell office:value-type="float" office:value="0.6951778" calcext:value-type="float">
            <text:p>0.6951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405161" calcext:value-type="float">
            <text:p>0.0405161</text:p>
          </table:table-cell>
          <table:table-cell office:value-type="float" office:value="0.6951778" calcext:value-type="float">
            <text:p>0.6951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467161" calcext:value-type="float">
            <text:p>0.0467161</text:p>
          </table:table-cell>
          <table:table-cell office:value-type="float" office:value="0.6951778" calcext:value-type="float">
            <text:p>0.6951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529161" calcext:value-type="float">
            <text:p>0.0529161</text:p>
          </table:table-cell>
          <table:table-cell office:value-type="float" office:value="0.6889777" calcext:value-type="float">
            <text:p>0.6889777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219161" calcext:value-type="float">
            <text:p>0.0219161</text:p>
          </table:table-cell>
          <table:table-cell office:value-type="float" office:value="0.6889777" calcext:value-type="float">
            <text:p>0.6889777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281161" calcext:value-type="float">
            <text:p>0.0281161</text:p>
          </table:table-cell>
          <table:table-cell office:value-type="float" office:value="0.6889778" calcext:value-type="float">
            <text:p>0.6889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343161" calcext:value-type="float">
            <text:p>0.0343161</text:p>
          </table:table-cell>
          <table:table-cell office:value-type="float" office:value="0.6889778" calcext:value-type="float">
            <text:p>0.6889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405161" calcext:value-type="float">
            <text:p>0.0405161</text:p>
          </table:table-cell>
          <table:table-cell office:value-type="float" office:value="0.6889778" calcext:value-type="float">
            <text:p>0.6889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467161" calcext:value-type="float">
            <text:p>0.0467161</text:p>
          </table:table-cell>
          <table:table-cell office:value-type="float" office:value="0.6889778" calcext:value-type="float">
            <text:p>0.6889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529161" calcext:value-type="float">
            <text:p>0.0529161</text:p>
          </table:table-cell>
        </table:table-row>
        <table:table-row table:style-name="ro1">
          <table:table-cell office:value-type="string" calcext:value-type="string">
            <text:p>y_plus_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3:02:36</text:p>
          </table:table-cell>
          <table:table-cell office:value-type="float" office:value="-0.0000517" calcext:value-type="float">
            <text:p>-0.0000517</text:p>
          </table:table-cell>
          <table:table-cell office:value-type="float" office:value="0.6920962" calcext:value-type="float">
            <text:p>0.6920962</text:p>
          </table:table-cell>
          <table:table-cell office:value-type="float" office:value="0.6920445" calcext:value-type="float">
            <text:p>0.6920445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382613" calcext:value-type="float">
            <text:p>0.0382613</text:p>
          </table:table-cell>
          <table:table-cell office:value-type="float" office:value="10" calcext:value-type="float">
            <text:p>10</text:p>
          </table:table-cell>
          <table:table-cell office:value-type="float" office:value="0.996299982070923" calcext:value-type="float">
            <text:p>0.996299982070923</text:p>
          </table:table-cell>
          <table:table-cell office:value-type="float" office:value="0.234905406832695" calcext:value-type="float">
            <text:p>0.234905406832695</text:p>
          </table:table-cell>
          <table:table-cell office:value-type="float" office:value="0.761394575238228" calcext:value-type="float">
            <text:p>0.761394575238228</text:p>
          </table:table-cell>
          <table:table-cell office:value-type="float" office:value="0.534781859815121" calcext:value-type="float">
            <text:p>0.534781859815121</text:p>
          </table:table-cell>
          <table:table-cell office:value-type="float" office:value="0.287576369046799" calcext:value-type="float">
            <text:p>0.287576369046799</text:p>
          </table:table-cell>
          <table:table-cell office:value-type="float" office:value="0.525856167078018" calcext:value-type="float">
            <text:p>0.525856167078018</text:p>
          </table:table-cell>
          <table:table-cell office:value-type="float" office:value="0.543707552552223" calcext:value-type="float">
            <text:p>0.543707552552223</text:p>
          </table:table-cell>
          <table:table-cell office:value-type="float" office:value="0.0178513854742051" calcext:value-type="float">
            <text:p>0.0178513854742051</text:p>
          </table:table-cell>
          <table:table-cell office:value-type="float" office:value="0.4076384" calcext:value-type="float">
            <text:p>0.4076384</text:p>
          </table:table-cell>
          <table:table-cell office:value-type="float" office:value="0.31324" calcext:value-type="float">
            <text:p>0.31324</text:p>
          </table:table-cell>
          <table:table-cell office:value-type="float" office:value="0.39155" calcext:value-type="float">
            <text:p>0.39155</text:p>
          </table:table-cell>
          <table:table-cell office:value-type="float" office:value="0.6042662" calcext:value-type="float">
            <text:p>0.6042662</text:p>
          </table:table-cell>
          <table:table-cell office:value-type="float" office:value="0.9125862" calcext:value-type="float">
            <text:p>0.9125862</text:p>
          </table:table-cell>
          <table:table-cell office:value-type="float" office:value="0.0250346" calcext:value-type="float">
            <text:p>0.0250346</text:p>
          </table:table-cell>
          <table:table-cell office:value-type="float" office:value="0.2349054" calcext:value-type="float">
            <text:p>0.2349054</text:p>
          </table:table-cell>
          <table:table-cell office:value-type="float" office:value="0.2689108" calcext:value-type="float">
            <text:p>0.2689108</text:p>
          </table:table-cell>
          <table:table-cell office:value-type="float" office:value="0.35793" calcext:value-type="float">
            <text:p>0.35793</text:p>
          </table:table-cell>
          <table:table-cell office:value-type="float" office:value="0.8604916" calcext:value-type="float">
            <text:p>0.8604916</text:p>
          </table:table-cell>
          <table:table-cell office:value-type="float" office:value="0.9963" calcext:value-type="float">
            <text:p>0.9963</text:p>
          </table:table-cell>
          <table:table-cell office:value-type="float" office:value="-0.0122508" calcext:value-type="float">
            <text:p>-0.012250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219018" calcext:value-type="float">
            <text:p>0.021901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281018" calcext:value-type="float">
            <text:p>0.028101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343018" calcext:value-type="float">
            <text:p>0.034301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4" calcext:value-type="float">
            <text:p>0.2492024</text:p>
          </table:table-cell>
          <table:table-cell office:value-type="float" office:value="0.0405018" calcext:value-type="float">
            <text:p>0.040501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4" calcext:value-type="float">
            <text:p>0.2492024</text:p>
          </table:table-cell>
          <table:table-cell office:value-type="float" office:value="0.0467018" calcext:value-type="float">
            <text:p>0.046701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4" calcext:value-type="float">
            <text:p>0.2492024</text:p>
          </table:table-cell>
          <table:table-cell office:value-type="float" office:value="0.0529018" calcext:value-type="float">
            <text:p>0.0529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219018" calcext:value-type="float">
            <text:p>0.0219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281018" calcext:value-type="float">
            <text:p>0.0281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343018" calcext:value-type="float">
            <text:p>0.0343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405018" calcext:value-type="float">
            <text:p>0.0405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4" calcext:value-type="float">
            <text:p>0.2492024</text:p>
          </table:table-cell>
          <table:table-cell office:value-type="float" office:value="0.0467018" calcext:value-type="float">
            <text:p>0.0467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4" calcext:value-type="float">
            <text:p>0.2492024</text:p>
          </table:table-cell>
          <table:table-cell office:value-type="float" office:value="0.0529018" calcext:value-type="float">
            <text:p>0.0529018</text:p>
          </table:table-cell>
        </table:table-row>
        <table:table-row table:style-name="ro1">
          <table:table-cell office:value-type="string" calcext:value-type="string">
            <text:p>y_plus_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3:02:49</text:p>
          </table:table-cell>
          <table:table-cell office:value-type="float" office:value="-0.0000757" calcext:value-type="float">
            <text:p>-0.0000757</text:p>
          </table:table-cell>
          <table:table-cell office:value-type="float" office:value="0.692093" calcext:value-type="float">
            <text:p>0.692093</text:p>
          </table:table-cell>
          <table:table-cell office:value-type="float" office:value="0.6920173" calcext:value-type="float">
            <text:p>0.692017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37447" calcext:value-type="float">
            <text:p>0.037447</text:p>
          </table:table-cell>
          <table:table-cell office:value-type="float" office:value="10" calcext:value-type="float">
            <text:p>10</text:p>
          </table:table-cell>
          <table:table-cell office:value-type="float" office:value="0.907231628894806" calcext:value-type="float">
            <text:p>0.907231628894806</text:p>
          </table:table-cell>
          <table:table-cell office:value-type="float" office:value="0.256635397672653" calcext:value-type="float">
            <text:p>0.256635397672653</text:p>
          </table:table-cell>
          <table:table-cell office:value-type="float" office:value="0.650596231222153" calcext:value-type="float">
            <text:p>0.650596231222153</text:p>
          </table:table-cell>
          <table:table-cell office:value-type="float" office:value="0.518258872628212" calcext:value-type="float">
            <text:p>0.518258872628212</text:p>
          </table:table-cell>
          <table:table-cell office:value-type="float" office:value="0.234211839434589" calcext:value-type="float">
            <text:p>0.234211839434589</text:p>
          </table:table-cell>
          <table:table-cell office:value-type="float" office:value="0.505602169036865" calcext:value-type="float">
            <text:p>0.505602169036865</text:p>
          </table:table-cell>
          <table:table-cell office:value-type="float" office:value="0.530915576219559" calcext:value-type="float">
            <text:p>0.530915576219559</text:p>
          </table:table-cell>
          <table:table-cell office:value-type="float" office:value="0.0253134071826935" calcext:value-type="float">
            <text:p>0.0253134071826935</text:p>
          </table:table-cell>
          <table:table-cell office:value-type="float" office:value="0.4359284" calcext:value-type="float">
            <text:p>0.4359284</text:p>
          </table:table-cell>
          <table:table-cell office:value-type="float" office:value="0.32185" calcext:value-type="float">
            <text:p>0.32185</text:p>
          </table:table-cell>
          <table:table-cell office:value-type="float" office:value="0.40713" calcext:value-type="float">
            <text:p>0.40713</text:p>
          </table:table-cell>
          <table:table-cell office:value-type="float" office:value="0.6403462" calcext:value-type="float">
            <text:p>0.6403462</text:p>
          </table:table-cell>
          <table:table-cell office:value-type="float" office:value="0.7227562" calcext:value-type="float">
            <text:p>0.7227562</text:p>
          </table:table-cell>
          <table:table-cell office:value-type="float" office:value="0.0274946" calcext:value-type="float">
            <text:p>0.0274946</text:p>
          </table:table-cell>
          <table:table-cell office:value-type="float" office:value="0.2566354" calcext:value-type="float">
            <text:p>0.2566354</text:p>
          </table:table-cell>
          <table:table-cell office:value-type="float" office:value="0.2902308" calcext:value-type="float">
            <text:p>0.2902308</text:p>
          </table:table-cell>
          <table:table-cell office:value-type="float" office:value="0.38335" calcext:value-type="float">
            <text:p>0.38335</text:p>
          </table:table-cell>
          <table:table-cell office:value-type="float" office:value="0.9072316" calcext:value-type="float">
            <text:p>0.9072316</text:p>
          </table:table-cell>
          <table:table-cell office:value-type="float" office:value="0.81713" calcext:value-type="float">
            <text:p>0.81713</text:p>
          </table:table-cell>
          <table:table-cell office:value-type="float" office:value="-0.0093808" calcext:value-type="float">
            <text:p>-0.0093808</text:p>
          </table:table-cell>
          <table:table-cell office:value-type="float" office:value="0.6951929" calcext:value-type="float">
            <text:p>0.6951929</text:p>
          </table:table-cell>
          <table:table-cell office:value-type="float" office:value="0.2502025" calcext:value-type="float">
            <text:p>0.2502025</text:p>
          </table:table-cell>
          <table:table-cell office:value-type="float" office:value="0.0219005" calcext:value-type="float">
            <text:p>0.0219005</text:p>
          </table:table-cell>
          <table:table-cell office:value-type="float" office:value="0.6951929" calcext:value-type="float">
            <text:p>0.6951929</text:p>
          </table:table-cell>
          <table:table-cell office:value-type="float" office:value="0.2502025" calcext:value-type="float">
            <text:p>0.2502025</text:p>
          </table:table-cell>
          <table:table-cell office:value-type="float" office:value="0.0281005" calcext:value-type="float">
            <text:p>0.0281005</text:p>
          </table:table-cell>
          <table:table-cell office:value-type="float" office:value="0.695193" calcext:value-type="float">
            <text:p>0.6951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343005" calcext:value-type="float">
            <text:p>0.0343005</text:p>
          </table:table-cell>
          <table:table-cell office:value-type="float" office:value="0.695193" calcext:value-type="float">
            <text:p>0.6951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405005" calcext:value-type="float">
            <text:p>0.0405005</text:p>
          </table:table-cell>
          <table:table-cell office:value-type="float" office:value="0.695193" calcext:value-type="float">
            <text:p>0.6951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467005" calcext:value-type="float">
            <text:p>0.0467005</text:p>
          </table:table-cell>
          <table:table-cell office:value-type="float" office:value="0.695193" calcext:value-type="float">
            <text:p>0.6951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529005" calcext:value-type="float">
            <text:p>0.0529005</text:p>
          </table:table-cell>
          <table:table-cell office:value-type="float" office:value="0.6889929" calcext:value-type="float">
            <text:p>0.6889929</text:p>
          </table:table-cell>
          <table:table-cell office:value-type="float" office:value="0.2502025" calcext:value-type="float">
            <text:p>0.2502025</text:p>
          </table:table-cell>
          <table:table-cell office:value-type="float" office:value="0.0219005" calcext:value-type="float">
            <text:p>0.0219005</text:p>
          </table:table-cell>
          <table:table-cell office:value-type="float" office:value="0.6889929" calcext:value-type="float">
            <text:p>0.6889929</text:p>
          </table:table-cell>
          <table:table-cell office:value-type="float" office:value="0.2502025" calcext:value-type="float">
            <text:p>0.2502025</text:p>
          </table:table-cell>
          <table:table-cell office:value-type="float" office:value="0.0281005" calcext:value-type="float">
            <text:p>0.0281005</text:p>
          </table:table-cell>
          <table:table-cell office:value-type="float" office:value="0.688993" calcext:value-type="float">
            <text:p>0.688993</text:p>
          </table:table-cell>
          <table:table-cell office:value-type="float" office:value="0.2502025" calcext:value-type="float">
            <text:p>0.2502025</text:p>
          </table:table-cell>
          <table:table-cell office:value-type="float" office:value="0.0343005" calcext:value-type="float">
            <text:p>0.0343005</text:p>
          </table:table-cell>
          <table:table-cell office:value-type="float" office:value="0.688993" calcext:value-type="float">
            <text:p>0.6889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405005" calcext:value-type="float">
            <text:p>0.0405005</text:p>
          </table:table-cell>
          <table:table-cell office:value-type="float" office:value="0.688993" calcext:value-type="float">
            <text:p>0.6889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467005" calcext:value-type="float">
            <text:p>0.0467005</text:p>
          </table:table-cell>
          <table:table-cell office:value-type="float" office:value="0.688993" calcext:value-type="float">
            <text:p>0.6889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529005" calcext:value-type="float">
            <text:p>0.0529005</text:p>
          </table:table-cell>
        </table:table-row>
        <table:table-row table:style-name="ro1">
          <table:table-cell office:value-type="string" calcext:value-type="string">
            <text:p>y_minus_1</text:p>
          </table:table-cell>
          <table:table-cell office:value-type="float" office:value="-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3:03:02</text:p>
          </table:table-cell>
          <table:table-cell office:value-type="float" office:value="-0.0000782" calcext:value-type="float">
            <text:p>-0.0000782</text:p>
          </table:table-cell>
          <table:table-cell office:value-type="float" office:value="0.692098" calcext:value-type="float">
            <text:p>0.692098</text:p>
          </table:table-cell>
          <table:table-cell office:value-type="float" office:value="0.6920198" calcext:value-type="float">
            <text:p>0.69201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387021" calcext:value-type="float">
            <text:p>0.0387021</text:p>
          </table:table-cell>
          <table:table-cell office:value-type="float" office:value="10" calcext:value-type="float">
            <text:p>10</text:p>
          </table:table-cell>
          <table:table-cell office:value-type="float" office:value="1.04458165168762" calcext:value-type="float">
            <text:p>1.04458165168762</text:p>
          </table:table-cell>
          <table:table-cell office:value-type="float" office:value="0.142655402421951" calcext:value-type="float">
            <text:p>0.142655402421951</text:p>
          </table:table-cell>
          <table:table-cell office:value-type="float" office:value="0.901926249265671" calcext:value-type="float">
            <text:p>0.901926249265671</text:p>
          </table:table-cell>
          <table:table-cell office:value-type="float" office:value="0.521210867166519" calcext:value-type="float">
            <text:p>0.521210867166519</text:p>
          </table:table-cell>
          <table:table-cell office:value-type="float" office:value="0.315751855333994" calcext:value-type="float">
            <text:p>0.315751855333994</text:p>
          </table:table-cell>
          <table:table-cell office:value-type="float" office:value="0.508062160015106" calcext:value-type="float">
            <text:p>0.508062160015106</text:p>
          </table:table-cell>
          <table:table-cell office:value-type="float" office:value="0.534359574317932" calcext:value-type="float">
            <text:p>0.534359574317932</text:p>
          </table:table-cell>
          <table:table-cell office:value-type="float" office:value="0.0262974143028259" calcext:value-type="float">
            <text:p>0.0262974143028259</text:p>
          </table:table-cell>
          <table:table-cell office:value-type="float" office:value="0.3313784" calcext:value-type="float">
            <text:p>0.3313784</text:p>
          </table:table-cell>
          <table:table-cell office:value-type="float" office:value="0.27101" calcext:value-type="float">
            <text:p>0.27101</text:p>
          </table:table-cell>
          <table:table-cell office:value-type="float" office:value="0.40508" calcext:value-type="float">
            <text:p>0.40508</text:p>
          </table:table-cell>
          <table:table-cell office:value-type="float" office:value="0.7473562" calcext:value-type="float">
            <text:p>0.7473562</text:p>
          </table:table-cell>
          <table:table-cell office:value-type="float" office:value="0.7854862" calcext:value-type="float">
            <text:p>0.7854862</text:p>
          </table:table-cell>
          <table:table-cell office:value-type="float" office:value="0.0266746" calcext:value-type="float">
            <text:p>0.0266746</text:p>
          </table:table-cell>
          <table:table-cell office:value-type="float" office:value="0.1426554" calcext:value-type="float">
            <text:p>0.1426554</text:p>
          </table:table-cell>
          <table:table-cell office:value-type="float" office:value="0.2246308" calcext:value-type="float">
            <text:p>0.2246308</text:p>
          </table:table-cell>
          <table:table-cell office:value-type="float" office:value="0.36982" calcext:value-type="float">
            <text:p>0.36982</text:p>
          </table:table-cell>
          <table:table-cell office:value-type="float" office:value="1.0445817" calcext:value-type="float">
            <text:p>1.0445817</text:p>
          </table:table-cell>
          <table:table-cell office:value-type="float" office:value="0.89011" calcext:value-type="float">
            <text:p>0.89011</text:p>
          </table:table-cell>
          <table:table-cell office:value-type="float" office:value="-0.0134808" calcext:value-type="float">
            <text:p>-0.0134808</text:p>
          </table:table-cell>
          <table:table-cell office:value-type="float" office:value="0.6951979" calcext:value-type="float">
            <text:p>0.6951979</text:p>
          </table:table-cell>
          <table:table-cell office:value-type="float" office:value="0.2462053" calcext:value-type="float">
            <text:p>0.2462053</text:p>
          </table:table-cell>
          <table:table-cell office:value-type="float" office:value="0.0219015" calcext:value-type="float">
            <text:p>0.0219015</text:p>
          </table:table-cell>
          <table:table-cell office:value-type="float" office:value="0.6951979" calcext:value-type="float">
            <text:p>0.6951979</text:p>
          </table:table-cell>
          <table:table-cell office:value-type="float" office:value="0.2462053" calcext:value-type="float">
            <text:p>0.2462053</text:p>
          </table:table-cell>
          <table:table-cell office:value-type="float" office:value="0.0281015" calcext:value-type="float">
            <text:p>0.0281015</text:p>
          </table:table-cell>
          <table:table-cell office:value-type="float" office:value="0.695198" calcext:value-type="float">
            <text:p>0.6951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343015" calcext:value-type="float">
            <text:p>0.0343015</text:p>
          </table:table-cell>
          <table:table-cell office:value-type="float" office:value="0.695198" calcext:value-type="float">
            <text:p>0.6951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405015" calcext:value-type="float">
            <text:p>0.0405015</text:p>
          </table:table-cell>
          <table:table-cell office:value-type="float" office:value="0.695198" calcext:value-type="float">
            <text:p>0.6951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467015" calcext:value-type="float">
            <text:p>0.0467015</text:p>
          </table:table-cell>
          <table:table-cell office:value-type="float" office:value="0.6951981" calcext:value-type="float">
            <text:p>0.6951981</text:p>
          </table:table-cell>
          <table:table-cell office:value-type="float" office:value="0.2462055" calcext:value-type="float">
            <text:p>0.2462055</text:p>
          </table:table-cell>
          <table:table-cell office:value-type="float" office:value="0.0529015" calcext:value-type="float">
            <text:p>0.0529015</text:p>
          </table:table-cell>
          <table:table-cell office:value-type="float" office:value="0.6889979" calcext:value-type="float">
            <text:p>0.6889979</text:p>
          </table:table-cell>
          <table:table-cell office:value-type="float" office:value="0.2462053" calcext:value-type="float">
            <text:p>0.2462053</text:p>
          </table:table-cell>
          <table:table-cell office:value-type="float" office:value="0.0219015" calcext:value-type="float">
            <text:p>0.0219015</text:p>
          </table:table-cell>
          <table:table-cell office:value-type="float" office:value="0.6889979" calcext:value-type="float">
            <text:p>0.6889979</text:p>
          </table:table-cell>
          <table:table-cell office:value-type="float" office:value="0.2462053" calcext:value-type="float">
            <text:p>0.2462053</text:p>
          </table:table-cell>
          <table:table-cell office:value-type="float" office:value="0.0281015" calcext:value-type="float">
            <text:p>0.0281015</text:p>
          </table:table-cell>
          <table:table-cell office:value-type="float" office:value="0.688998" calcext:value-type="float">
            <text:p>0.6889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343015" calcext:value-type="float">
            <text:p>0.0343015</text:p>
          </table:table-cell>
          <table:table-cell office:value-type="float" office:value="0.688998" calcext:value-type="float">
            <text:p>0.6889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405015" calcext:value-type="float">
            <text:p>0.0405015</text:p>
          </table:table-cell>
          <table:table-cell office:value-type="float" office:value="0.688998" calcext:value-type="float">
            <text:p>0.6889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467015" calcext:value-type="float">
            <text:p>0.0467015</text:p>
          </table:table-cell>
          <table:table-cell office:value-type="float" office:value="0.6889981" calcext:value-type="float">
            <text:p>0.6889981</text:p>
          </table:table-cell>
          <table:table-cell office:value-type="float" office:value="0.2462055" calcext:value-type="float">
            <text:p>0.2462055</text:p>
          </table:table-cell>
          <table:table-cell office:value-type="float" office:value="0.0529015" calcext:value-type="float">
            <text:p>0.0529015</text:p>
          </table:table-cell>
        </table:table-row>
        <table:table-row table:style-name="ro1">
          <table:table-cell office:value-type="string" calcext:value-type="string">
            <text:p>y_minus_2</text:p>
          </table:table-cell>
          <table:table-cell office:value-type="float" office:value="-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3:03:15</text:p>
          </table:table-cell>
          <table:table-cell office:value-type="float" office:value="-0.000037" calcext:value-type="float">
            <text:p>-0.000037</text:p>
          </table:table-cell>
          <table:table-cell office:value-type="float" office:value="0.692091" calcext:value-type="float">
            <text:p>0.692091</text:p>
          </table:table-cell>
          <table:table-cell office:value-type="float" office:value="0.692054" calcext:value-type="float">
            <text:p>0.692054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384612" calcext:value-type="float">
            <text:p>0.0384612</text:p>
          </table:table-cell>
          <table:table-cell office:value-type="float" office:value="10" calcext:value-type="float">
            <text:p>10</text:p>
          </table:table-cell>
          <table:table-cell office:value-type="float" office:value="1.05114161968231" calcext:value-type="float">
            <text:p>1.05114161968231</text:p>
          </table:table-cell>
          <table:table-cell office:value-type="float" office:value="0.12379539757967" calcext:value-type="float">
            <text:p>0.12379539757967</text:p>
          </table:table-cell>
          <table:table-cell office:value-type="float" office:value="0.927346222102642" calcext:value-type="float">
            <text:p>0.927346222102642</text:p>
          </table:table-cell>
          <table:table-cell office:value-type="float" office:value="0.493043870478869" calcext:value-type="float">
            <text:p>0.493043870478869</text:p>
          </table:table-cell>
          <table:table-cell office:value-type="float" office:value="0.298941180300671" calcext:value-type="float">
            <text:p>0.298941180300671</text:p>
          </table:table-cell>
          <table:table-cell office:value-type="float" office:value="0.487152171134949" calcext:value-type="float">
            <text:p>0.487152171134949</text:p>
          </table:table-cell>
          <table:table-cell office:value-type="float" office:value="0.498935569822788" calcext:value-type="float">
            <text:p>0.498935569822788</text:p>
          </table:table-cell>
          <table:table-cell office:value-type="float" office:value="0.0117833986878395" calcext:value-type="float">
            <text:p>0.0117833986878395</text:p>
          </table:table-cell>
          <table:table-cell office:value-type="float" office:value="0.3198984" calcext:value-type="float">
            <text:p>0.3198984</text:p>
          </table:table-cell>
          <table:table-cell office:value-type="float" office:value="0.26322" calcext:value-type="float">
            <text:p>0.26322</text:p>
          </table:table-cell>
          <table:table-cell office:value-type="float" office:value="0.4018" calcext:value-type="float">
            <text:p>0.4018</text:p>
          </table:table-cell>
          <table:table-cell office:value-type="float" office:value="0.7600662" calcext:value-type="float">
            <text:p>0.7600662</text:p>
          </table:table-cell>
          <table:table-cell office:value-type="float" office:value="0.6907762" calcext:value-type="float">
            <text:p>0.6907762</text:p>
          </table:table-cell>
          <table:table-cell office:value-type="float" office:value="0.0262646" calcext:value-type="float">
            <text:p>0.0262646</text:p>
          </table:table-cell>
          <table:table-cell office:value-type="float" office:value="0.1237954" calcext:value-type="float">
            <text:p>0.1237954</text:p>
          </table:table-cell>
          <table:table-cell office:value-type="float" office:value="0.2115108" calcext:value-type="float">
            <text:p>0.2115108</text:p>
          </table:table-cell>
          <table:table-cell office:value-type="float" office:value="0.36941" calcext:value-type="float">
            <text:p>0.36941</text:p>
          </table:table-cell>
          <table:table-cell office:value-type="float" office:value="1.0511416" calcext:value-type="float">
            <text:p>1.0511416</text:p>
          </table:table-cell>
          <table:table-cell office:value-type="float" office:value="0.73882" calcext:value-type="float">
            <text:p>0.73882</text:p>
          </table:table-cell>
          <table:table-cell office:value-type="float" office:value="-0.0130708" calcext:value-type="float">
            <text:p>-0.0130708</text:p>
          </table:table-cell>
          <table:table-cell office:value-type="float" office:value="0.695191" calcext:value-type="float">
            <text:p>0.69519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21901" calcext:value-type="float">
            <text:p>0.021901</text:p>
          </table:table-cell>
          <table:table-cell office:value-type="float" office:value="0.695191" calcext:value-type="float">
            <text:p>0.69519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28101" calcext:value-type="float">
            <text:p>0.028101</text:p>
          </table:table-cell>
          <table:table-cell office:value-type="float" office:value="0.695191" calcext:value-type="float">
            <text:p>0.69519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34301" calcext:value-type="float">
            <text:p>0.034301</text:p>
          </table:table-cell>
          <table:table-cell office:value-type="float" office:value="0.6951911" calcext:value-type="float">
            <text:p>0.695191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40501" calcext:value-type="float">
            <text:p>0.040501</text:p>
          </table:table-cell>
          <table:table-cell office:value-type="float" office:value="0.6951911" calcext:value-type="float">
            <text:p>0.695191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46701" calcext:value-type="float">
            <text:p>0.046701</text:p>
          </table:table-cell>
          <table:table-cell office:value-type="float" office:value="0.6951911" calcext:value-type="float">
            <text:p>0.695191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52901" calcext:value-type="float">
            <text:p>0.052901</text:p>
          </table:table-cell>
          <table:table-cell office:value-type="float" office:value="0.688991" calcext:value-type="float">
            <text:p>0.68899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219011" calcext:value-type="float">
            <text:p>0.0219011</text:p>
          </table:table-cell>
          <table:table-cell office:value-type="float" office:value="0.688991" calcext:value-type="float">
            <text:p>0.68899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281011" calcext:value-type="float">
            <text:p>0.0281011</text:p>
          </table:table-cell>
          <table:table-cell office:value-type="float" office:value="0.688991" calcext:value-type="float">
            <text:p>0.68899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343011" calcext:value-type="float">
            <text:p>0.0343011</text:p>
          </table:table-cell>
          <table:table-cell office:value-type="float" office:value="0.6889911" calcext:value-type="float">
            <text:p>0.688991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405011" calcext:value-type="float">
            <text:p>0.0405011</text:p>
          </table:table-cell>
          <table:table-cell office:value-type="float" office:value="0.6889911" calcext:value-type="float">
            <text:p>0.688991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467011" calcext:value-type="float">
            <text:p>0.0467011</text:p>
          </table:table-cell>
          <table:table-cell office:value-type="float" office:value="0.6889911" calcext:value-type="float">
            <text:p>0.688991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529011" calcext:value-type="float">
            <text:p>0.0529011</text:p>
          </table:table-cell>
        </table:table-row>
        <table:table-row table:style-name="ro1">
          <table:table-cell office:value-type="string" calcext:value-type="string">
            <text:p>y_minus_3</text:p>
          </table:table-cell>
          <table:table-cell office:value-type="float" office:value="-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3:03:28</text:p>
          </table:table-cell>
          <table:table-cell office:value-type="float" office:value="0.0001385" calcext:value-type="float">
            <text:p>0.0001385</text:p>
          </table:table-cell>
          <table:table-cell office:value-type="float" office:value="0.6920987" calcext:value-type="float">
            <text:p>0.6920987</text:p>
          </table:table-cell>
          <table:table-cell office:value-type="float" office:value="0.6922372" calcext:value-type="float">
            <text:p>0.6922372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379189" calcext:value-type="float">
            <text:p>0.0379189</text:p>
          </table:table-cell>
          <table:table-cell office:value-type="float" office:value="9" calcext:value-type="float">
            <text:p>9</text:p>
          </table:table-cell>
          <table:table-cell office:value-type="float" office:value="1.07000160217285" calcext:value-type="float">
            <text:p>1.07000160217285</text:p>
          </table:table-cell>
          <table:table-cell office:value-type="float" office:value="0.095915399491787" calcext:value-type="float">
            <text:p>0.095915399491787</text:p>
          </table:table-cell>
          <table:table-cell office:value-type="float" office:value="0.974086202681065" calcext:value-type="float">
            <text:p>0.974086202681065</text:p>
          </table:table-cell>
          <table:table-cell office:value-type="float" office:value="0.434618856757879" calcext:value-type="float">
            <text:p>0.434618856757879</text:p>
          </table:table-cell>
          <table:table-cell office:value-type="float" office:value="0.289174198321382" calcext:value-type="float">
            <text:p>0.289174198321382</text:p>
          </table:table-cell>
          <table:table-cell office:value-type="float" office:value="0.444020158052444" calcext:value-type="float">
            <text:p>0.444020158052444</text:p>
          </table:table-cell>
          <table:table-cell office:value-type="float" office:value="0.425217555463314" calcext:value-type="float">
            <text:p>0.425217555463314</text:p>
          </table:table-cell>
          <table:table-cell office:value-type="float" office:value="0.0188026025891304" calcext:value-type="float">
            <text:p>0.0188026025891304</text:p>
          </table:table-cell>
          <table:table-cell office:value-type="float" office:value="0.3080084" calcext:value-type="float">
            <text:p>0.3080084</text:p>
          </table:table-cell>
          <table:table-cell office:value-type="float" office:value="0.26199" calcext:value-type="float">
            <text:p>0.26199</text:p>
          </table:table-cell>
          <table:table-cell office:value-type="float" office:value="0.40959" calcext:value-type="float">
            <text:p>0.40959</text:p>
          </table:table-cell>
          <table:table-cell office:value-type="float" office:value="0.7871262" calcext:value-type="float">
            <text:p>0.7871262</text:p>
          </table:table-cell>
          <table:table-cell office:value-type="float" office:value="0.4533862" calcext:value-type="float">
            <text:p>0.4533862</text:p>
          </table:table-cell>
          <table:table-cell office:value-type="float" office:value="0.0270846" calcext:value-type="float">
            <text:p>0.0270846</text:p>
          </table:table-cell>
          <table:table-cell office:value-type="float" office:value="0.0959154" calcext:value-type="float">
            <text:p>0.0959154</text:p>
          </table:table-cell>
          <table:table-cell office:value-type="float" office:value="0.1951108" calcext:value-type="float">
            <text:p>0.1951108</text:p>
          </table:table-cell>
          <table:table-cell office:value-type="float" office:value="0.37023" calcext:value-type="float">
            <text:p>0.37023</text:p>
          </table:table-cell>
          <table:table-cell office:value-type="float" office:value="1.0700016" calcext:value-type="float">
            <text:p>1.0700016</text:p>
          </table:table-cell>
          <table:table-cell office:value-type="float" office:value="0.39483" calcext:value-type="float">
            <text:p>0.39483</text:p>
          </table:table-cell>
          <table:table-cell office:value-type="float" office:value="-0.0097908" calcext:value-type="float">
            <text:p>-0.0097908</text:p>
          </table:table-cell>
          <table:table-cell office:value-type="float" office:value="0.6951988" calcext:value-type="float">
            <text:p>0.6951988</text:p>
          </table:table-cell>
          <table:table-cell office:value-type="float" office:value="0.2442059" calcext:value-type="float">
            <text:p>0.2442059</text:p>
          </table:table-cell>
          <table:table-cell office:value-type="float" office:value="0.0219007" calcext:value-type="float">
            <text:p>0.0219007</text:p>
          </table:table-cell>
          <table:table-cell office:value-type="float" office:value="0.6951988" calcext:value-type="float">
            <text:p>0.6951988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281007" calcext:value-type="float">
            <text:p>0.0281007</text:p>
          </table:table-cell>
          <table:table-cell office:value-type="float" office:value="0.6951987" calcext:value-type="float">
            <text:p>0.6951987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343007" calcext:value-type="float">
            <text:p>0.0343007</text:p>
          </table:table-cell>
          <table:table-cell office:value-type="float" office:value="0.6951987" calcext:value-type="float">
            <text:p>0.6951987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405007" calcext:value-type="float">
            <text:p>0.0405007</text:p>
          </table:table-cell>
          <table:table-cell office:value-type="float" office:value="0.6951986" calcext:value-type="float">
            <text:p>0.6951986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467007" calcext:value-type="float">
            <text:p>0.0467007</text:p>
          </table:table-cell>
          <table:table-cell office:value-type="float" office:value="0.6951986" calcext:value-type="float">
            <text:p>0.6951986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529007" calcext:value-type="float">
            <text:p>0.0529007</text:p>
          </table:table-cell>
          <table:table-cell office:value-type="float" office:value="0.6889988" calcext:value-type="float">
            <text:p>0.6889988</text:p>
          </table:table-cell>
          <table:table-cell office:value-type="float" office:value="0.2442059" calcext:value-type="float">
            <text:p>0.2442059</text:p>
          </table:table-cell>
          <table:table-cell office:value-type="float" office:value="0.0219006" calcext:value-type="float">
            <text:p>0.0219006</text:p>
          </table:table-cell>
          <table:table-cell office:value-type="float" office:value="0.6889988" calcext:value-type="float">
            <text:p>0.6889988</text:p>
          </table:table-cell>
          <table:table-cell office:value-type="float" office:value="0.2442059" calcext:value-type="float">
            <text:p>0.2442059</text:p>
          </table:table-cell>
          <table:table-cell office:value-type="float" office:value="0.0281006" calcext:value-type="float">
            <text:p>0.0281006</text:p>
          </table:table-cell>
          <table:table-cell office:value-type="float" office:value="0.6889987" calcext:value-type="float">
            <text:p>0.6889987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343006" calcext:value-type="float">
            <text:p>0.0343006</text:p>
          </table:table-cell>
          <table:table-cell office:value-type="float" office:value="0.6889987" calcext:value-type="float">
            <text:p>0.6889987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405006" calcext:value-type="float">
            <text:p>0.0405006</text:p>
          </table:table-cell>
          <table:table-cell office:value-type="float" office:value="0.6889986" calcext:value-type="float">
            <text:p>0.6889986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467006" calcext:value-type="float">
            <text:p>0.0467006</text:p>
          </table:table-cell>
          <table:table-cell office:value-type="float" office:value="0.6889986" calcext:value-type="float">
            <text:p>0.6889986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529006" calcext:value-type="float">
            <text:p>0.0529006</text:p>
          </table:table-cell>
        </table:table-row>
        <table:table-row table:style-name="ro1">
          <table:table-cell office:value-type="string" calcext:value-type="string">
            <text:p>z_plus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25-07-09 13:03:40</text:p>
          </table:table-cell>
          <table:table-cell office:value-type="float" office:value="0.0000765" calcext:value-type="float">
            <text:p>0.0000765</text:p>
          </table:table-cell>
          <table:table-cell office:value-type="float" office:value="0.6920959" calcext:value-type="float">
            <text:p>0.6920959</text:p>
          </table:table-cell>
          <table:table-cell office:value-type="float" office:value="0.6921724" calcext:value-type="float">
            <text:p>0.6921724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393294" calcext:value-type="float">
            <text:p>0.0393294</text:p>
          </table:table-cell>
          <table:table-cell office:value-type="float" office:value="9" calcext:value-type="float">
            <text:p>9</text:p>
          </table:table-cell>
          <table:table-cell office:value-type="float" office:value="0.891241610050201" calcext:value-type="float">
            <text:p>0.891241610050201</text:p>
          </table:table-cell>
          <table:table-cell office:value-type="float" office:value="-0.046739999204874" calcext:value-type="float">
            <text:p>-0.046739999204874</text:p>
          </table:table-cell>
          <table:table-cell office:value-type="float" office:value="0.937981609255075" calcext:value-type="float">
            <text:p>0.937981609255075</text:p>
          </table:table-cell>
          <table:table-cell office:value-type="float" office:value="0.379514859244227" calcext:value-type="float">
            <text:p>0.379514859244227</text:p>
          </table:table-cell>
          <table:table-cell office:value-type="float" office:value="0.262334296703088" calcext:value-type="float">
            <text:p>0.262334296703088</text:p>
          </table:table-cell>
          <table:table-cell office:value-type="float" office:value="0.393672159314156" calcext:value-type="float">
            <text:p>0.393672159314156</text:p>
          </table:table-cell>
          <table:table-cell office:value-type="float" office:value="0.365357559174299" calcext:value-type="float">
            <text:p>0.365357559174299</text:p>
          </table:table-cell>
          <table:table-cell office:value-type="float" office:value="0.0283146001398563" calcext:value-type="float">
            <text:p>0.0283146001398563</text:p>
          </table:table-cell>
          <table:table-cell office:value-type="float" office:value="0.3727884" calcext:value-type="float">
            <text:p>0.3727884</text:p>
          </table:table-cell>
          <table:table-cell office:value-type="float" office:value="0.33292" calcext:value-type="float">
            <text:p>0.33292</text:p>
          </table:table-cell>
          <table:table-cell office:value-type="float" office:value="0.46904" calcext:value-type="float">
            <text:p>0.46904</text:p>
          </table:table-cell>
          <table:table-cell office:value-type="float" office:value="0.6477262" calcext:value-type="float">
            <text:p>0.6477262</text:p>
          </table:table-cell>
          <table:table-cell office:value-type="float" office:value="0.1458862" calcext:value-type="float">
            <text:p>0.1458862</text:p>
          </table:table-cell>
          <table:table-cell office:value-type="float" office:value="0.0254446" calcext:value-type="float">
            <text:p>0.0254446</text:p>
          </table:table-cell>
          <table:table-cell office:value-type="float" office:value="0.2127654" calcext:value-type="float">
            <text:p>0.2127654</text:p>
          </table:table-cell>
          <table:table-cell office:value-type="float" office:value="0.3099108" calcext:value-type="float">
            <text:p>0.3099108</text:p>
          </table:table-cell>
          <table:table-cell office:value-type="float" office:value="0.45961" calcext:value-type="float">
            <text:p>0.45961</text:p>
          </table:table-cell>
          <table:table-cell office:value-type="float" office:value="0.8912416" calcext:value-type="float">
            <text:p>0.8912416</text:p>
          </table:table-cell>
          <table:table-cell office:value-type="float" office:value="-0.04674" calcext:value-type="float">
            <text:p>-0.04674</text:p>
          </table:table-cell>
          <table:table-cell office:value-type="float" office:value="-0.0085608" calcext:value-type="float">
            <text:p>-0.0085608</text:p>
          </table:table-cell>
          <table:table-cell office:value-type="float" office:value="0.6951958" calcext:value-type="float">
            <text:p>0.6951958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69022" calcext:value-type="float">
            <text:p>0.0269022</text:p>
          </table:table-cell>
          <table:table-cell office:value-type="float" office:value="0.6951958" calcext:value-type="float">
            <text:p>0.6951958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331022" calcext:value-type="float">
            <text:p>0.0331022</text:p>
          </table:table-cell>
          <table:table-cell office:value-type="float" office:value="0.6951959" calcext:value-type="float">
            <text:p>0.6951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393022" calcext:value-type="float">
            <text:p>0.0393022</text:p>
          </table:table-cell>
          <table:table-cell office:value-type="float" office:value="0.6951959" calcext:value-type="float">
            <text:p>0.6951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455022" calcext:value-type="float">
            <text:p>0.0455022</text:p>
          </table:table-cell>
          <table:table-cell office:value-type="float" office:value="0.6951959" calcext:value-type="float">
            <text:p>0.6951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517022" calcext:value-type="float">
            <text:p>0.0517022</text:p>
          </table:table-cell>
          <table:table-cell office:value-type="float" office:value="0.6951959" calcext:value-type="float">
            <text:p>0.6951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579022" calcext:value-type="float">
            <text:p>0.0579022</text:p>
          </table:table-cell>
          <table:table-cell office:value-type="float" office:value="0.6889958" calcext:value-type="float">
            <text:p>0.6889958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69023" calcext:value-type="float">
            <text:p>0.0269023</text:p>
          </table:table-cell>
          <table:table-cell office:value-type="float" office:value="0.6889958" calcext:value-type="float">
            <text:p>0.6889958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331023" calcext:value-type="float">
            <text:p>0.0331023</text:p>
          </table:table-cell>
          <table:table-cell office:value-type="float" office:value="0.6889959" calcext:value-type="float">
            <text:p>0.6889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393023" calcext:value-type="float">
            <text:p>0.0393023</text:p>
          </table:table-cell>
          <table:table-cell office:value-type="float" office:value="0.6889959" calcext:value-type="float">
            <text:p>0.6889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455023" calcext:value-type="float">
            <text:p>0.0455023</text:p>
          </table:table-cell>
          <table:table-cell office:value-type="float" office:value="0.6889959" calcext:value-type="float">
            <text:p>0.6889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517023" calcext:value-type="float">
            <text:p>0.0517023</text:p>
          </table:table-cell>
          <table:table-cell office:value-type="float" office:value="0.6889959" calcext:value-type="float">
            <text:p>0.6889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579023" calcext:value-type="float">
            <text:p>0.0579023</text:p>
          </table:table-cell>
        </table:table-row>
        <table:table-row table:style-name="ro1">
          <table:table-cell office:value-type="string" calcext:value-type="string">
            <text:p>z_plus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25-07-09 13:03:53</text:p>
          </table:table-cell>
          <table:table-cell office:value-type="float" office:value="0.0002543" calcext:value-type="float">
            <text:p>0.0002543</text:p>
          </table:table-cell>
          <table:table-cell office:value-type="float" office:value="0.6921019" calcext:value-type="float">
            <text:p>0.6921019</text:p>
          </table:table-cell>
          <table:table-cell office:value-type="float" office:value="0.6923562" calcext:value-type="float">
            <text:p>0.6923562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396766" calcext:value-type="float">
            <text:p>0.0396766</text:p>
          </table:table-cell>
          <table:table-cell office:value-type="float" office:value="7" calcext:value-type="float">
            <text:p>7</text:p>
          </table:table-cell>
          <table:table-cell office:value-type="float" office:value="0.572769999504089" calcext:value-type="float">
            <text:p>0.572769999504089</text:p>
          </table:table-cell>
          <table:table-cell office:value-type="float" office:value="-0.0721599981188774" calcext:value-type="float">
            <text:p>-0.0721599981188774</text:p>
          </table:table-cell>
          <table:table-cell office:value-type="float" office:value="0.644929997622967" calcext:value-type="float">
            <text:p>0.644929997622967</text:p>
          </table:table-cell>
          <table:table-cell office:value-type="float" office:value="0.292471858020872" calcext:value-type="float">
            <text:p>0.292471858020872</text:p>
          </table:table-cell>
          <table:table-cell office:value-type="float" office:value="0.236839777179499" calcext:value-type="float">
            <text:p>0.236839777179499</text:p>
          </table:table-cell>
          <table:table-cell office:value-type="float" office:value="0.331352157890797" calcext:value-type="float">
            <text:p>0.331352157890797</text:p>
          </table:table-cell>
          <table:table-cell office:value-type="float" office:value="0.253591558150947" calcext:value-type="float">
            <text:p>0.253591558150947</text:p>
          </table:table-cell>
          <table:table-cell office:value-type="float" office:value="0.0777605997398496" calcext:value-type="float">
            <text:p>0.0777605997398496</text:p>
          </table:table-cell>
          <table:table-cell office:value-type="float" office:value="0.4531484" calcext:value-type="float">
            <text:p>0.4531484</text:p>
          </table:table-cell>
          <table:table-cell office:value-type="float" office:value="0.42394" calcext:value-type="float">
            <text:p>0.42394</text:p>
          </table:table-cell>
          <table:table-cell office:value-type="float" office:value="0.56908" calcext:value-type="float">
            <text:p>0.56908</text:p>
          </table:table-cell>
          <table:table-cell office:value-type="float" office:value="0.0876662" calcext:value-type="float">
            <text:p>0.0876662</text:p>
          </table:table-cell>
          <table:table-cell office:value-type="float" office:value="0.1229262" calcext:value-type="float">
            <text:p>0.1229262</text:p>
          </table:table-cell>
          <table:table-cell office:value-type="float" office:value="0.0266746" calcext:value-type="float">
            <text:p>0.0266746</text:p>
          </table:table-cell>
          <table:table-cell office:value-type="float" office:value="0.3177254" calcext:value-type="float">
            <text:p>0.3177254</text:p>
          </table:table-cell>
          <table:table-cell office:value-type="float" office:value="0.4407008" calcext:value-type="float">
            <text:p>0.4407008</text:p>
          </table:table-cell>
          <table:table-cell office:value-type="float" office:value="0.57277" calcext:value-type="float">
            <text:p>0.57277</text:p>
          </table:table-cell>
          <table:table-cell office:value-type="float" office:value="0.0089216" calcext:value-type="float">
            <text:p>0.0089216</text:p>
          </table:table-cell>
          <table:table-cell office:value-type="float" office:value="-0.07216" calcext:value-type="float">
            <text:p>-0.07216</text:p>
          </table:table-cell>
          <table:table-cell office:value-type="float" office:value="-0.0093808" calcext:value-type="float">
            <text:p>-0.0093808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318952" calcext:value-type="float">
            <text:p>0.0318952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380952" calcext:value-type="float">
            <text:p>0.0380952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442952" calcext:value-type="float">
            <text:p>0.0442952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504952" calcext:value-type="float">
            <text:p>0.0504952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566952" calcext:value-type="float">
            <text:p>0.0566952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628952" calcext:value-type="float">
            <text:p>0.0628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318952" calcext:value-type="float">
            <text:p>0.0318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380952" calcext:value-type="float">
            <text:p>0.0380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442952" calcext:value-type="float">
            <text:p>0.0442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504952" calcext:value-type="float">
            <text:p>0.0504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566952" calcext:value-type="float">
            <text:p>0.0566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628952" calcext:value-type="float">
            <text:p>0.0628952</text:p>
          </table:table-cell>
        </table:table-row>
        <table:table-row table:style-name="ro1">
          <table:table-cell office:value-type="string" calcext:value-type="string">
            <text:p>z_plus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25-07-09 13:04:06</text:p>
          </table:table-cell>
          <table:table-cell office:value-type="float" office:value="0.000353" calcext:value-type="float">
            <text:p>0.000353</text:p>
          </table:table-cell>
          <table:table-cell office:value-type="float" office:value="0.6920954" calcext:value-type="float">
            <text:p>0.6920954</text:p>
          </table:table-cell>
          <table:table-cell office:value-type="float" office:value="0.6924484" calcext:value-type="float">
            <text:p>0.692448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15624" calcext:value-type="float">
            <text:p>0.0415624</text:p>
          </table:table-cell>
          <table:table-cell office:value-type="float" office:value="6" calcext:value-type="float">
            <text:p>6</text:p>
          </table:table-cell>
          <table:table-cell office:value-type="float" office:value="0.629710793495178" calcext:value-type="float">
            <text:p>0.629710793495178</text:p>
          </table:table-cell>
          <table:table-cell office:value-type="float" office:value="-0.0783099979162216" calcext:value-type="float">
            <text:p>-0.0783099979162216</text:p>
          </table:table-cell>
          <table:table-cell office:value-type="float" office:value="0.7080207914114" calcext:value-type="float">
            <text:p>0.7080207914114</text:p>
          </table:table-cell>
          <table:table-cell office:value-type="float" office:value="0.248683854937553" calcext:value-type="float">
            <text:p>0.248683854937553</text:p>
          </table:table-cell>
          <table:table-cell office:value-type="float" office:value="0.290389828779166" calcext:value-type="float">
            <text:p>0.290389828779166</text:p>
          </table:table-cell>
          <table:table-cell office:value-type="float" office:value="0.290598153322935" calcext:value-type="float">
            <text:p>0.290598153322935</text:p>
          </table:table-cell>
          <table:table-cell office:value-type="float" office:value="0.206769556552172" calcext:value-type="float">
            <text:p>0.206769556552172</text:p>
          </table:table-cell>
          <table:table-cell office:value-type="float" office:value="0.0838285967707634" calcext:value-type="float">
            <text:p>0.0838285967707634</text:p>
          </table:table-cell>
          <table:table-cell office:value-type="float" office:value="0.6015684" calcext:value-type="float">
            <text:p>0.6015684</text:p>
          </table:table-cell>
          <table:table-cell office:value-type="float" office:value="0.58179" calcext:value-type="float">
            <text:p>0.58179</text:p>
          </table:table-cell>
          <table:table-cell office:value-type="float" office:value="0.11029" calcext:value-type="float">
            <text:p>0.11029</text:p>
          </table:table-cell>
          <table:table-cell office:value-type="float" office:value="0.0409262" calcext:value-type="float">
            <text:p>0.0409262</text:p>
          </table:table-cell>
          <table:table-cell office:value-type="float" office:value="0.1184162" calcext:value-type="float">
            <text:p>0.1184162</text:p>
          </table:table-cell>
          <table:table-cell office:value-type="float" office:value="0.0254446" calcext:value-type="float">
            <text:p>0.0254446</text:p>
          </table:table-cell>
          <table:table-cell office:value-type="float" office:value="0.4936154" calcext:value-type="float">
            <text:p>0.4936154</text:p>
          </table:table-cell>
          <table:table-cell office:value-type="float" office:value="0.6297108" calcext:value-type="float">
            <text:p>0.6297108</text:p>
          </table:table-cell>
          <table:table-cell office:value-type="float" office:value="0.03157" calcext:value-type="float">
            <text:p>0.03157</text:p>
          </table:table-cell>
          <table:table-cell office:value-type="float" office:value="-0.0427384" calcext:value-type="float">
            <text:p>-0.0427384</text:p>
          </table:table-cell>
          <table:table-cell office:value-type="float" office:value="-0.07831" calcext:value-type="float">
            <text:p>-0.07831</text:p>
          </table:table-cell>
          <table:table-cell office:value-type="float" office:value="-0.0106108" calcext:value-type="float">
            <text:p>-0.0106108</text:p>
          </table:table-cell>
          <table:table-cell office:value-type="float" office:value="0.6951953" calcext:value-type="float">
            <text:p>0.6951953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69021" calcext:value-type="float">
            <text:p>0.0369021</text:p>
          </table:table-cell>
          <table:table-cell office:value-type="float" office:value="0.6951953" calcext:value-type="float">
            <text:p>0.6951953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31021" calcext:value-type="float">
            <text:p>0.0431021</text:p>
          </table:table-cell>
          <table:table-cell office:value-type="float" office:value="0.6951954" calcext:value-type="float">
            <text:p>0.6951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93021" calcext:value-type="float">
            <text:p>0.0493021</text:p>
          </table:table-cell>
          <table:table-cell office:value-type="float" office:value="0.6951954" calcext:value-type="float">
            <text:p>0.6951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555021" calcext:value-type="float">
            <text:p>0.0555021</text:p>
          </table:table-cell>
          <table:table-cell office:value-type="float" office:value="0.6951954" calcext:value-type="float">
            <text:p>0.6951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617021" calcext:value-type="float">
            <text:p>0.0617021</text:p>
          </table:table-cell>
          <table:table-cell office:value-type="float" office:value="0.6951954" calcext:value-type="float">
            <text:p>0.6951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679021" calcext:value-type="float">
            <text:p>0.0679021</text:p>
          </table:table-cell>
          <table:table-cell office:value-type="float" office:value="0.6889953" calcext:value-type="float">
            <text:p>0.6889953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69021" calcext:value-type="float">
            <text:p>0.0369021</text:p>
          </table:table-cell>
          <table:table-cell office:value-type="float" office:value="0.6889953" calcext:value-type="float">
            <text:p>0.6889953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31021" calcext:value-type="float">
            <text:p>0.0431021</text:p>
          </table:table-cell>
          <table:table-cell office:value-type="float" office:value="0.6889954" calcext:value-type="float">
            <text:p>0.6889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93021" calcext:value-type="float">
            <text:p>0.0493021</text:p>
          </table:table-cell>
          <table:table-cell office:value-type="float" office:value="0.6889954" calcext:value-type="float">
            <text:p>0.6889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555021" calcext:value-type="float">
            <text:p>0.0555021</text:p>
          </table:table-cell>
          <table:table-cell office:value-type="float" office:value="0.6889954" calcext:value-type="float">
            <text:p>0.6889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617021" calcext:value-type="float">
            <text:p>0.0617021</text:p>
          </table:table-cell>
          <table:table-cell office:value-type="float" office:value="0.6889954" calcext:value-type="float">
            <text:p>0.6889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679021" calcext:value-type="float">
            <text:p>0.0679021</text:p>
          </table:table-cell>
        </table:table-row>
        <table:table-row table:style-name="ro1">
          <table:table-cell office:value-type="string" calcext:value-type="string">
            <text:p>z_plus_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25-07-09 13:04:18</text:p>
          </table:table-cell>
          <table:table-cell office:value-type="float" office:value="0.0003612" calcext:value-type="float">
            <text:p>0.0003612</text:p>
          </table:table-cell>
          <table:table-cell office:value-type="float" office:value="0.6920972" calcext:value-type="float">
            <text:p>0.6920972</text:p>
          </table:table-cell>
          <table:table-cell office:value-type="float" office:value="0.6924584" calcext:value-type="float">
            <text:p>0.6924584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44359" calcext:value-type="float">
            <text:p>0.044359</text:p>
          </table:table-cell>
          <table:table-cell office:value-type="float" office:value="5" calcext:value-type="float">
            <text:p>5</text:p>
          </table:table-cell>
          <table:table-cell office:value-type="float" office:value="0.793038427829742" calcext:value-type="float">
            <text:p>0.793038427829742</text:p>
          </table:table-cell>
          <table:table-cell office:value-type="float" office:value="-0.0824100002646446" calcext:value-type="float">
            <text:p>-0.0824100002646446</text:p>
          </table:table-cell>
          <table:table-cell office:value-type="float" office:value="0.875448428094387" calcext:value-type="float">
            <text:p>0.875448428094387</text:p>
          </table:table-cell>
          <table:table-cell office:value-type="float" office:value="0.188659859448671" calcext:value-type="float">
            <text:p>0.188659859448671</text:p>
          </table:table-cell>
          <table:table-cell office:value-type="float" office:value="0.321566032030946" calcext:value-type="float">
            <text:p>0.321566032030946</text:p>
          </table:table-cell>
          <table:table-cell office:value-type="float" office:value="0.237134163826704" calcext:value-type="float">
            <text:p>0.237134163826704</text:p>
          </table:table-cell>
          <table:table-cell office:value-type="float" office:value="0.140185555070639" calcext:value-type="float">
            <text:p>0.140185555070639</text:p>
          </table:table-cell>
          <table:table-cell office:value-type="float" office:value="0.0969486087560654" calcext:value-type="float">
            <text:p>0.0969486087560654</text:p>
          </table:table-cell>
          <table:table-cell office:value-type="float" office:value="0.7930384" calcext:value-type="float">
            <text:p>0.7930384</text:p>
          </table:table-cell>
          <table:table-cell office:value-type="float" office:value="0.2091" calcext:value-type="float">
            <text:p>0.2091</text:p>
          </table:table-cell>
          <table:table-cell office:value-type="float" office:value="0.02911" calcext:value-type="float">
            <text:p>0.02911</text:p>
          </table:table-cell>
          <table:table-cell office:value-type="float" office:value="0.0405162" calcext:value-type="float">
            <text:p>0.0405162</text:p>
          </table:table-cell>
          <table:table-cell office:value-type="float" office:value="0.1139062" calcext:value-type="float">
            <text:p>0.1139062</text:p>
          </table:table-cell>
          <table:table-cell office:value-type="float" office:value="0.0254446" calcext:value-type="float">
            <text:p>0.0254446</text:p>
          </table:table-cell>
          <table:table-cell office:value-type="float" office:value="0.7551954" calcext:value-type="float">
            <text:p>0.7551954</text:p>
          </table:table-cell>
          <table:table-cell office:value-type="float" office:value="0.1278708" calcext:value-type="float">
            <text:p>0.1278708</text:p>
          </table:table-cell>
          <table:table-cell office:value-type="float" office:value="-0.05412" calcext:value-type="float">
            <text:p>-0.05412</text:p>
          </table:table-cell>
          <table:table-cell office:value-type="float" office:value="-0.0456084" calcext:value-type="float">
            <text:p>-0.0456084</text:p>
          </table:table-cell>
          <table:table-cell office:value-type="float" office:value="-0.08241" calcext:value-type="float">
            <text:p>-0.08241</text:p>
          </table:table-cell>
          <table:table-cell office:value-type="float" office:value="-0.0097908" calcext:value-type="float">
            <text:p>-0.0097908</text:p>
          </table:table-cell>
          <table:table-cell office:value-type="float" office:value="0.6951971" calcext:value-type="float">
            <text:p>0.6951971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419008" calcext:value-type="float">
            <text:p>0.0419008</text:p>
          </table:table-cell>
          <table:table-cell office:value-type="float" office:value="0.6951972" calcext:value-type="float">
            <text:p>0.6951972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481008" calcext:value-type="float">
            <text:p>0.0481008</text:p>
          </table:table-cell>
          <table:table-cell office:value-type="float" office:value="0.6951972" calcext:value-type="float">
            <text:p>0.6951972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543008" calcext:value-type="float">
            <text:p>0.0543008</text:p>
          </table:table-cell>
          <table:table-cell office:value-type="float" office:value="0.6951972" calcext:value-type="float">
            <text:p>0.6951972</text:p>
          </table:table-cell>
          <table:table-cell office:value-type="float" office:value="0.2472081" calcext:value-type="float">
            <text:p>0.2472081</text:p>
          </table:table-cell>
          <table:table-cell office:value-type="float" office:value="0.0605008" calcext:value-type="float">
            <text:p>0.0605008</text:p>
          </table:table-cell>
          <table:table-cell office:value-type="float" office:value="0.6951972" calcext:value-type="float">
            <text:p>0.6951972</text:p>
          </table:table-cell>
          <table:table-cell office:value-type="float" office:value="0.2472081" calcext:value-type="float">
            <text:p>0.2472081</text:p>
          </table:table-cell>
          <table:table-cell office:value-type="float" office:value="0.0667008" calcext:value-type="float">
            <text:p>0.0667008</text:p>
          </table:table-cell>
          <table:table-cell office:value-type="float" office:value="0.6951972" calcext:value-type="float">
            <text:p>0.6951972</text:p>
          </table:table-cell>
          <table:table-cell office:value-type="float" office:value="0.2472082" calcext:value-type="float">
            <text:p>0.2472082</text:p>
          </table:table-cell>
          <table:table-cell office:value-type="float" office:value="0.0729008" calcext:value-type="float">
            <text:p>0.0729008</text:p>
          </table:table-cell>
          <table:table-cell office:value-type="float" office:value="0.6889971" calcext:value-type="float">
            <text:p>0.6889971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419008" calcext:value-type="float">
            <text:p>0.0419008</text:p>
          </table:table-cell>
          <table:table-cell office:value-type="float" office:value="0.6889972" calcext:value-type="float">
            <text:p>0.6889972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481008" calcext:value-type="float">
            <text:p>0.0481008</text:p>
          </table:table-cell>
          <table:table-cell office:value-type="float" office:value="0.6889972" calcext:value-type="float">
            <text:p>0.6889972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543008" calcext:value-type="float">
            <text:p>0.0543008</text:p>
          </table:table-cell>
          <table:table-cell office:value-type="float" office:value="0.6889972" calcext:value-type="float">
            <text:p>0.6889972</text:p>
          </table:table-cell>
          <table:table-cell office:value-type="float" office:value="0.2472081" calcext:value-type="float">
            <text:p>0.2472081</text:p>
          </table:table-cell>
          <table:table-cell office:value-type="float" office:value="0.0605008" calcext:value-type="float">
            <text:p>0.0605008</text:p>
          </table:table-cell>
          <table:table-cell office:value-type="float" office:value="0.6889972" calcext:value-type="float">
            <text:p>0.6889972</text:p>
          </table:table-cell>
          <table:table-cell office:value-type="float" office:value="0.2472081" calcext:value-type="float">
            <text:p>0.2472081</text:p>
          </table:table-cell>
          <table:table-cell office:value-type="float" office:value="0.0667008" calcext:value-type="float">
            <text:p>0.0667008</text:p>
          </table:table-cell>
          <table:table-cell office:value-type="float" office:value="0.6889972" calcext:value-type="float">
            <text:p>0.6889972</text:p>
          </table:table-cell>
          <table:table-cell office:value-type="float" office:value="0.2472081" calcext:value-type="float">
            <text:p>0.2472081</text:p>
          </table:table-cell>
          <table:table-cell office:value-type="float" office:value="0.0729008" calcext:value-type="float">
            <text:p>0.0729008</text:p>
          </table:table-cell>
        </table:table-row>
        <table:table-row table:style-name="ro1">
          <table:table-cell office:value-type="string" calcext:value-type="string">
            <text:p>z_rot_plus_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5-07-09 13:04:32</text:p>
          </table:table-cell>
          <table:table-cell office:value-type="float" office:value="0.0002838" calcext:value-type="float">
            <text:p>0.0002838</text:p>
          </table:table-cell>
          <table:table-cell office:value-type="float" office:value="0.6927839" calcext:value-type="float">
            <text:p>0.6927839</text:p>
          </table:table-cell>
          <table:table-cell office:value-type="float" office:value="0.6930677" calcext:value-type="float">
            <text:p>0.6930677</text:p>
          </table:table-cell>
          <table:table-cell office:value-type="float" office:value="0.2473271" calcext:value-type="float">
            <text:p>0.2473271</text:p>
          </table:table-cell>
          <table:table-cell office:value-type="float" office:value="0.0382757" calcext:value-type="float">
            <text:p>0.0382757</text:p>
          </table:table-cell>
          <table:table-cell office:value-type="float" office:value="10" calcext:value-type="float">
            <text:p>10</text:p>
          </table:table-cell>
          <table:table-cell office:value-type="float" office:value="0.827691614627838" calcext:value-type="float">
            <text:p>0.827691614627838</text:p>
          </table:table-cell>
          <table:table-cell office:value-type="float" office:value="0.127895399928093" calcext:value-type="float">
            <text:p>0.127895399928093</text:p>
          </table:table-cell>
          <table:table-cell office:value-type="float" office:value="0.699796214699745" calcext:value-type="float">
            <text:p>0.699796214699745</text:p>
          </table:table-cell>
          <table:table-cell office:value-type="float" office:value="0.478652860224247" calcext:value-type="float">
            <text:p>0.478652860224247</text:p>
          </table:table-cell>
          <table:table-cell office:value-type="float" office:value="0.263131146487497" calcext:value-type="float">
            <text:p>0.263131146487497</text:p>
          </table:table-cell>
          <table:table-cell office:value-type="float" office:value="0.523150151968002" calcext:value-type="float">
            <text:p>0.523150151968002</text:p>
          </table:table-cell>
          <table:table-cell office:value-type="float" office:value="0.434155568480492" calcext:value-type="float">
            <text:p>0.434155568480492</text:p>
          </table:table-cell>
          <table:table-cell office:value-type="float" office:value="0.0889945834875107" calcext:value-type="float">
            <text:p>0.0889945834875107</text:p>
          </table:table-cell>
          <table:table-cell office:value-type="float" office:value="0.3744284" calcext:value-type="float">
            <text:p>0.3744284</text:p>
          </table:table-cell>
          <table:table-cell office:value-type="float" office:value="0.30955" calcext:value-type="float">
            <text:p>0.30955</text:p>
          </table:table-cell>
          <table:table-cell office:value-type="float" office:value="0.42353" calcext:value-type="float">
            <text:p>0.42353</text:p>
          </table:table-cell>
          <table:table-cell office:value-type="float" office:value="0.7366962" calcext:value-type="float">
            <text:p>0.7366962</text:p>
          </table:table-cell>
          <table:table-cell office:value-type="float" office:value="0.7715462" calcext:value-type="float">
            <text:p>0.7715462</text:p>
          </table:table-cell>
          <table:table-cell office:value-type="float" office:value="0.0274946" calcext:value-type="float">
            <text:p>0.0274946</text:p>
          </table:table-cell>
          <table:table-cell office:value-type="float" office:value="0.1278954" calcext:value-type="float">
            <text:p>0.1278954</text:p>
          </table:table-cell>
          <table:table-cell office:value-type="float" office:value="0.1856808" calcext:value-type="float">
            <text:p>0.1856808</text:p>
          </table:table-cell>
          <table:table-cell office:value-type="float" office:value="0.29684" calcext:value-type="float">
            <text:p>0.29684</text:p>
          </table:table-cell>
          <table:table-cell office:value-type="float" office:value="0.8276916" calcext:value-type="float">
            <text:p>0.8276916</text:p>
          </table:table-cell>
          <table:table-cell office:value-type="float" office:value="0.73267" calcext:value-type="float">
            <text:p>0.73267</text:p>
          </table:table-cell>
          <table:table-cell office:value-type="float" office:value="-0.0102008" calcext:value-type="float">
            <text:p>-0.0102008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218953" calcext:value-type="float">
            <text:p>0.0218953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280953" calcext:value-type="float">
            <text:p>0.0280953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342953" calcext:value-type="float">
            <text:p>0.0342953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404953" calcext:value-type="float">
            <text:p>0.0404953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466953" calcext:value-type="float">
            <text:p>0.0466953</text:p>
          </table:table-cell>
          <table:table-cell office:value-type="float" office:value="0.6958369" calcext:value-type="float">
            <text:p>0.6958369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528953" calcext:value-type="float">
            <text:p>0.0528953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218953" calcext:value-type="float">
            <text:p>0.0218953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280953" calcext:value-type="float">
            <text:p>0.0280953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342953" calcext:value-type="float">
            <text:p>0.0342953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404953" calcext:value-type="float">
            <text:p>0.0404953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466953" calcext:value-type="float">
            <text:p>0.0466953</text:p>
          </table:table-cell>
          <table:table-cell office:value-type="float" office:value="0.6897311" calcext:value-type="float">
            <text:p>0.689731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528953" calcext:value-type="float">
            <text:p>0.0528953</text:p>
          </table:table-cell>
        </table:table-row>
        <table:table-row table:style-name="ro1">
          <table:table-cell office:value-type="string" calcext:value-type="string">
            <text:p>z_rot_plus_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5-07-09 13:04:44</text:p>
          </table:table-cell>
          <table:table-cell office:value-type="float" office:value="0.0006723" calcext:value-type="float">
            <text:p>0.0006723</text:p>
          </table:table-cell>
          <table:table-cell office:value-type="float" office:value="0.6933829" calcext:value-type="float">
            <text:p>0.6933829</text:p>
          </table:table-cell>
          <table:table-cell office:value-type="float" office:value="0.6940552" calcext:value-type="float">
            <text:p>0.6940552</text:p>
          </table:table-cell>
          <table:table-cell office:value-type="float" office:value="0.247703" calcext:value-type="float">
            <text:p>0.247703</text:p>
          </table:table-cell>
          <table:table-cell office:value-type="float" office:value="0.0382369" calcext:value-type="float">
            <text:p>0.0382369</text:p>
          </table:table-cell>
          <table:table-cell office:value-type="float" office:value="9" calcext:value-type="float">
            <text:p>9</text:p>
          </table:table-cell>
          <table:table-cell office:value-type="float" office:value="0.741206228733063" calcext:value-type="float">
            <text:p>0.741206228733063</text:p>
          </table:table-cell>
          <table:table-cell office:value-type="float" office:value="0.091815397143364" calcext:value-type="float">
            <text:p>0.091815397143364</text:p>
          </table:table-cell>
          <table:table-cell office:value-type="float" office:value="0.649390831589699" calcext:value-type="float">
            <text:p>0.649390831589699</text:p>
          </table:table-cell>
          <table:table-cell office:value-type="float" office:value="0.429903861880302" calcext:value-type="float">
            <text:p>0.429903861880302</text:p>
          </table:table-cell>
          <table:table-cell office:value-type="float" office:value="0.230951901141308" calcext:value-type="float">
            <text:p>0.230951901141308</text:p>
          </table:table-cell>
          <table:table-cell office:value-type="float" office:value="0.517820167541504" calcext:value-type="float">
            <text:p>0.517820167541504</text:p>
          </table:table-cell>
          <table:table-cell office:value-type="float" office:value="0.341987556219101" calcext:value-type="float">
            <text:p>0.341987556219101</text:p>
          </table:table-cell>
          <table:table-cell office:value-type="float" office:value="0.175832611322403" calcext:value-type="float">
            <text:p>0.175832611322403</text:p>
          </table:table-cell>
          <table:table-cell office:value-type="float" office:value="0.3982084" calcext:value-type="float">
            <text:p>0.3982084</text:p>
          </table:table-cell>
          <table:table-cell office:value-type="float" office:value="0.33005" calcext:value-type="float">
            <text:p>0.33005</text:p>
          </table:table-cell>
          <table:table-cell office:value-type="float" office:value="0.42558" calcext:value-type="float">
            <text:p>0.42558</text:p>
          </table:table-cell>
          <table:table-cell office:value-type="float" office:value="0.7412062" calcext:value-type="float">
            <text:p>0.7412062</text:p>
          </table:table-cell>
          <table:table-cell office:value-type="float" office:value="0.6940562" calcext:value-type="float">
            <text:p>0.6940562</text:p>
          </table:table-cell>
          <table:table-cell office:value-type="float" office:value="0.0279046" calcext:value-type="float">
            <text:p>0.0279046</text:p>
          </table:table-cell>
          <table:table-cell office:value-type="float" office:value="0.0918154" calcext:value-type="float">
            <text:p>0.0918154</text:p>
          </table:table-cell>
          <table:table-cell office:value-type="float" office:value="0.1459108" calcext:value-type="float">
            <text:p>0.1459108</text:p>
          </table:table-cell>
          <table:table-cell office:value-type="float" office:value="0.24641" calcext:value-type="float">
            <text:p>0.24641</text:p>
          </table:table-cell>
          <table:table-cell office:value-type="float" office:value="0.6710716" calcext:value-type="float">
            <text:p>0.6710716</text:p>
          </table:table-cell>
          <table:table-cell office:value-type="float" office:value="0.55473" calcext:value-type="float">
            <text:p>0.55473</text:p>
          </table:table-cell>
          <table:table-cell office:value-type="float" office:value="-0.0102008" calcext:value-type="float">
            <text:p>-0.0102008</text:p>
          </table:table-cell>
          <table:table-cell office:value-type="float" office:value="0.6962959" calcext:value-type="float">
            <text:p>0.6962959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219501" calcext:value-type="float">
            <text:p>0.0219501</text:p>
          </table:table-cell>
          <table:table-cell office:value-type="float" office:value="0.6962959" calcext:value-type="float">
            <text:p>0.6962959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281501" calcext:value-type="float">
            <text:p>0.0281501</text:p>
          </table:table-cell>
          <table:table-cell office:value-type="float" office:value="0.6962959" calcext:value-type="float">
            <text:p>0.6962959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343501" calcext:value-type="float">
            <text:p>0.0343501</text:p>
          </table:table-cell>
          <table:table-cell office:value-type="float" office:value="0.696296" calcext:value-type="float">
            <text:p>0.696296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405501" calcext:value-type="float">
            <text:p>0.0405501</text:p>
          </table:table-cell>
          <table:table-cell office:value-type="float" office:value="0.696296" calcext:value-type="float">
            <text:p>0.696296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467501" calcext:value-type="float">
            <text:p>0.0467501</text:p>
          </table:table-cell>
          <table:table-cell office:value-type="float" office:value="0.696296" calcext:value-type="float">
            <text:p>0.696296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529501" calcext:value-type="float">
            <text:p>0.0529501</text:p>
          </table:table-cell>
          <table:table-cell office:value-type="float" office:value="0.6904698" calcext:value-type="float">
            <text:p>0.6904698</text:p>
          </table:table-cell>
          <table:table-cell office:value-type="float" office:value="0.246398" calcext:value-type="float">
            <text:p>0.246398</text:p>
          </table:table-cell>
          <table:table-cell office:value-type="float" office:value="0.0219501" calcext:value-type="float">
            <text:p>0.0219501</text:p>
          </table:table-cell>
          <table:table-cell office:value-type="float" office:value="0.6904698" calcext:value-type="float">
            <text:p>0.6904698</text:p>
          </table:table-cell>
          <table:table-cell office:value-type="float" office:value="0.246398" calcext:value-type="float">
            <text:p>0.246398</text:p>
          </table:table-cell>
          <table:table-cell office:value-type="float" office:value="0.0281501" calcext:value-type="float">
            <text:p>0.0281501</text:p>
          </table:table-cell>
          <table:table-cell office:value-type="float" office:value="0.6904699" calcext:value-type="float">
            <text:p>0.6904699</text:p>
          </table:table-cell>
          <table:table-cell office:value-type="float" office:value="0.2463981" calcext:value-type="float">
            <text:p>0.2463981</text:p>
          </table:table-cell>
          <table:table-cell office:value-type="float" office:value="0.0343501" calcext:value-type="float">
            <text:p>0.0343501</text:p>
          </table:table-cell>
          <table:table-cell office:value-type="float" office:value="0.6904699" calcext:value-type="float">
            <text:p>0.6904699</text:p>
          </table:table-cell>
          <table:table-cell office:value-type="float" office:value="0.2463981" calcext:value-type="float">
            <text:p>0.2463981</text:p>
          </table:table-cell>
          <table:table-cell office:value-type="float" office:value="0.0405501" calcext:value-type="float">
            <text:p>0.0405501</text:p>
          </table:table-cell>
          <table:table-cell office:value-type="float" office:value="0.6904699" calcext:value-type="float">
            <text:p>0.6904699</text:p>
          </table:table-cell>
          <table:table-cell office:value-type="float" office:value="0.2463981" calcext:value-type="float">
            <text:p>0.2463981</text:p>
          </table:table-cell>
          <table:table-cell office:value-type="float" office:value="0.0467501" calcext:value-type="float">
            <text:p>0.0467501</text:p>
          </table:table-cell>
          <table:table-cell office:value-type="float" office:value="0.6904699" calcext:value-type="float">
            <text:p>0.6904699</text:p>
          </table:table-cell>
          <table:table-cell office:value-type="float" office:value="0.2463981" calcext:value-type="float">
            <text:p>0.2463981</text:p>
          </table:table-cell>
          <table:table-cell office:value-type="float" office:value="0.0529501" calcext:value-type="float">
            <text:p>0.0529501</text:p>
          </table:table-cell>
        </table:table-row>
        <table:table-row table:style-name="ro1">
          <table:table-cell office:value-type="string" calcext:value-type="string">
            <text:p>z_rot_plus_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5-07-09 13:04:57</text:p>
          </table:table-cell>
          <table:table-cell office:value-type="float" office:value="0.0007151" calcext:value-type="float">
            <text:p>0.0007151</text:p>
          </table:table-cell>
          <table:table-cell office:value-type="float" office:value="0.6940994" calcext:value-type="float">
            <text:p>0.6940994</text:p>
          </table:table-cell>
          <table:table-cell office:value-type="float" office:value="0.6948145" calcext:value-type="float">
            <text:p>0.6948145</text:p>
          </table:table-cell>
          <table:table-cell office:value-type="float" office:value="0.2481555" calcext:value-type="float">
            <text:p>0.2481555</text:p>
          </table:table-cell>
          <table:table-cell office:value-type="float" office:value="0.0379229" calcext:value-type="float">
            <text:p>0.0379229</text:p>
          </table:table-cell>
          <table:table-cell office:value-type="float" office:value="9" calcext:value-type="float">
            <text:p>9</text:p>
          </table:table-cell>
          <table:table-cell office:value-type="float" office:value="0.771136224269867" calcext:value-type="float">
            <text:p>0.771136224269867</text:p>
          </table:table-cell>
          <table:table-cell office:value-type="float" office:value="0.0942754000425339" calcext:value-type="float">
            <text:p>0.0942754000425339</text:p>
          </table:table-cell>
          <table:table-cell office:value-type="float" office:value="0.676860824227333" calcext:value-type="float">
            <text:p>0.676860824227333</text:p>
          </table:table-cell>
          <table:table-cell office:value-type="float" office:value="0.401039862632751" calcext:value-type="float">
            <text:p>0.401039862632751</text:p>
          </table:table-cell>
          <table:table-cell office:value-type="float" office:value="0.219117345237898" calcext:value-type="float">
            <text:p>0.219117345237898</text:p>
          </table:table-cell>
          <table:table-cell office:value-type="float" office:value="0.49592616558075" calcext:value-type="float">
            <text:p>0.49592616558075</text:p>
          </table:table-cell>
          <table:table-cell office:value-type="float" office:value="0.306153559684753" calcext:value-type="float">
            <text:p>0.306153559684753</text:p>
          </table:table-cell>
          <table:table-cell office:value-type="float" office:value="0.189772605895996" calcext:value-type="float">
            <text:p>0.189772605895996</text:p>
          </table:table-cell>
          <table:table-cell office:value-type="float" office:value="0.4158384" calcext:value-type="float">
            <text:p>0.4158384</text:p>
          </table:table-cell>
          <table:table-cell office:value-type="float" office:value="0.32267" calcext:value-type="float">
            <text:p>0.32267</text:p>
          </table:table-cell>
          <table:table-cell office:value-type="float" office:value="0.39237" calcext:value-type="float">
            <text:p>0.39237</text:p>
          </table:table-cell>
          <table:table-cell office:value-type="float" office:value="0.7711362" calcext:value-type="float">
            <text:p>0.7711362</text:p>
          </table:table-cell>
          <table:table-cell office:value-type="float" office:value="0.5776162" calcext:value-type="float">
            <text:p>0.5776162</text:p>
          </table:table-cell>
          <table:table-cell office:value-type="float" office:value="0.0303646" calcext:value-type="float">
            <text:p>0.0303646</text:p>
          </table:table-cell>
          <table:table-cell office:value-type="float" office:value="0.0942754" calcext:value-type="float">
            <text:p>0.0942754</text:p>
          </table:table-cell>
          <table:table-cell office:value-type="float" office:value="0.1254108" calcext:value-type="float">
            <text:p>0.1254108</text:p>
          </table:table-cell>
          <table:table-cell office:value-type="float" office:value="0.20254" calcext:value-type="float">
            <text:p>0.20254</text:p>
          </table:table-cell>
          <table:table-cell office:value-type="float" office:value="0.5775916" calcext:value-type="float">
            <text:p>0.5775916</text:p>
          </table:table-cell>
          <table:table-cell office:value-type="float" office:value="0.53095" calcext:value-type="float">
            <text:p>0.53095</text:p>
          </table:table-cell>
          <table:table-cell office:value-type="float" office:value="-0.0106108" calcext:value-type="float">
            <text:p>-0.0106108</text:p>
          </table:table-cell>
          <table:table-cell office:value-type="float" office:value="0.6967841" calcext:value-type="float">
            <text:p>0.6967841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219036" calcext:value-type="float">
            <text:p>0.0219036</text:p>
          </table:table-cell>
          <table:table-cell office:value-type="float" office:value="0.6967841" calcext:value-type="float">
            <text:p>0.6967841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281036" calcext:value-type="float">
            <text:p>0.0281036</text:p>
          </table:table-cell>
          <table:table-cell office:value-type="float" office:value="0.696784" calcext:value-type="float">
            <text:p>0.696784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343036" calcext:value-type="float">
            <text:p>0.0343036</text:p>
          </table:table-cell>
          <table:table-cell office:value-type="float" office:value="0.696784" calcext:value-type="float">
            <text:p>0.696784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405036" calcext:value-type="float">
            <text:p>0.0405036</text:p>
          </table:table-cell>
          <table:table-cell office:value-type="float" office:value="0.696784" calcext:value-type="float">
            <text:p>0.696784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467036" calcext:value-type="float">
            <text:p>0.0467036</text:p>
          </table:table-cell>
          <table:table-cell office:value-type="float" office:value="0.696784" calcext:value-type="float">
            <text:p>0.696784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529036" calcext:value-type="float">
            <text:p>0.0529036</text:p>
          </table:table-cell>
          <table:table-cell office:value-type="float" office:value="0.6914147" calcext:value-type="float">
            <text:p>0.6914147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219036" calcext:value-type="float">
            <text:p>0.0219036</text:p>
          </table:table-cell>
          <table:table-cell office:value-type="float" office:value="0.6914147" calcext:value-type="float">
            <text:p>0.6914147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281036" calcext:value-type="float">
            <text:p>0.0281036</text:p>
          </table:table-cell>
          <table:table-cell office:value-type="float" office:value="0.6914147" calcext:value-type="float">
            <text:p>0.6914147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343036" calcext:value-type="float">
            <text:p>0.0343036</text:p>
          </table:table-cell>
          <table:table-cell office:value-type="float" office:value="0.6914147" calcext:value-type="float">
            <text:p>0.6914147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405036" calcext:value-type="float">
            <text:p>0.0405036</text:p>
          </table:table-cell>
          <table:table-cell office:value-type="float" office:value="0.6914147" calcext:value-type="float">
            <text:p>0.6914147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467036" calcext:value-type="float">
            <text:p>0.0467036</text:p>
          </table:table-cell>
          <table:table-cell office:value-type="float" office:value="0.6914146" calcext:value-type="float">
            <text:p>0.6914146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529036" calcext:value-type="float">
            <text:p>0.0529036</text:p>
          </table:table-cell>
        </table:table-row>
        <table:table-row table:style-name="ro1">
          <table:table-cell office:value-type="string" calcext:value-type="string">
            <text:p>z_rot_plus_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25-07-09 13:05:10</text:p>
          </table:table-cell>
          <table:table-cell office:value-type="float" office:value="0.0011534" calcext:value-type="float">
            <text:p>0.0011534</text:p>
          </table:table-cell>
          <table:table-cell office:value-type="float" office:value="0.6946662" calcext:value-type="float">
            <text:p>0.6946662</text:p>
          </table:table-cell>
          <table:table-cell office:value-type="float" office:value="0.6958196" calcext:value-type="float">
            <text:p>0.6958196</text:p>
          </table:table-cell>
          <table:table-cell office:value-type="float" office:value="0.2491102" calcext:value-type="float">
            <text:p>0.2491102</text:p>
          </table:table-cell>
          <table:table-cell office:value-type="float" office:value="0.0375892" calcext:value-type="float">
            <text:p>0.0375892</text:p>
          </table:table-cell>
          <table:table-cell office:value-type="float" office:value="8" calcext:value-type="float">
            <text:p>8</text:p>
          </table:table-cell>
          <table:table-cell office:value-type="float" office:value="0.776466190814972" calcext:value-type="float">
            <text:p>0.776466190814972</text:p>
          </table:table-cell>
          <table:table-cell office:value-type="float" office:value="0.0831808000802994" calcext:value-type="float">
            <text:p>0.0831808000802994</text:p>
          </table:table-cell>
          <table:table-cell office:value-type="float" office:value="0.693285390734673" calcext:value-type="float">
            <text:p>0.693285390734673</text:p>
          </table:table-cell>
          <table:table-cell office:value-type="float" office:value="0.360449856519699" calcext:value-type="float">
            <text:p>0.360449856519699</text:p>
          </table:table-cell>
          <table:table-cell office:value-type="float" office:value="0.22256075888715" calcext:value-type="float">
            <text:p>0.22256075888715</text:p>
          </table:table-cell>
          <table:table-cell office:value-type="float" office:value="0.509456151723862" calcext:value-type="float">
            <text:p>0.509456151723862</text:p>
          </table:table-cell>
          <table:table-cell office:value-type="float" office:value="0.211443561315536" calcext:value-type="float">
            <text:p>0.211443561315536</text:p>
          </table:table-cell>
          <table:table-cell office:value-type="float" office:value="0.298012590408325" calcext:value-type="float">
            <text:p>0.298012590408325</text:p>
          </table:table-cell>
          <table:table-cell office:value-type="float" office:value="0.4867684" calcext:value-type="float">
            <text:p>0.4867684</text:p>
          </table:table-cell>
          <table:table-cell office:value-type="float" office:value="0.3116" calcext:value-type="float">
            <text:p>0.3116</text:p>
          </table:table-cell>
          <table:table-cell office:value-type="float" office:value="0.40139" calcext:value-type="float">
            <text:p>0.40139</text:p>
          </table:table-cell>
          <table:table-cell office:value-type="float" office:value="0.7764662" calcext:value-type="float">
            <text:p>0.7764662</text:p>
          </table:table-cell>
          <table:table-cell office:value-type="float" office:value="0.5710562" calcext:value-type="float">
            <text:p>0.5710562</text:p>
          </table:table-cell>
          <table:table-cell office:value-type="float" office:value="0.0307746" calcext:value-type="float">
            <text:p>0.0307746</text:p>
          </table:table-cell>
          <table:table-cell office:value-type="float" office:value="0.0922254" calcext:value-type="float">
            <text:p>0.0922254</text:p>
          </table:table-cell>
          <table:table-cell office:value-type="float" office:value="0.0831808" calcext:value-type="float">
            <text:p>0.0831808</text:p>
          </table:table-cell>
          <table:table-cell office:value-type="float" office:value="0.13366" calcext:value-type="float">
            <text:p>0.13366</text:p>
          </table:table-cell>
          <table:table-cell office:value-type="float" office:value="0.3119116" calcext:value-type="float">
            <text:p>0.3119116</text:p>
          </table:table-cell>
          <table:table-cell office:value-type="float" office:value="0.43624" calcext:value-type="float">
            <text:p>0.43624</text:p>
          </table:table-cell>
          <table:table-cell office:value-type="float" office:value="-0.0126608" calcext:value-type="float">
            <text:p>-0.0126608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" calcext:value-type="float">
            <text:p>0.250135</text:p>
          </table:table-cell>
          <table:table-cell office:value-type="float" office:value="0.0219024" calcext:value-type="float">
            <text:p>0.0219024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" calcext:value-type="float">
            <text:p>0.250135</text:p>
          </table:table-cell>
          <table:table-cell office:value-type="float" office:value="0.0281024" calcext:value-type="float">
            <text:p>0.0281024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" calcext:value-type="float">
            <text:p>0.250135</text:p>
          </table:table-cell>
          <table:table-cell office:value-type="float" office:value="0.0343024" calcext:value-type="float">
            <text:p>0.0343024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1" calcext:value-type="float">
            <text:p>0.2501351</text:p>
          </table:table-cell>
          <table:table-cell office:value-type="float" office:value="0.0405024" calcext:value-type="float">
            <text:p>0.0405024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1" calcext:value-type="float">
            <text:p>0.2501351</text:p>
          </table:table-cell>
          <table:table-cell office:value-type="float" office:value="0.0467024" calcext:value-type="float">
            <text:p>0.0467024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1" calcext:value-type="float">
            <text:p>0.2501351</text:p>
          </table:table-cell>
          <table:table-cell office:value-type="float" office:value="0.0529024" calcext:value-type="float">
            <text:p>0.0529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219024" calcext:value-type="float">
            <text:p>0.0219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281024" calcext:value-type="float">
            <text:p>0.0281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343024" calcext:value-type="float">
            <text:p>0.0343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405024" calcext:value-type="float">
            <text:p>0.0405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467024" calcext:value-type="float">
            <text:p>0.0467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529024" calcext:value-type="float">
            <text:p>0.0529024</text:p>
          </table:table-cell>
        </table:table-row>
        <table:table-row table:style-name="ro1">
          <table:table-cell office:value-type="string" calcext:value-type="string">
            <text:p>z_rot_minus_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5-07-09 13:05:30</text:p>
          </table:table-cell>
          <table:table-cell office:value-type="float" office:value="-0.0005217" calcext:value-type="float">
            <text:p>-0.0005217</text:p>
          </table:table-cell>
          <table:table-cell office:value-type="float" office:value="0.6914007" calcext:value-type="float">
            <text:p>0.6914007</text:p>
          </table:table-cell>
          <table:table-cell office:value-type="float" office:value="0.690879" calcext:value-type="float">
            <text:p>0.690879</text:p>
          </table:table-cell>
          <table:table-cell office:value-type="float" office:value="0.2473563" calcext:value-type="float">
            <text:p>0.2473563</text:p>
          </table:table-cell>
          <table:table-cell office:value-type="float" office:value="0.0386158" calcext:value-type="float">
            <text:p>0.0386158</text:p>
          </table:table-cell>
          <table:table-cell office:value-type="float" office:value="10" calcext:value-type="float">
            <text:p>10</text:p>
          </table:table-cell>
          <table:table-cell office:value-type="float" office:value="1.15455996990204" calcext:value-type="float">
            <text:p>1.15455996990204</text:p>
          </table:table-cell>
          <table:table-cell office:value-type="float" office:value="0.223425403237343" calcext:value-type="float">
            <text:p>0.223425403237343</text:p>
          </table:table-cell>
          <table:table-cell office:value-type="float" office:value="0.931134566664696" calcext:value-type="float">
            <text:p>0.931134566664696</text:p>
          </table:table-cell>
          <table:table-cell office:value-type="float" office:value="0.552534855902195" calcext:value-type="float">
            <text:p>0.552534855902195</text:p>
          </table:table-cell>
          <table:table-cell office:value-type="float" office:value="0.34674904577632" calcext:value-type="float">
            <text:p>0.34674904577632</text:p>
          </table:table-cell>
          <table:table-cell office:value-type="float" office:value="0.458124160766602" calcext:value-type="float">
            <text:p>0.458124160766602</text:p>
          </table:table-cell>
          <table:table-cell office:value-type="float" office:value="0.646945551037788" calcext:value-type="float">
            <text:p>0.646945551037788</text:p>
          </table:table-cell>
          <table:table-cell office:value-type="float" office:value="0.188821390271187" calcext:value-type="float">
            <text:p>0.188821390271187</text:p>
          </table:table-cell>
          <table:table-cell office:value-type="float" office:value="0.3420384" calcext:value-type="float">
            <text:p>0.3420384</text:p>
          </table:table-cell>
          <table:table-cell office:value-type="float" office:value="0.26199" calcext:value-type="float">
            <text:p>0.26199</text:p>
          </table:table-cell>
          <table:table-cell office:value-type="float" office:value="0.34973" calcext:value-type="float">
            <text:p>0.34973</text:p>
          </table:table-cell>
          <table:table-cell office:value-type="float" office:value="0.5534262" calcext:value-type="float">
            <text:p>0.5534262</text:p>
          </table:table-cell>
          <table:table-cell office:value-type="float" office:value="0.7834362" calcext:value-type="float">
            <text:p>0.7834362</text:p>
          </table:table-cell>
          <table:table-cell office:value-type="float" office:value="0.0262646" calcext:value-type="float">
            <text:p>0.0262646</text:p>
          </table:table-cell>
          <table:table-cell office:value-type="float" office:value="0.2234254" calcext:value-type="float">
            <text:p>0.2234254</text:p>
          </table:table-cell>
          <table:table-cell office:value-type="float" office:value="0.3037608" calcext:value-type="float">
            <text:p>0.3037608</text:p>
          </table:table-cell>
          <table:table-cell office:value-type="float" office:value="0.44034" calcext:value-type="float">
            <text:p>0.44034</text:p>
          </table:table-cell>
          <table:table-cell office:value-type="float" office:value="1.1126416" calcext:value-type="float">
            <text:p>1.1126416</text:p>
          </table:table-cell>
          <table:table-cell office:value-type="float" office:value="1.15456" calcext:value-type="float">
            <text:p>1.15456</text:p>
          </table:table-cell>
          <table:table-cell office:value-type="float" office:value="-0.0126608" calcext:value-type="float">
            <text:p>-0.0126608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59" calcext:value-type="float">
            <text:p>0.2467259</text:p>
          </table:table-cell>
          <table:table-cell office:value-type="float" office:value="0.0219009" calcext:value-type="float">
            <text:p>0.021900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" calcext:value-type="float">
            <text:p>0.246726</text:p>
          </table:table-cell>
          <table:table-cell office:value-type="float" office:value="0.0281009" calcext:value-type="float">
            <text:p>0.028100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" calcext:value-type="float">
            <text:p>0.246726</text:p>
          </table:table-cell>
          <table:table-cell office:value-type="float" office:value="0.0343009" calcext:value-type="float">
            <text:p>0.034300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" calcext:value-type="float">
            <text:p>0.246726</text:p>
          </table:table-cell>
          <table:table-cell office:value-type="float" office:value="0.0405009" calcext:value-type="float">
            <text:p>0.040500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" calcext:value-type="float">
            <text:p>0.246726</text:p>
          </table:table-cell>
          <table:table-cell office:value-type="float" office:value="0.0467009" calcext:value-type="float">
            <text:p>0.046700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1" calcext:value-type="float">
            <text:p>0.2467261</text:p>
          </table:table-cell>
          <table:table-cell office:value-type="float" office:value="0.0529009" calcext:value-type="float">
            <text:p>0.0529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6" calcext:value-type="float">
            <text:p>0.2478026</text:p>
          </table:table-cell>
          <table:table-cell office:value-type="float" office:value="0.0219009" calcext:value-type="float">
            <text:p>0.0219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6" calcext:value-type="float">
            <text:p>0.2478026</text:p>
          </table:table-cell>
          <table:table-cell office:value-type="float" office:value="0.0281009" calcext:value-type="float">
            <text:p>0.0281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6" calcext:value-type="float">
            <text:p>0.2478026</text:p>
          </table:table-cell>
          <table:table-cell office:value-type="float" office:value="0.0343009" calcext:value-type="float">
            <text:p>0.0343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7" calcext:value-type="float">
            <text:p>0.2478027</text:p>
          </table:table-cell>
          <table:table-cell office:value-type="float" office:value="0.0405009" calcext:value-type="float">
            <text:p>0.0405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7" calcext:value-type="float">
            <text:p>0.2478027</text:p>
          </table:table-cell>
          <table:table-cell office:value-type="float" office:value="0.0467009" calcext:value-type="float">
            <text:p>0.0467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7" calcext:value-type="float">
            <text:p>0.2478027</text:p>
          </table:table-cell>
          <table:table-cell office:value-type="float" office:value="0.0529009" calcext:value-type="float">
            <text:p>0.0529009</text:p>
          </table:table-cell>
        </table:table-row>
        <table:table-row table:style-name="ro1">
          <table:table-cell office:value-type="string" calcext:value-type="string">
            <text:p>z_rot_minus_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5-07-09 13:05:43</text:p>
          </table:table-cell>
          <table:table-cell office:value-type="float" office:value="-0.0005567" calcext:value-type="float">
            <text:p>-0.0005567</text:p>
          </table:table-cell>
          <table:table-cell office:value-type="float" office:value="0.6907343" calcext:value-type="float">
            <text:p>0.6907343</text:p>
          </table:table-cell>
          <table:table-cell office:value-type="float" office:value="0.6901775" calcext:value-type="float">
            <text:p>0.6901775</text:p>
          </table:table-cell>
          <table:table-cell office:value-type="float" office:value="0.2476579" calcext:value-type="float">
            <text:p>0.2476579</text:p>
          </table:table-cell>
          <table:table-cell office:value-type="float" office:value="0.0383753" calcext:value-type="float">
            <text:p>0.0383753</text:p>
          </table:table-cell>
          <table:table-cell office:value-type="float" office:value="10" calcext:value-type="float">
            <text:p>10</text:p>
          </table:table-cell>
          <table:table-cell office:value-type="float" office:value="1.16840159893036" calcext:value-type="float">
            <text:p>1.16840159893036</text:p>
          </table:table-cell>
          <table:table-cell office:value-type="float" office:value="0.239825397729874" calcext:value-type="float">
            <text:p>0.239825397729874</text:p>
          </table:table-cell>
          <table:table-cell office:value-type="float" office:value="0.928576201200485" calcext:value-type="float">
            <text:p>0.928576201200485</text:p>
          </table:table-cell>
          <table:table-cell office:value-type="float" office:value="0.550443854928017" calcext:value-type="float">
            <text:p>0.550443854928017</text:p>
          </table:table-cell>
          <table:table-cell office:value-type="float" office:value="0.336003514229678" calcext:value-type="float">
            <text:p>0.336003514229678</text:p>
          </table:table-cell>
          <table:table-cell office:value-type="float" office:value="0.445250159502029" calcext:value-type="float">
            <text:p>0.445250159502029</text:p>
          </table:table-cell>
          <table:table-cell office:value-type="float" office:value="0.655637550354004" calcext:value-type="float">
            <text:p>0.655637550354004</text:p>
          </table:table-cell>
          <table:table-cell office:value-type="float" office:value="0.210387390851975" calcext:value-type="float">
            <text:p>0.210387390851975</text:p>
          </table:table-cell>
          <table:table-cell office:value-type="float" office:value="0.3362984" calcext:value-type="float">
            <text:p>0.3362984</text:p>
          </table:table-cell>
          <table:table-cell office:value-type="float" office:value="0.24682" calcext:value-type="float">
            <text:p>0.24682</text:p>
          </table:table-cell>
          <table:table-cell office:value-type="float" office:value="0.33497" calcext:value-type="float">
            <text:p>0.33497</text:p>
          </table:table-cell>
          <table:table-cell office:value-type="float" office:value="0.5325162" calcext:value-type="float">
            <text:p>0.5325162</text:p>
          </table:table-cell>
          <table:table-cell office:value-type="float" office:value="0.7756462" calcext:value-type="float">
            <text:p>0.7756462</text:p>
          </table:table-cell>
          <table:table-cell office:value-type="float" office:value="0.0283146" calcext:value-type="float">
            <text:p>0.0283146</text:p>
          </table:table-cell>
          <table:table-cell office:value-type="float" office:value="0.2398254" calcext:value-type="float">
            <text:p>0.2398254</text:p>
          </table:table-cell>
          <table:table-cell office:value-type="float" office:value="0.3287708" calcext:value-type="float">
            <text:p>0.3287708</text:p>
          </table:table-cell>
          <table:table-cell office:value-type="float" office:value="0.49118" calcext:value-type="float">
            <text:p>0.49118</text:p>
          </table:table-cell>
          <table:table-cell office:value-type="float" office:value="1.1684016" calcext:value-type="float">
            <text:p>1.1684016</text:p>
          </table:table-cell>
          <table:table-cell office:value-type="float" office:value="1.05001" calcext:value-type="float">
            <text:p>1.05001</text:p>
          </table:table-cell>
          <table:table-cell office:value-type="float" office:value="-0.0089708" calcext:value-type="float">
            <text:p>-0.0089708</text:p>
          </table:table-cell>
          <table:table-cell office:value-type="float" office:value="0.6936474" calcext:value-type="float">
            <text:p>0.6936474</text:p>
          </table:table-cell>
          <table:table-cell office:value-type="float" office:value="0.2463952" calcext:value-type="float">
            <text:p>0.2463952</text:p>
          </table:table-cell>
          <table:table-cell office:value-type="float" office:value="0.0218929" calcext:value-type="float">
            <text:p>0.0218929</text:p>
          </table:table-cell>
          <table:table-cell office:value-type="float" office:value="0.6936473" calcext:value-type="float">
            <text:p>0.6936473</text:p>
          </table:table-cell>
          <table:table-cell office:value-type="float" office:value="0.2463951" calcext:value-type="float">
            <text:p>0.2463951</text:p>
          </table:table-cell>
          <table:table-cell office:value-type="float" office:value="0.0280929" calcext:value-type="float">
            <text:p>0.0280929</text:p>
          </table:table-cell>
          <table:table-cell office:value-type="float" office:value="0.6936473" calcext:value-type="float">
            <text:p>0.6936473</text:p>
          </table:table-cell>
          <table:table-cell office:value-type="float" office:value="0.2463951" calcext:value-type="float">
            <text:p>0.2463951</text:p>
          </table:table-cell>
          <table:table-cell office:value-type="float" office:value="0.0342929" calcext:value-type="float">
            <text:p>0.0342929</text:p>
          </table:table-cell>
          <table:table-cell office:value-type="float" office:value="0.6936473" calcext:value-type="float">
            <text:p>0.6936473</text:p>
          </table:table-cell>
          <table:table-cell office:value-type="float" office:value="0.246395" calcext:value-type="float">
            <text:p>0.246395</text:p>
          </table:table-cell>
          <table:table-cell office:value-type="float" office:value="0.0404929" calcext:value-type="float">
            <text:p>0.0404929</text:p>
          </table:table-cell>
          <table:table-cell office:value-type="float" office:value="0.6936473" calcext:value-type="float">
            <text:p>0.6936473</text:p>
          </table:table-cell>
          <table:table-cell office:value-type="float" office:value="0.246395" calcext:value-type="float">
            <text:p>0.246395</text:p>
          </table:table-cell>
          <table:table-cell office:value-type="float" office:value="0.0466929" calcext:value-type="float">
            <text:p>0.0466929</text:p>
          </table:table-cell>
          <table:table-cell office:value-type="float" office:value="0.6936472" calcext:value-type="float">
            <text:p>0.6936472</text:p>
          </table:table-cell>
          <table:table-cell office:value-type="float" office:value="0.246395" calcext:value-type="float">
            <text:p>0.246395</text:p>
          </table:table-cell>
          <table:table-cell office:value-type="float" office:value="0.0528929" calcext:value-type="float">
            <text:p>0.0528929</text:p>
          </table:table-cell>
          <table:table-cell office:value-type="float" office:value="0.6878213" calcext:value-type="float">
            <text:p>0.6878213</text:p>
          </table:table-cell>
          <table:table-cell office:value-type="float" office:value="0.2485157" calcext:value-type="float">
            <text:p>0.2485157</text:p>
          </table:table-cell>
          <table:table-cell office:value-type="float" office:value="0.0218929" calcext:value-type="float">
            <text:p>0.0218929</text:p>
          </table:table-cell>
          <table:table-cell office:value-type="float" office:value="0.6878212" calcext:value-type="float">
            <text:p>0.6878212</text:p>
          </table:table-cell>
          <table:table-cell office:value-type="float" office:value="0.2485156" calcext:value-type="float">
            <text:p>0.2485156</text:p>
          </table:table-cell>
          <table:table-cell office:value-type="float" office:value="0.0280929" calcext:value-type="float">
            <text:p>0.0280929</text:p>
          </table:table-cell>
          <table:table-cell office:value-type="float" office:value="0.6878212" calcext:value-type="float">
            <text:p>0.6878212</text:p>
          </table:table-cell>
          <table:table-cell office:value-type="float" office:value="0.2485156" calcext:value-type="float">
            <text:p>0.2485156</text:p>
          </table:table-cell>
          <table:table-cell office:value-type="float" office:value="0.0342929" calcext:value-type="float">
            <text:p>0.0342929</text:p>
          </table:table-cell>
          <table:table-cell office:value-type="float" office:value="0.6878212" calcext:value-type="float">
            <text:p>0.6878212</text:p>
          </table:table-cell>
          <table:table-cell office:value-type="float" office:value="0.2485156" calcext:value-type="float">
            <text:p>0.2485156</text:p>
          </table:table-cell>
          <table:table-cell office:value-type="float" office:value="0.0404929" calcext:value-type="float">
            <text:p>0.0404929</text:p>
          </table:table-cell>
          <table:table-cell office:value-type="float" office:value="0.6878212" calcext:value-type="float">
            <text:p>0.6878212</text:p>
          </table:table-cell>
          <table:table-cell office:value-type="float" office:value="0.2485155" calcext:value-type="float">
            <text:p>0.2485155</text:p>
          </table:table-cell>
          <table:table-cell office:value-type="float" office:value="0.0466929" calcext:value-type="float">
            <text:p>0.0466929</text:p>
          </table:table-cell>
          <table:table-cell office:value-type="float" office:value="0.6878211" calcext:value-type="float">
            <text:p>0.6878211</text:p>
          </table:table-cell>
          <table:table-cell office:value-type="float" office:value="0.2485155" calcext:value-type="float">
            <text:p>0.2485155</text:p>
          </table:table-cell>
          <table:table-cell office:value-type="float" office:value="0.0528929" calcext:value-type="float">
            <text:p>0.0528929</text:p>
          </table:table-cell>
        </table:table-row>
        <table:table-row table:style-name="ro1">
          <table:table-cell office:value-type="string" calcext:value-type="string">
            <text:p>z_rot_minus_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5-07-09 13:05:56</text:p>
          </table:table-cell>
          <table:table-cell office:value-type="float" office:value="-0.0005584" calcext:value-type="float">
            <text:p>-0.0005584</text:p>
          </table:table-cell>
          <table:table-cell office:value-type="float" office:value="0.6901011" calcext:value-type="float">
            <text:p>0.6901011</text:p>
          </table:table-cell>
          <table:table-cell office:value-type="float" office:value="0.6895427" calcext:value-type="float">
            <text:p>0.6895427</text:p>
          </table:table-cell>
          <table:table-cell office:value-type="float" office:value="0.2480692" calcext:value-type="float">
            <text:p>0.2480692</text:p>
          </table:table-cell>
          <table:table-cell office:value-type="float" office:value="0.037412" calcext:value-type="float">
            <text:p>0.037412</text:p>
          </table:table-cell>
          <table:table-cell office:value-type="float" office:value="10" calcext:value-type="float">
            <text:p>10</text:p>
          </table:table-cell>
          <table:table-cell office:value-type="float" office:value="1.33609163761139" calcext:value-type="float">
            <text:p>1.33609163761139</text:p>
          </table:table-cell>
          <table:table-cell office:value-type="float" office:value="0.255840003490448" calcext:value-type="float">
            <text:p>0.255840003490448</text:p>
          </table:table-cell>
          <table:table-cell office:value-type="float" office:value="1.08025163412094" calcext:value-type="float">
            <text:p>1.08025163412094</text:p>
          </table:table-cell>
          <table:table-cell office:value-type="float" office:value="0.551919862627983" calcext:value-type="float">
            <text:p>0.551919862627983</text:p>
          </table:table-cell>
          <table:table-cell office:value-type="float" office:value="0.32502963865429" calcext:value-type="float">
            <text:p>0.32502963865429</text:p>
          </table:table-cell>
          <table:table-cell office:value-type="float" office:value="0.437132167816162" calcext:value-type="float">
            <text:p>0.437132167816162</text:p>
          </table:table-cell>
          <table:table-cell office:value-type="float" office:value="0.666707557439804" calcext:value-type="float">
            <text:p>0.666707557439804</text:p>
          </table:table-cell>
          <table:table-cell office:value-type="float" office:value="0.229575389623642" calcext:value-type="float">
            <text:p>0.229575389623642</text:p>
          </table:table-cell>
          <table:table-cell office:value-type="float" office:value="0.3674584" calcext:value-type="float">
            <text:p>0.3674584</text:p>
          </table:table-cell>
          <table:table-cell office:value-type="float" office:value="0.25584" calcext:value-type="float">
            <text:p>0.25584</text:p>
          </table:table-cell>
          <table:table-cell office:value-type="float" office:value="0.33046" calcext:value-type="float">
            <text:p>0.33046</text:p>
          </table:table-cell>
          <table:table-cell office:value-type="float" office:value="0.4693762" calcext:value-type="float">
            <text:p>0.4693762</text:p>
          </table:table-cell>
          <table:table-cell office:value-type="float" office:value="0.7625262" calcext:value-type="float">
            <text:p>0.7625262</text:p>
          </table:table-cell>
          <table:table-cell office:value-type="float" office:value="0.0303646" calcext:value-type="float">
            <text:p>0.0303646</text:p>
          </table:table-cell>
          <table:table-cell office:value-type="float" office:value="0.3000954" calcext:value-type="float">
            <text:p>0.3000954</text:p>
          </table:table-cell>
          <table:table-cell office:value-type="float" office:value="0.4074908" calcext:value-type="float">
            <text:p>0.4074908</text:p>
          </table:table-cell>
          <table:table-cell office:value-type="float" office:value="0.56621" calcext:value-type="float">
            <text:p>0.56621</text:p>
          </table:table-cell>
          <table:table-cell office:value-type="float" office:value="1.3360916" calcext:value-type="float">
            <text:p>1.3360916</text:p>
          </table:table-cell>
          <table:table-cell office:value-type="float" office:value="0.72365" calcext:value-type="float">
            <text:p>0.72365</text:p>
          </table:table-cell>
          <table:table-cell office:value-type="float" office:value="-0.0077408" calcext:value-type="float">
            <text:p>-0.007740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218898" calcext:value-type="float">
            <text:p>0.021889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280898" calcext:value-type="float">
            <text:p>0.028089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342898" calcext:value-type="float">
            <text:p>0.034289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404898" calcext:value-type="float">
            <text:p>0.040489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466898" calcext:value-type="float">
            <text:p>0.046689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528898" calcext:value-type="float">
            <text:p>0.0528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218898" calcext:value-type="float">
            <text:p>0.0218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280898" calcext:value-type="float">
            <text:p>0.0280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342898" calcext:value-type="float">
            <text:p>0.0342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404898" calcext:value-type="float">
            <text:p>0.0404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466898" calcext:value-type="float">
            <text:p>0.0466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528898" calcext:value-type="float">
            <text:p>0.0528898</text:p>
          </table:table-cell>
        </table:table-row>
        <table:table-row table:style-name="ro1">
          <table:table-cell office:value-type="string" calcext:value-type="string">
            <text:p>z_rot_minus_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5-07-09 13:06:09</text:p>
          </table:table-cell>
          <table:table-cell office:value-type="float" office:value="-0.0005847" calcext:value-type="float">
            <text:p>-0.0005847</text:p>
          </table:table-cell>
          <table:table-cell office:value-type="float" office:value="0.6895241" calcext:value-type="float">
            <text:p>0.6895241</text:p>
          </table:table-cell>
          <table:table-cell office:value-type="float" office:value="0.6889394" calcext:value-type="float">
            <text:p>0.6889394</text:p>
          </table:table-cell>
          <table:table-cell office:value-type="float" office:value="0.2486368" calcext:value-type="float">
            <text:p>0.2486368</text:p>
          </table:table-cell>
          <table:table-cell office:value-type="float" office:value="0.0367401" calcext:value-type="float">
            <text:p>0.0367401</text:p>
          </table:table-cell>
          <table:table-cell office:value-type="float" office:value="10" calcext:value-type="float">
            <text:p>10</text:p>
          </table:table-cell>
          <table:table-cell office:value-type="float" office:value="1.34962165355682" calcext:value-type="float">
            <text:p>1.34962165355682</text:p>
          </table:table-cell>
          <table:table-cell office:value-type="float" office:value="0.253380000591278" calcext:value-type="float">
            <text:p>0.253380000591278</text:p>
          </table:table-cell>
          <table:table-cell office:value-type="float" office:value="1.09624165296555" calcext:value-type="float">
            <text:p>1.09624165296555</text:p>
          </table:table-cell>
          <table:table-cell office:value-type="float" office:value="0.533469870686531" calcext:value-type="float">
            <text:p>0.533469870686531</text:p>
          </table:table-cell>
          <table:table-cell office:value-type="float" office:value="0.313329312086405" calcext:value-type="float">
            <text:p>0.313329312086405</text:p>
          </table:table-cell>
          <table:table-cell office:value-type="float" office:value="0.402118164300919" calcext:value-type="float">
            <text:p>0.402118164300919</text:p>
          </table:table-cell>
          <table:table-cell office:value-type="float" office:value="0.664821577072143" calcext:value-type="float">
            <text:p>0.664821577072143</text:p>
          </table:table-cell>
          <table:table-cell office:value-type="float" office:value="0.262703412771225" calcext:value-type="float">
            <text:p>0.262703412771225</text:p>
          </table:table-cell>
          <table:table-cell office:value-type="float" office:value="0.3567984" calcext:value-type="float">
            <text:p>0.3567984</text:p>
          </table:table-cell>
          <table:table-cell office:value-type="float" office:value="0.25338" calcext:value-type="float">
            <text:p>0.25338</text:p>
          </table:table-cell>
          <table:table-cell office:value-type="float" office:value="0.32882" calcext:value-type="float">
            <text:p>0.32882</text:p>
          </table:table-cell>
          <table:table-cell office:value-type="float" office:value="0.4496962" calcext:value-type="float">
            <text:p>0.4496962</text:p>
          </table:table-cell>
          <table:table-cell office:value-type="float" office:value="0.6218962" calcext:value-type="float">
            <text:p>0.6218962</text:p>
          </table:table-cell>
          <table:table-cell office:value-type="float" office:value="0.0303646" calcext:value-type="float">
            <text:p>0.0303646</text:p>
          </table:table-cell>
          <table:table-cell office:value-type="float" office:value="0.3374054" calcext:value-type="float">
            <text:p>0.3374054</text:p>
          </table:table-cell>
          <table:table-cell office:value-type="float" office:value="0.4562808" calcext:value-type="float">
            <text:p>0.4562808</text:p>
          </table:table-cell>
          <table:table-cell office:value-type="float" office:value="0.60065" calcext:value-type="float">
            <text:p>0.60065</text:p>
          </table:table-cell>
          <table:table-cell office:value-type="float" office:value="1.3496217" calcext:value-type="float">
            <text:p>1.3496217</text:p>
          </table:table-cell>
          <table:table-cell office:value-type="float" office:value="0.58015" calcext:value-type="float">
            <text:p>0.58015</text:p>
          </table:table-cell>
          <table:table-cell office:value-type="float" office:value="-0.0097908" calcext:value-type="float">
            <text:p>-0.0097908</text:p>
          </table:table-cell>
          <table:table-cell office:value-type="float" office:value="0.6918988" calcext:value-type="float">
            <text:p>0.6918988</text:p>
          </table:table-cell>
          <table:table-cell office:value-type="float" office:value="0.2461535" calcext:value-type="float">
            <text:p>0.2461535</text:p>
          </table:table-cell>
          <table:table-cell office:value-type="float" office:value="0.0218933" calcext:value-type="float">
            <text:p>0.0218933</text:p>
          </table:table-cell>
          <table:table-cell office:value-type="float" office:value="0.6918989" calcext:value-type="float">
            <text:p>0.6918989</text:p>
          </table:table-cell>
          <table:table-cell office:value-type="float" office:value="0.2461535" calcext:value-type="float">
            <text:p>0.2461535</text:p>
          </table:table-cell>
          <table:table-cell office:value-type="float" office:value="0.0280933" calcext:value-type="float">
            <text:p>0.0280933</text:p>
          </table:table-cell>
          <table:table-cell office:value-type="float" office:value="0.6918989" calcext:value-type="float">
            <text:p>0.6918989</text:p>
          </table:table-cell>
          <table:table-cell office:value-type="float" office:value="0.2461536" calcext:value-type="float">
            <text:p>0.2461536</text:p>
          </table:table-cell>
          <table:table-cell office:value-type="float" office:value="0.0342933" calcext:value-type="float">
            <text:p>0.0342933</text:p>
          </table:table-cell>
          <table:table-cell office:value-type="float" office:value="0.6918989" calcext:value-type="float">
            <text:p>0.6918989</text:p>
          </table:table-cell>
          <table:table-cell office:value-type="float" office:value="0.2461536" calcext:value-type="float">
            <text:p>0.2461536</text:p>
          </table:table-cell>
          <table:table-cell office:value-type="float" office:value="0.0404933" calcext:value-type="float">
            <text:p>0.0404933</text:p>
          </table:table-cell>
          <table:table-cell office:value-type="float" office:value="0.6918989" calcext:value-type="float">
            <text:p>0.6918989</text:p>
          </table:table-cell>
          <table:table-cell office:value-type="float" office:value="0.2461536" calcext:value-type="float">
            <text:p>0.2461536</text:p>
          </table:table-cell>
          <table:table-cell office:value-type="float" office:value="0.0466933" calcext:value-type="float">
            <text:p>0.0466933</text:p>
          </table:table-cell>
          <table:table-cell office:value-type="float" office:value="0.6918989" calcext:value-type="float">
            <text:p>0.6918989</text:p>
          </table:table-cell>
          <table:table-cell office:value-type="float" office:value="0.2461536" calcext:value-type="float">
            <text:p>0.2461536</text:p>
          </table:table-cell>
          <table:table-cell office:value-type="float" office:value="0.0528933" calcext:value-type="float">
            <text:p>0.0528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8" calcext:value-type="float">
            <text:p>0.2501388</text:p>
          </table:table-cell>
          <table:table-cell office:value-type="float" office:value="0.0218933" calcext:value-type="float">
            <text:p>0.0218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8" calcext:value-type="float">
            <text:p>0.2501388</text:p>
          </table:table-cell>
          <table:table-cell office:value-type="float" office:value="0.0280933" calcext:value-type="float">
            <text:p>0.0280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8" calcext:value-type="float">
            <text:p>0.2501388</text:p>
          </table:table-cell>
          <table:table-cell office:value-type="float" office:value="0.0342933" calcext:value-type="float">
            <text:p>0.0342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9" calcext:value-type="float">
            <text:p>0.2501389</text:p>
          </table:table-cell>
          <table:table-cell office:value-type="float" office:value="0.0404933" calcext:value-type="float">
            <text:p>0.0404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9" calcext:value-type="float">
            <text:p>0.2501389</text:p>
          </table:table-cell>
          <table:table-cell office:value-type="float" office:value="0.0466933" calcext:value-type="float">
            <text:p>0.0466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9" calcext:value-type="float">
            <text:p>0.2501389</text:p>
          </table:table-cell>
          <table:table-cell office:value-type="float" office:value="0.0528933" calcext:value-type="float">
            <text:p>0.05289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7-09T13:08:50.729320926</dc:date>
    <meta:editing-duration>PT1M21S</meta:editing-duration>
    <meta:editing-cycles>1</meta:editing-cycles>
    <meta:document-statistic meta:table-count="1" meta:cell-count="2800" meta:object-count="0"/>
  </office:meta>
</office:document-meta>
</file>